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e835c0" officeooo:paragraph-rsid="45e835c0" style:font-style-asian="italic" style:font-style-complex="italic"/>
    </style:style>
    <style:style style:name="P15" style:family="paragraph" style:parent-style-name="Text_20_body">
      <style:text-properties fo:font-style="italic" officeooo:rsid="44b458af" officeooo:paragraph-rsid="45e835c0" style:font-style-asian="italic" style:font-style-complex="italic"/>
    </style:style>
    <style:style style:name="P16" style:family="paragraph" style:parent-style-name="Text_20_body">
      <style:text-properties fo:font-style="italic" officeooo:rsid="44b458af" officeooo:paragraph-rsid="46526ef8" style:font-style-asian="italic" style:font-style-complex="italic"/>
    </style:style>
    <style:style style:name="P17" style:family="paragraph" style:parent-style-name="Text_20_body">
      <style:text-properties fo:font-style="italic" officeooo:rsid="44b458af" officeooo:paragraph-rsid="4750f386" style:font-style-asian="italic" style:font-style-complex="italic"/>
    </style:style>
    <style:style style:name="P18" style:family="paragraph" style:parent-style-name="Text_20_body">
      <style:text-properties fo:font-style="italic" officeooo:rsid="44b458af" officeooo:paragraph-rsid="4755ea7c" style:font-style-asian="italic" style:font-style-complex="italic"/>
    </style:style>
    <style:style style:name="P19" style:family="paragraph" style:parent-style-name="Text_20_body">
      <style:text-properties fo:font-style="italic" officeooo:rsid="44b458af" officeooo:paragraph-rsid="4756162f" style:font-style-asian="italic" style:font-style-complex="italic"/>
    </style:style>
    <style:style style:name="P20" style:family="paragraph" style:parent-style-name="Text_20_body">
      <style:text-properties fo:font-style="italic" officeooo:rsid="44b458af" officeooo:paragraph-rsid="475898c6" style:font-style-asian="italic" style:font-style-complex="italic"/>
    </style:style>
    <style:style style:name="P21" style:family="paragraph" style:parent-style-name="Text_20_body">
      <style:text-properties fo:font-style="italic" officeooo:rsid="452a4f34" officeooo:paragraph-rsid="452a4f34" style:font-style-asian="italic" style:font-style-complex="italic"/>
    </style:style>
    <style:style style:name="P22" style:family="paragraph" style:parent-style-name="Text_20_body">
      <style:text-properties fo:font-style="italic" officeooo:rsid="45ef7222" officeooo:paragraph-rsid="45ef7222" style:font-style-asian="italic" style:font-style-complex="italic"/>
    </style:style>
    <style:style style:name="P23" style:family="paragraph" style:parent-style-name="Text_20_body">
      <style:text-properties fo:font-style="italic" officeooo:rsid="450ff93b" officeooo:paragraph-rsid="450ff93b" style:font-style-asian="italic" style:font-style-complex="italic"/>
    </style:style>
    <style:style style:name="P24" style:family="paragraph" style:parent-style-name="Text_20_body">
      <style:text-properties fo:font-style="italic" officeooo:rsid="45f6638d" officeooo:paragraph-rsid="45f6638d" style:font-style-asian="italic" style:font-style-complex="italic"/>
    </style:style>
    <style:style style:name="P25" style:family="paragraph" style:parent-style-name="Text_20_body">
      <style:text-properties fo:font-style="italic" officeooo:rsid="45f79d37" officeooo:paragraph-rsid="45f79d37" style:font-style-asian="italic" style:font-style-complex="italic"/>
    </style:style>
    <style:style style:name="P26" style:family="paragraph" style:parent-style-name="Text_20_body">
      <style:text-properties fo:font-style="italic" officeooo:rsid="46427219" officeooo:paragraph-rsid="46427219" style:font-style-asian="italic" style:font-style-complex="italic"/>
    </style:style>
    <style:style style:name="P27" style:family="paragraph" style:parent-style-name="Text_20_body">
      <style:text-properties fo:font-style="italic" officeooo:rsid="452437d1" officeooo:paragraph-rsid="453d6e7a" style:font-style-asian="italic" style:font-style-complex="italic"/>
    </style:style>
    <style:style style:name="P28" style:family="paragraph" style:parent-style-name="Text_20_body">
      <style:text-properties fo:font-style="italic" officeooo:rsid="45e340d4" officeooo:paragraph-rsid="45e340d4" style:font-style-asian="italic" style:font-style-complex="italic"/>
    </style:style>
    <style:style style:name="P29" style:family="paragraph" style:parent-style-name="Text_20_body">
      <style:text-properties fo:font-style="italic" officeooo:rsid="4641a33e" officeooo:paragraph-rsid="4641a33e" style:font-style-asian="italic" style:font-style-complex="italic"/>
    </style:style>
    <style:style style:name="P30" style:family="paragraph" style:parent-style-name="Text_20_body">
      <style:text-properties fo:font-style="italic" officeooo:rsid="45dfea86" officeooo:paragraph-rsid="46b223b4" style:font-style-asian="italic" style:font-style-complex="italic"/>
    </style:style>
    <style:style style:name="P31" style:family="paragraph" style:parent-style-name="Text_20_body">
      <style:text-properties fo:font-style="italic" officeooo:rsid="46b362dc" officeooo:paragraph-rsid="46b4e834" style:font-style-asian="italic" style:font-style-complex="italic"/>
    </style:style>
    <style:style style:name="P32" style:family="paragraph" style:parent-style-name="Text_20_body">
      <style:text-properties fo:font-style="italic" officeooo:rsid="46b80a21" officeooo:paragraph-rsid="46b80a21" style:font-style-asian="italic" style:font-style-complex="italic"/>
    </style:style>
    <style:style style:name="P33" style:family="paragraph" style:parent-style-name="Text_20_body">
      <style:text-properties fo:font-style="italic" officeooo:rsid="46bfa048" officeooo:paragraph-rsid="46bfa048" style:font-style-asian="italic" style:font-style-complex="italic"/>
    </style:style>
    <style:style style:name="P34" style:family="paragraph" style:parent-style-name="Text_20_body">
      <style:text-properties fo:font-style="italic" officeooo:rsid="46da8525" officeooo:paragraph-rsid="46da8525" style:font-style-asian="italic" style:font-style-complex="italic"/>
    </style:style>
    <style:style style:name="P35" style:family="paragraph" style:parent-style-name="Text_20_body">
      <style:text-properties fo:font-style="italic" officeooo:rsid="46204b98" officeooo:paragraph-rsid="46204b98" style:font-style-asian="italic" style:font-style-complex="italic"/>
    </style:style>
    <style:style style:name="P36" style:family="paragraph" style:parent-style-name="Text_20_body">
      <style:text-properties fo:font-style="italic" officeooo:rsid="46b6ca99" officeooo:paragraph-rsid="46b6ca99" style:font-style-asian="italic" style:font-style-complex="italic"/>
    </style:style>
    <style:style style:name="P37" style:family="paragraph" style:parent-style-name="Text_20_body">
      <style:text-properties fo:font-style="italic" officeooo:rsid="46b6ca99" officeooo:paragraph-rsid="4755ea7c" style:font-style-asian="italic" style:font-style-complex="italic"/>
    </style:style>
    <style:style style:name="P38" style:family="paragraph" style:parent-style-name="Text_20_body">
      <style:text-properties fo:font-style="italic" officeooo:rsid="47149701" officeooo:paragraph-rsid="47149701" style:font-style-asian="italic" style:font-style-complex="italic"/>
    </style:style>
    <style:style style:name="P39" style:family="paragraph" style:parent-style-name="Text_20_body">
      <style:text-properties fo:font-style="italic" officeooo:rsid="47318c11" officeooo:paragraph-rsid="47318c11" style:font-style-asian="italic" style:font-style-complex="italic"/>
    </style:style>
    <style:style style:name="P40" style:family="paragraph" style:parent-style-name="Text_20_body">
      <style:text-properties fo:font-style="italic" officeooo:rsid="45b35b25" officeooo:paragraph-rsid="45b35b25" style:font-style-asian="italic" style:font-style-complex="italic"/>
    </style:style>
    <style:style style:name="P41" style:family="paragraph" style:parent-style-name="Text_20_body">
      <style:text-properties fo:font-style="italic" officeooo:rsid="45bbcda7" officeooo:paragraph-rsid="45bbcda7" style:font-style-asian="italic" style:font-style-complex="italic"/>
    </style:style>
    <style:style style:name="P42" style:family="paragraph" style:parent-style-name="Text_20_body">
      <style:text-properties fo:font-style="italic" officeooo:rsid="45b90f68" officeooo:paragraph-rsid="45b90f68" style:font-style-asian="italic" style:font-style-complex="italic"/>
    </style:style>
    <style:style style:name="P43" style:family="paragraph" style:parent-style-name="Text_20_body">
      <style:text-properties fo:font-style="italic" officeooo:rsid="45a3c9fb" officeooo:paragraph-rsid="45a3c9fb" style:font-style-asian="italic" style:font-style-complex="italic"/>
    </style:style>
    <style:style style:name="P44" style:family="paragraph" style:parent-style-name="Text_20_body">
      <style:text-properties fo:font-style="italic" officeooo:rsid="45a57929" officeooo:paragraph-rsid="45a57929" style:font-style-asian="italic" style:font-style-complex="italic"/>
    </style:style>
    <style:style style:name="P45" style:family="paragraph" style:parent-style-name="Text_20_body">
      <style:text-properties fo:font-style="italic" officeooo:rsid="46010611" officeooo:paragraph-rsid="46010611" style:font-style-asian="italic" style:font-style-complex="italic"/>
    </style:style>
    <style:style style:name="P46" style:family="paragraph" style:parent-style-name="Text_20_body">
      <style:text-properties fo:font-style="italic" officeooo:rsid="458d4294" officeooo:paragraph-rsid="458d4294" style:font-style-asian="italic" style:font-style-complex="italic"/>
    </style:style>
    <style:style style:name="P47" style:family="paragraph" style:parent-style-name="Text_20_body">
      <style:text-properties fo:font-style="italic" officeooo:rsid="45a1f911" officeooo:paragraph-rsid="45a1f911" style:font-style-asian="italic" style:font-style-complex="italic"/>
    </style:style>
    <style:style style:name="P48" style:family="paragraph" style:parent-style-name="Text_20_body">
      <style:text-properties fo:font-style="italic" officeooo:rsid="461ece0c" officeooo:paragraph-rsid="461ece0c" style:font-style-asian="italic" style:font-style-complex="italic"/>
    </style:style>
    <style:style style:name="P49" style:family="paragraph" style:parent-style-name="Text_20_body">
      <style:text-properties fo:font-style="italic" officeooo:rsid="456bb96e" officeooo:paragraph-rsid="456bb96e" style:font-style-asian="italic" style:font-style-complex="italic"/>
    </style:style>
    <style:style style:name="P50" style:family="paragraph" style:parent-style-name="Text_20_body">
      <style:text-properties fo:font-style="italic" officeooo:rsid="458c64ed" officeooo:paragraph-rsid="458c64ed" style:font-style-asian="italic" style:font-style-complex="italic"/>
    </style:style>
    <style:style style:name="P51" style:family="paragraph" style:parent-style-name="Text_20_body">
      <style:text-properties fo:font-style="italic" officeooo:rsid="45abc55a" officeooo:paragraph-rsid="45abc55a" style:font-style-asian="italic" style:font-style-complex="italic"/>
    </style:style>
    <style:style style:name="P52" style:family="paragraph" style:parent-style-name="Text_20_body">
      <style:text-properties officeooo:rsid="44b458af" officeooo:paragraph-rsid="450efd1f"/>
    </style:style>
    <style:style style:name="P53" style:family="paragraph" style:parent-style-name="Text_20_body">
      <style:text-properties officeooo:rsid="44b458af" officeooo:paragraph-rsid="4511db86"/>
    </style:style>
    <style:style style:name="P54" style:family="paragraph" style:parent-style-name="Text_20_body">
      <style:text-properties officeooo:rsid="44b458af" officeooo:paragraph-rsid="4755ea7c"/>
    </style:style>
    <style:style style:name="P55" style:family="paragraph" style:parent-style-name="Text_20_body">
      <style:text-properties officeooo:rsid="44b97d2b" officeooo:paragraph-rsid="44b97d2b"/>
    </style:style>
    <style:style style:name="P56" style:family="paragraph" style:parent-style-name="Text_20_body">
      <style:text-properties officeooo:rsid="44b9e2ef" officeooo:paragraph-rsid="44be31d6"/>
    </style:style>
    <style:style style:name="P57" style:family="paragraph" style:parent-style-name="Text_20_body">
      <style:text-properties officeooo:rsid="44bbd2ed" officeooo:paragraph-rsid="44bbd2ed"/>
    </style:style>
    <style:style style:name="P58" style:family="paragraph" style:parent-style-name="Text_20_body">
      <style:text-properties officeooo:rsid="44d25ae7" officeooo:paragraph-rsid="44d25ae7"/>
    </style:style>
    <style:style style:name="P59" style:family="paragraph" style:parent-style-name="Text_20_body">
      <style:text-properties officeooo:rsid="44d3f331" officeooo:paragraph-rsid="44d3f331"/>
    </style:style>
    <style:style style:name="P60" style:family="paragraph" style:parent-style-name="Text_20_body">
      <style:text-properties officeooo:rsid="44d52d3a" officeooo:paragraph-rsid="44d52d3a"/>
    </style:style>
    <style:style style:name="P61" style:family="paragraph" style:parent-style-name="Text_20_body">
      <style:text-properties officeooo:rsid="138e61f9" officeooo:paragraph-rsid="44ef37b4"/>
    </style:style>
    <style:style style:name="P62" style:family="paragraph" style:parent-style-name="Text_20_body">
      <style:text-properties officeooo:rsid="1492e411" officeooo:paragraph-rsid="44f2d70b"/>
    </style:style>
    <style:style style:name="P63" style:family="paragraph" style:parent-style-name="Text_20_body">
      <style:text-properties officeooo:rsid="44beef42" officeooo:paragraph-rsid="44beef42"/>
    </style:style>
    <style:style style:name="P64" style:family="paragraph" style:parent-style-name="Text_20_body">
      <style:text-properties officeooo:rsid="450a5c37" officeooo:paragraph-rsid="450a5c37"/>
    </style:style>
    <style:style style:name="P65" style:family="paragraph" style:parent-style-name="Text_20_body">
      <style:text-properties officeooo:rsid="450f027d" officeooo:paragraph-rsid="450f027d"/>
    </style:style>
    <style:style style:name="P66" style:family="paragraph" style:parent-style-name="Text_20_body">
      <style:text-properties officeooo:rsid="45188fbc" officeooo:paragraph-rsid="45188fbc"/>
    </style:style>
    <style:style style:name="P67" style:family="paragraph" style:parent-style-name="Text_20_body">
      <style:text-properties fo:language="cs" fo:country="CZ" officeooo:rsid="45023ddd" officeooo:paragraph-rsid="45023ddd" style:language-asian="cs" style:country-asian="CZ"/>
    </style:style>
    <style:style style:name="P68" style:family="paragraph" style:parent-style-name="Text_20_body">
      <style:text-properties fo:language="cs" fo:country="CZ" fo:font-style="italic" officeooo:rsid="460bad7f" officeooo:paragraph-rsid="460bad7f" style:font-style-asian="italic" style:font-style-complex="italic"/>
    </style:style>
    <style:style style:name="P69" style:family="paragraph" style:parent-style-name="Text_20_body">
      <style:text-properties officeooo:rsid="452a49fb" officeooo:paragraph-rsid="452a49fb"/>
    </style:style>
    <style:style style:name="P70" style:family="paragraph" style:parent-style-name="Text_20_body">
      <style:text-properties officeooo:rsid="452a49fb" officeooo:paragraph-rsid="452a4f34"/>
    </style:style>
    <style:style style:name="P71" style:family="paragraph" style:parent-style-name="Text_20_body">
      <style:text-properties officeooo:rsid="4533c074" officeooo:paragraph-rsid="4533c074"/>
    </style:style>
    <style:style style:name="P72" style:family="paragraph" style:parent-style-name="Text_20_body">
      <style:text-properties officeooo:rsid="451ceae5" officeooo:paragraph-rsid="453557e3"/>
    </style:style>
    <style:style style:name="P73" style:family="paragraph" style:parent-style-name="Text_20_body">
      <style:text-properties officeooo:rsid="453a383f" officeooo:paragraph-rsid="453a383f"/>
    </style:style>
    <style:style style:name="P74" style:family="paragraph" style:parent-style-name="Text_20_body">
      <style:text-properties officeooo:paragraph-rsid="455695c0"/>
    </style:style>
    <style:style style:name="P75" style:family="paragraph" style:parent-style-name="Text_20_body">
      <style:text-properties officeooo:paragraph-rsid="455a994b"/>
    </style:style>
    <style:style style:name="P76" style:family="paragraph" style:parent-style-name="Text_20_body">
      <style:text-properties officeooo:rsid="4561142f" officeooo:paragraph-rsid="4561142f"/>
    </style:style>
    <style:style style:name="P77" style:family="paragraph" style:parent-style-name="Text_20_body">
      <style:text-properties officeooo:rsid="45630215" officeooo:paragraph-rsid="45630215"/>
    </style:style>
    <style:style style:name="P78" style:family="paragraph" style:parent-style-name="Text_20_body">
      <style:text-properties officeooo:rsid="458c7103" officeooo:paragraph-rsid="458c7103"/>
    </style:style>
    <style:style style:name="P79" style:family="paragraph" style:parent-style-name="Text_20_body">
      <style:text-properties officeooo:rsid="45a12dd8" officeooo:paragraph-rsid="45a12dd8"/>
    </style:style>
    <style:style style:name="P80" style:family="paragraph" style:parent-style-name="Text_20_body">
      <style:text-properties officeooo:rsid="45b35b25" officeooo:paragraph-rsid="45b35b25"/>
    </style:style>
    <style:style style:name="P81" style:family="paragraph" style:parent-style-name="Text_20_body">
      <style:text-properties officeooo:rsid="44bc59e0"/>
    </style:style>
    <style:style style:name="P82" style:family="paragraph" style:parent-style-name="Text_20_body">
      <style:text-properties officeooo:rsid="45c94a00" officeooo:paragraph-rsid="45c94a00"/>
    </style:style>
    <style:style style:name="P83" style:family="paragraph" style:parent-style-name="Text_20_body">
      <style:text-properties officeooo:rsid="45ef7222" officeooo:paragraph-rsid="45ef7222"/>
    </style:style>
    <style:style style:name="P84" style:family="paragraph" style:parent-style-name="Text_20_body">
      <style:text-properties officeooo:rsid="45f79d37" officeooo:paragraph-rsid="45f79d37"/>
    </style:style>
    <style:style style:name="P85" style:family="paragraph" style:parent-style-name="Text_20_body">
      <style:text-properties officeooo:rsid="4510ffe0" officeooo:paragraph-rsid="4510ffe0"/>
    </style:style>
    <style:style style:name="P86" style:family="paragraph" style:parent-style-name="Text_20_body">
      <style:text-properties officeooo:rsid="460a5ccc" officeooo:paragraph-rsid="460a5ccc"/>
    </style:style>
    <style:style style:name="P87" style:family="paragraph" style:parent-style-name="Text_20_body">
      <style:text-properties officeooo:rsid="138abef6" officeooo:paragraph-rsid="44ef99a5"/>
    </style:style>
    <style:style style:name="P88" style:family="paragraph" style:parent-style-name="Text_20_body">
      <style:text-properties officeooo:rsid="44d6c86f" officeooo:paragraph-rsid="44d6c86f"/>
    </style:style>
    <style:style style:name="P89" style:family="paragraph" style:parent-style-name="Text_20_body">
      <style:text-properties officeooo:rsid="44e70620" officeooo:paragraph-rsid="462dde81"/>
    </style:style>
    <style:style style:name="P90" style:family="paragraph" style:parent-style-name="Text_20_body">
      <style:text-properties officeooo:paragraph-rsid="462775ff"/>
    </style:style>
    <style:style style:name="P91" style:family="paragraph" style:parent-style-name="Text_20_body">
      <style:text-properties officeooo:rsid="45e5e72a" officeooo:paragraph-rsid="465ba85f"/>
    </style:style>
    <style:style style:name="P92" style:family="paragraph" style:parent-style-name="Text_20_body">
      <style:text-properties officeooo:rsid="45e5e72a" officeooo:paragraph-rsid="46d3ee06"/>
    </style:style>
    <style:style style:name="P93" style:family="paragraph" style:parent-style-name="Text_20_body">
      <style:text-properties officeooo:rsid="46395c2a" officeooo:paragraph-rsid="46395c2a"/>
    </style:style>
    <style:style style:name="P94" style:family="paragraph" style:parent-style-name="Text_20_body">
      <style:text-properties officeooo:rsid="463ab815" officeooo:paragraph-rsid="463ab815"/>
    </style:style>
    <style:style style:name="P95" style:family="paragraph" style:parent-style-name="Text_20_body">
      <style:text-properties officeooo:rsid="463edb87" officeooo:paragraph-rsid="463edb87"/>
    </style:style>
    <style:style style:name="P96" style:family="paragraph" style:parent-style-name="Text_20_body">
      <style:text-properties officeooo:rsid="44964a67" officeooo:paragraph-rsid="4641a33e"/>
    </style:style>
    <style:style style:name="P97" style:family="paragraph" style:parent-style-name="Text_20_body">
      <style:text-properties officeooo:rsid="4496242a" officeooo:paragraph-rsid="469c5459"/>
    </style:style>
    <style:style style:name="P98" style:family="paragraph" style:parent-style-name="Text_20_body">
      <style:text-properties officeooo:rsid="4496242a" officeooo:paragraph-rsid="46e6c234"/>
    </style:style>
    <style:style style:name="P99" style:family="paragraph" style:parent-style-name="Text_20_body">
      <style:text-properties officeooo:paragraph-rsid="4511db86"/>
    </style:style>
    <style:style style:name="P100" style:family="paragraph" style:parent-style-name="Text_20_body">
      <style:text-properties officeooo:rsid="464c80c6" officeooo:paragraph-rsid="464c80c6"/>
    </style:style>
    <style:style style:name="P101" style:family="paragraph" style:parent-style-name="Text_20_body">
      <style:text-properties officeooo:rsid="4650889c" officeooo:paragraph-rsid="4650889c"/>
    </style:style>
    <style:style style:name="P102" style:family="paragraph" style:parent-style-name="Text_20_body">
      <style:text-properties officeooo:rsid="44ed83b1" officeooo:paragraph-rsid="44ed83b1"/>
    </style:style>
    <style:style style:name="P103" style:family="paragraph" style:parent-style-name="Text_20_body">
      <style:text-properties officeooo:paragraph-rsid="457899f4"/>
    </style:style>
    <style:style style:name="P104" style:family="paragraph" style:parent-style-name="Text_20_body">
      <style:text-properties officeooo:paragraph-rsid="466bdf19"/>
    </style:style>
    <style:style style:name="P105" style:family="paragraph" style:parent-style-name="Text_20_body">
      <style:text-properties officeooo:paragraph-rsid="466fdaf5"/>
    </style:style>
    <style:style style:name="P106" style:family="paragraph" style:parent-style-name="Text_20_body">
      <style:text-properties officeooo:paragraph-rsid="467350f6"/>
    </style:style>
    <style:style style:name="P107" style:family="paragraph" style:parent-style-name="Text_20_body">
      <style:text-properties officeooo:rsid="465ee6ee" officeooo:paragraph-rsid="465ee6ee"/>
    </style:style>
    <style:style style:name="P108" style:family="paragraph" style:parent-style-name="Text_20_body">
      <style:text-properties officeooo:paragraph-rsid="468bd24f"/>
    </style:style>
    <style:style style:name="P109" style:family="paragraph" style:parent-style-name="Text_20_body">
      <style:text-properties officeooo:paragraph-rsid="4641a33e"/>
    </style:style>
    <style:style style:name="P110" style:family="paragraph" style:parent-style-name="Text_20_body">
      <style:text-properties officeooo:rsid="448c3ab1" officeooo:paragraph-rsid="469c5459"/>
    </style:style>
    <style:style style:name="P111" style:family="paragraph" style:parent-style-name="Text_20_body">
      <style:text-properties officeooo:rsid="4486a873" officeooo:paragraph-rsid="469c5459"/>
    </style:style>
    <style:style style:name="P112" style:family="paragraph" style:parent-style-name="Text_20_body">
      <style:text-properties officeooo:rsid="448dc026" officeooo:paragraph-rsid="469c5459"/>
    </style:style>
    <style:style style:name="P113" style:family="paragraph" style:parent-style-name="Text_20_body">
      <style:text-properties officeooo:rsid="448f0410" officeooo:paragraph-rsid="469c5459"/>
    </style:style>
    <style:style style:name="P114" style:family="paragraph" style:parent-style-name="Text_20_body">
      <style:text-properties officeooo:paragraph-rsid="469d7d4e"/>
    </style:style>
    <style:style style:name="P115" style:family="paragraph" style:parent-style-name="Text_20_body">
      <style:text-properties officeooo:paragraph-rsid="463c8793"/>
    </style:style>
    <style:style style:name="P116" style:family="paragraph" style:parent-style-name="Text_20_body">
      <style:text-properties officeooo:paragraph-rsid="465ce583"/>
    </style:style>
    <style:style style:name="P117" style:family="paragraph" style:parent-style-name="Text_20_body">
      <style:text-properties officeooo:paragraph-rsid="453d59cc"/>
    </style:style>
    <style:style style:name="P118" style:family="paragraph" style:parent-style-name="Text_20_body">
      <style:text-properties officeooo:rsid="4659d2a0" officeooo:paragraph-rsid="4659d2a0"/>
    </style:style>
    <style:style style:name="P119" style:family="paragraph" style:parent-style-name="Text_20_body">
      <style:text-properties officeooo:rsid="46a8ac57" officeooo:paragraph-rsid="46a8ac57"/>
    </style:style>
    <style:style style:name="P120" style:family="paragraph" style:parent-style-name="Text_20_body">
      <style:text-properties officeooo:rsid="46a90cbe" officeooo:paragraph-rsid="46a90cbe"/>
    </style:style>
    <style:style style:name="P121" style:family="paragraph" style:parent-style-name="Text_20_body">
      <style:text-properties officeooo:rsid="458c64ed"/>
    </style:style>
    <style:style style:name="P122" style:family="paragraph" style:parent-style-name="Text_20_body">
      <style:text-properties officeooo:paragraph-rsid="46b4e834"/>
    </style:style>
    <style:style style:name="P123" style:family="paragraph" style:parent-style-name="Text_20_body">
      <style:text-properties officeooo:paragraph-rsid="4531aea2"/>
    </style:style>
    <style:style style:name="P124" style:family="paragraph" style:parent-style-name="Text_20_body">
      <style:text-properties officeooo:rsid="464be219" officeooo:paragraph-rsid="464be219"/>
    </style:style>
    <style:style style:name="P125" style:family="paragraph" style:parent-style-name="Text_20_body">
      <style:text-properties officeooo:paragraph-rsid="462dde81"/>
    </style:style>
    <style:style style:name="P126" style:family="paragraph" style:parent-style-name="Text_20_body">
      <style:text-properties officeooo:paragraph-rsid="46bb38ba"/>
    </style:style>
    <style:style style:name="P127" style:family="paragraph" style:parent-style-name="Text_20_body">
      <style:text-properties officeooo:paragraph-rsid="459258b1"/>
    </style:style>
    <style:style style:name="P128" style:family="paragraph" style:parent-style-name="Text_20_body">
      <style:text-properties officeooo:paragraph-rsid="4590d4d1"/>
    </style:style>
    <style:style style:name="P129" style:family="paragraph" style:parent-style-name="Text_20_body">
      <style:text-properties officeooo:rsid="46ccdc77" officeooo:paragraph-rsid="46ccdc77"/>
    </style:style>
    <style:style style:name="P130" style:family="paragraph" style:parent-style-name="Text_20_body">
      <style:text-properties officeooo:rsid="46cfd656" officeooo:paragraph-rsid="46cfd656"/>
    </style:style>
    <style:style style:name="P131" style:family="paragraph" style:parent-style-name="Text_20_body">
      <style:text-properties officeooo:paragraph-rsid="465ba85f"/>
    </style:style>
    <style:style style:name="P132" style:family="paragraph" style:parent-style-name="Text_20_body">
      <style:text-properties officeooo:rsid="44f94d9d" officeooo:paragraph-rsid="46b223b4"/>
    </style:style>
    <style:style style:name="P133" style:family="paragraph" style:parent-style-name="Text_20_body">
      <style:text-properties officeooo:rsid="46dc2fbd" officeooo:paragraph-rsid="46dfe538"/>
    </style:style>
    <style:style style:name="P134" style:family="paragraph" style:parent-style-name="Text_20_body">
      <style:text-properties officeooo:rsid="44b59f41" officeooo:paragraph-rsid="46e47154"/>
    </style:style>
    <style:style style:name="P135" style:family="paragraph" style:parent-style-name="Text_20_body">
      <style:text-properties officeooo:rsid="44927482" officeooo:paragraph-rsid="46e6c234"/>
    </style:style>
    <style:style style:name="P136" style:family="paragraph" style:parent-style-name="Text_20_body">
      <style:text-properties officeooo:rsid="46e4976c" officeooo:paragraph-rsid="46e4976c"/>
    </style:style>
    <style:style style:name="P137" style:family="paragraph" style:parent-style-name="Text_20_body">
      <style:text-properties officeooo:rsid="46ff2a12" officeooo:paragraph-rsid="46ff2a12"/>
    </style:style>
    <style:style style:name="P138" style:family="paragraph" style:parent-style-name="Text_20_body">
      <style:text-properties officeooo:rsid="46bfc76a" officeooo:paragraph-rsid="4703468b"/>
    </style:style>
    <style:style style:name="P139" style:family="paragraph" style:parent-style-name="Text_20_body">
      <style:text-properties officeooo:rsid="44ea2d83" officeooo:paragraph-rsid="47067c52"/>
    </style:style>
    <style:style style:name="P140" style:family="paragraph" style:parent-style-name="Text_20_body">
      <style:text-properties officeooo:rsid="470fe4c5" officeooo:paragraph-rsid="470fe4c5"/>
    </style:style>
    <style:style style:name="P141" style:family="paragraph" style:parent-style-name="Text_20_body">
      <style:text-properties officeooo:rsid="454d1bfe" officeooo:paragraph-rsid="4756c4bb"/>
    </style:style>
    <style:style style:name="P142" style:family="paragraph" style:parent-style-name="Text_20_body">
      <style:text-properties officeooo:rsid="46b5c4cf" officeooo:paragraph-rsid="4727c0bc"/>
    </style:style>
    <style:style style:name="P143" style:family="paragraph" style:parent-style-name="Text_20_body">
      <style:text-properties style:use-window-font-color="true" style:font-name="Georgia1" fo:font-size="10pt" fo:letter-spacing="0.004cm" fo:language="cs" fo:country="CZ" fo:font-style="italic" officeooo:rsid="46b5c4cf" officeooo:paragraph-rsid="4727c0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44" style:family="paragraph" style:parent-style-name="Text_20_body">
      <style:text-properties style:use-window-font-color="true" style:font-name="Georgia1" fo:font-size="10pt" fo:letter-spacing="0.004cm" fo:language="cs" fo:country="CZ" fo:font-style="normal" officeooo:rsid="474b0b26" officeooo:paragraph-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5" style:family="paragraph" style:parent-style-name="Text_20_body">
      <style:text-properties officeooo:rsid="4728324f" officeooo:paragraph-rsid="4728324f"/>
    </style:style>
    <style:style style:name="P146" style:family="paragraph" style:parent-style-name="Text_20_body">
      <style:text-properties officeooo:paragraph-rsid="4728324f"/>
    </style:style>
    <style:style style:name="P147" style:family="paragraph" style:parent-style-name="Text_20_body">
      <style:text-properties officeooo:rsid="45bbcda7" officeooo:paragraph-rsid="4735ba74"/>
    </style:style>
    <style:style style:name="P148" style:family="paragraph" style:parent-style-name="Text_20_body">
      <style:text-properties officeooo:paragraph-rsid="44d3f331"/>
    </style:style>
    <style:style style:name="P149" style:family="paragraph" style:parent-style-name="Text_20_body">
      <style:text-properties officeooo:rsid="4743adbf" officeooo:paragraph-rsid="4743adbf"/>
    </style:style>
    <style:style style:name="P150" style:family="paragraph" style:parent-style-name="Text_20_body">
      <style:text-properties officeooo:paragraph-rsid="47456004"/>
    </style:style>
    <style:style style:name="P151" style:family="paragraph" style:parent-style-name="Text_20_body">
      <style:text-properties officeooo:rsid="474ade73" officeooo:paragraph-rsid="474ade73"/>
    </style:style>
    <style:style style:name="P152" style:family="paragraph" style:parent-style-name="Text_20_body">
      <style:text-properties officeooo:rsid="474cbaab" officeooo:paragraph-rsid="474cbaab"/>
    </style:style>
    <style:style style:name="P153" style:family="paragraph" style:parent-style-name="Text_20_body">
      <style:text-properties officeooo:rsid="474cf091" officeooo:paragraph-rsid="474cf091"/>
    </style:style>
    <style:style style:name="P154" style:family="paragraph" style:parent-style-name="Text_20_body">
      <style:text-properties officeooo:paragraph-rsid="4755ea7c"/>
    </style:style>
    <style:style style:name="P155" style:family="paragraph" style:parent-style-name="Text_20_body">
      <style:text-properties officeooo:rsid="4544235e" officeooo:paragraph-rsid="475898c6"/>
    </style:style>
    <style:style style:name="P156" style:family="paragraph" style:parent-style-name="Text_20_body">
      <style:text-properties officeooo:paragraph-rsid="46b6ca99"/>
    </style:style>
    <style:style style:name="P157" style:family="paragraph" style:parent-style-name="Text_20_body">
      <style:text-properties fo:language="en" fo:country="US" officeooo:rsid="475ca8f8" officeooo:paragraph-rsid="475ca8f8"/>
    </style:style>
    <style:style style:name="P158" style:family="paragraph" style:parent-style-name="Text_20_body">
      <style:text-properties officeooo:rsid="47320bc5" officeooo:paragraph-rsid="47320bc5"/>
    </style:style>
    <style:style style:name="P159" style:family="paragraph" style:parent-style-name="Standard">
      <style:paragraph-properties fo:text-align="center" style:justify-single-word="false"/>
      <style:text-properties officeooo:rsid="057aae1d" officeooo:paragraph-rsid="410d52db"/>
    </style:style>
    <style:style style:name="P160"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61"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6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63"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64"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65"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66" style:family="paragraph" style:parent-style-name="Standard">
      <style:text-properties officeooo:paragraph-rsid="44ac0ae1"/>
    </style:style>
    <style:style style:name="P167" style:family="paragraph" style:parent-style-name="Standard">
      <style:text-properties fo:language="cs" fo:country="CZ" officeooo:rsid="44aacf9e" officeooo:paragraph-rsid="44ac0ae1" style:language-asian="zxx" style:country-asian="none" style:language-complex="zxx" style:country-complex="none"/>
    </style:style>
    <style:style style:name="P168" style:family="paragraph" style:parent-style-name="Standard">
      <style:text-properties fo:language="cs" fo:country="CZ" officeooo:paragraph-rsid="44ac0ae1" style:language-asian="zxx" style:country-asian="none" style:language-complex="zxx" style:country-complex="none"/>
    </style:style>
    <style:style style:name="P169" style:family="paragraph" style:parent-style-name="Example_20_Header">
      <style:text-properties officeooo:paragraph-rsid="0ce95318"/>
    </style:style>
    <style:style style:name="P170" style:family="paragraph" style:parent-style-name="Example_20_Header">
      <style:text-properties officeooo:rsid="44bc59e0" officeooo:paragraph-rsid="45b90f68"/>
    </style:style>
    <style:style style:name="P171" style:family="paragraph" style:parent-style-name="Contents_20_2">
      <style:paragraph-properties>
        <style:tab-stops>
          <style:tab-stop style:position="14.801cm" style:type="right" style:leader-style="dotted" style:leader-text="."/>
        </style:tab-stops>
      </style:paragraph-properties>
    </style:style>
    <style:style style:name="P172" style:family="paragraph" style:parent-style-name="Contents_20_1">
      <style:paragraph-properties>
        <style:tab-stops>
          <style:tab-stop style:position="14.801cm" style:type="right" style:leader-style="dotted" style:leader-text="."/>
        </style:tab-stops>
      </style:paragraph-properties>
    </style:style>
    <style:style style:name="P173" style:family="paragraph" style:parent-style-name="Standard">
      <style:paragraph-properties fo:margin-top="0.199cm" fo:margin-bottom="0.101cm" loext:contextual-spacing="false"/>
      <style:text-properties officeooo:paragraph-rsid="44cb2bf6"/>
    </style:style>
    <style:style style:name="P174"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75" style:family="paragraph" style:parent-style-name="Standard">
      <style:paragraph-properties fo:margin-top="0.199cm" fo:margin-bottom="0.101cm" loext:contextual-spacing="false"/>
      <style:text-properties officeooo:rsid="45fe4bd5" officeooo:paragraph-rsid="45fe4bd5"/>
    </style:style>
    <style:style style:name="P176"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77" style:family="paragraph" style:parent-style-name="Text_20_body">
      <style:paragraph-properties fo:margin-top="0.199cm" fo:margin-bottom="0.101cm" loext:contextual-spacing="false"/>
      <style:text-properties fo:language="cs" fo:country="CZ" officeooo:rsid="4594393e" officeooo:paragraph-rsid="47061a04" style:language-asian="cs" style:country-asian="CZ"/>
    </style:style>
    <style:style style:name="P178"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79" style:family="paragraph" style:parent-style-name="Text_20_body">
      <style:paragraph-properties fo:margin-top="0.199cm" fo:margin-bottom="0.101cm" loext:contextual-spacing="false"/>
      <style:text-properties style:use-window-font-color="true" style:font-name="Georgia1" fo:font-size="10pt" fo:letter-spacing="0.004cm" fo:language="cs" fo:country="CZ" fo:font-style="normal" officeooo:rsid="46c48692" officeooo:paragraph-rsid="450080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80" style:family="paragraph" style:parent-style-name="Example">
      <style:text-properties officeooo:paragraph-rsid="473778a7"/>
    </style:style>
    <style:style style:name="P181" style:family="paragraph" style:parent-style-name="Heading_20_1">
      <style:text-properties officeooo:rsid="46b14664" officeooo:paragraph-rsid="4641a33e"/>
    </style:style>
    <style:style style:name="P182" style:family="paragraph" style:parent-style-name="Heading_20_2">
      <style:text-properties officeooo:rsid="44ed83b1" officeooo:paragraph-rsid="44ed83b1"/>
    </style:style>
    <style:style style:name="P183" style:family="paragraph" style:parent-style-name="Heading_20_2">
      <style:text-properties officeooo:rsid="464d94ad" officeooo:paragraph-rsid="462775ff"/>
    </style:style>
    <style:style style:name="P184" style:family="paragraph" style:parent-style-name="Heading_20_2">
      <style:text-properties officeooo:rsid="462775ff" officeooo:paragraph-rsid="462775ff"/>
    </style:style>
    <style:style style:name="P185" style:family="paragraph" style:parent-style-name="Heading_20_2">
      <style:text-properties officeooo:rsid="457899f4" officeooo:paragraph-rsid="457899f4"/>
    </style:style>
    <style:style style:name="P186" style:family="paragraph" style:parent-style-name="Heading_20_2">
      <style:text-properties officeooo:paragraph-rsid="4641a33e"/>
    </style:style>
    <style:style style:name="P187" style:family="paragraph" style:parent-style-name="Heading_20_2">
      <style:text-properties officeooo:paragraph-rsid="4727c0bc"/>
    </style:style>
    <style:style style:name="P188" style:family="paragraph" style:parent-style-name="Heading_20_2">
      <style:text-properties style:use-window-font-color="true" style:font-name="Georgia2" fo:font-size="16pt" fo:letter-spacing="0.004cm" fo:language="cs" fo:country="CZ" fo:font-style="italic" fo:font-weight="bold" officeooo:rsid="46b223b4"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89" style:family="paragraph" style:parent-style-name="Heading_20_3">
      <style:text-properties officeooo:rsid="457899f4" officeooo:paragraph-rsid="457899f4"/>
    </style:style>
    <style:style style:name="P190" style:family="paragraph" style:parent-style-name="Heading_20_4">
      <style:text-properties officeooo:paragraph-rsid="4641a33e"/>
    </style:style>
    <style:style style:name="P191" style:family="paragraph" style:parent-style-name="Heading_20_4">
      <style:text-properties officeooo:rsid="449a4333" officeooo:paragraph-rsid="4641a33e"/>
    </style:style>
    <style:style style:name="P192" style:family="paragraph" style:parent-style-name="Heading_20_4">
      <style:text-properties officeooo:rsid="4633e706" officeooo:paragraph-rsid="4641a33e"/>
    </style:style>
    <style:style style:name="P193" style:family="paragraph" style:parent-style-name="Heading_20_4">
      <style:text-properties officeooo:rsid="4643c482" officeooo:paragraph-rsid="4643c482"/>
    </style:style>
    <style:style style:name="P194" style:family="paragraph" style:parent-style-name="Heading_20_4">
      <style:text-properties officeooo:paragraph-rsid="462dde81"/>
    </style:style>
    <style:style style:name="P195" style:family="paragraph" style:parent-style-name="Heading_20_4">
      <style:text-properties officeooo:paragraph-rsid="46218b09"/>
    </style:style>
    <style:style style:name="P196" style:family="paragraph" style:parent-style-name="Heading_20_4">
      <style:text-properties officeooo:paragraph-rsid="46274aa5"/>
    </style:style>
    <style:style style:name="P197" style:family="paragraph" style:parent-style-name="Heading_20_4">
      <style:text-properties officeooo:rsid="459258b1"/>
    </style:style>
    <style:style style:name="P198" style:family="paragraph" style:parent-style-name="Heading_20_4">
      <style:text-properties officeooo:paragraph-rsid="44ef99a5"/>
    </style:style>
    <style:style style:name="P199" style:family="paragraph" style:parent-style-name="Heading_20_4">
      <style:text-properties officeooo:paragraph-rsid="46b223b4"/>
    </style:style>
    <style:style style:name="P200" style:family="paragraph" style:parent-style-name="Heading_20_4">
      <style:text-properties officeooo:paragraph-rsid="46da8525"/>
    </style:style>
    <style:style style:name="P201" style:family="paragraph" style:parent-style-name="Heading_20_4">
      <style:text-properties style:use-window-font-color="true" style:font-name="Georgia2" fo:font-size="12pt" fo:letter-spacing="0.004cm" fo:language="cs" fo:country="CZ" fo:font-style="italic" style:text-underline-style="none" fo:font-weight="bold" officeooo:rsid="46b5c4cf" officeooo:paragraph-rsid="4727c0b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202" style:family="paragraph" style:parent-style-name="Heading_20_4">
      <style:text-properties officeooo:paragraph-rsid="44ef37b4"/>
    </style:style>
    <style:style style:name="P203" style:family="paragraph" style:parent-style-name="Heading_20_4">
      <style:text-properties officeooo:rsid="1492e411" officeooo:paragraph-rsid="44f2d70b"/>
    </style:style>
    <style:style style:name="P204" style:family="paragraph" style:parent-style-name="Heading_20_4">
      <style:text-properties officeooo:rsid="44ce6fd4" officeooo:paragraph-rsid="44ce6fd4"/>
    </style:style>
    <style:style style:name="P205" style:family="paragraph" style:parent-style-name="Heading_20_4">
      <style:text-properties officeooo:rsid="155ad101" officeooo:paragraph-rsid="44830bdf"/>
    </style:style>
    <style:style style:name="P206" style:family="paragraph" style:parent-style-name="Heading_20_4">
      <style:text-properties officeooo:paragraph-rsid="44830bdf"/>
    </style:style>
    <style:style style:name="P207" style:family="paragraph" style:parent-style-name="Heading_20_4">
      <style:text-properties officeooo:rsid="13bcde23" officeooo:paragraph-rsid="44835033"/>
    </style:style>
    <style:style style:name="P208"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209" style:family="paragraph" style:parent-style-name="Text_20_body" style:master-page-name="Standard">
      <style:paragraph-properties fo:text-align="end" style:justify-single-word="false" style:page-number="auto"/>
      <style:text-properties officeooo:rsid="46e075e5" officeooo:paragraph-rsid="46e075e5"/>
    </style:style>
    <style:style style:name="P210" style:family="paragraph" style:parent-style-name="Text_20_body" style:list-style-name="L1">
      <style:text-properties officeooo:rsid="467350f6" officeooo:paragraph-rsid="46890afb"/>
    </style:style>
    <style:style style:name="P211" style:family="paragraph" style:parent-style-name="Text_20_body" style:list-style-name="L2">
      <style:text-properties officeooo:paragraph-rsid="45738772"/>
    </style:style>
    <style:style style:name="P212" style:family="paragraph" style:parent-style-name="Text_20_body" style:list-style-name="L3">
      <style:text-properties officeooo:paragraph-rsid="46b14664"/>
    </style:style>
    <style:style style:name="P213" style:family="paragraph" style:parent-style-name="Text_20_body" style:list-style-name="L5">
      <style:text-properties officeooo:paragraph-rsid="474ade73"/>
    </style:style>
    <style:style style:name="P214" style:family="paragraph" style:parent-style-name="Text_20_body" style:list-style-name="L5">
      <style:text-properties officeooo:rsid="474ade73" officeooo:paragraph-rsid="474ade73"/>
    </style:style>
    <style:style style:name="P215" style:family="paragraph" style:parent-style-name="Text_20_body">
      <style:text-properties officeooo:paragraph-rsid="46614cf8"/>
    </style:style>
    <style:style style:name="P216" style:family="paragraph" style:parent-style-name="Text_20_body">
      <style:text-properties officeooo:paragraph-rsid="4755ea7c"/>
    </style:style>
    <style:style style:name="P217" style:family="paragraph" style:parent-style-name="Text_20_body">
      <style:text-properties officeooo:paragraph-rsid="46e6c234"/>
    </style:style>
    <style:style style:name="P218" style:family="paragraph" style:parent-style-name="Text_20_body">
      <style:text-properties officeooo:paragraph-rsid="475898c6"/>
    </style:style>
    <style:style style:name="P219" style:family="paragraph" style:parent-style-name="Text_20_body" style:list-style-name="L4">
      <style:paragraph-properties fo:margin-top="0.199cm" fo:margin-bottom="0.101cm" loext:contextual-spacing="false"/>
      <style:text-properties officeooo:paragraph-rsid="46c264a9"/>
    </style:style>
    <style:style style:name="P220" style:family="paragraph" style:parent-style-name="Text_20_body" style:list-style-name="L4">
      <style:paragraph-properties fo:margin-top="0.199cm" fo:margin-bottom="0.101cm" loext:contextual-spacing="false"/>
      <style:text-properties officeooo:paragraph-rsid="46ce8a86"/>
    </style:style>
    <style:style style:name="P221" style:family="paragraph" style:parent-style-name="Text_20_body">
      <style:paragraph-properties fo:margin-top="0.199cm" fo:margin-bottom="0.101cm" loext:contextual-spacing="false"/>
      <style:text-properties officeooo:paragraph-rsid="4755ea7c"/>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officeooo:rsid="44b458af" style:font-style-asian="normal" style:font-style-complex="normal"/>
    </style:style>
    <style:style style:name="T23" style:family="text">
      <style:text-properties fo:font-style="normal" officeooo:rsid="46f492d7" style:font-style-asian="normal" style:font-style-complex="normal"/>
    </style:style>
    <style:style style:name="T24" style:family="text">
      <style:text-properties fo:font-style="normal" officeooo:rsid="470fe4c5" style:font-style-asian="normal" style:font-style-complex="normal"/>
    </style:style>
    <style:style style:name="T25" style:family="text">
      <style:text-properties fo:font-style="normal" officeooo:rsid="47340ffa" style:font-style-asian="normal" style:font-style-complex="normal"/>
    </style:style>
    <style:style style:name="T26" style:family="text">
      <style:text-properties fo:font-style="normal" officeooo:rsid="473c2edb" style:font-style-asian="normal" style:font-style-complex="normal"/>
    </style:style>
    <style:style style:name="T27" style:family="text">
      <style:text-properties fo:font-style="normal" officeooo:rsid="473d91f4" style:font-style-asian="normal" style:font-style-complex="normal"/>
    </style:style>
    <style:style style:name="T28" style:family="text">
      <style:text-properties fo:font-style="normal" officeooo:rsid="45abc55a" style:font-style-asian="normal" style:font-style-complex="normal"/>
    </style:style>
    <style:style style:name="T29" style:family="text">
      <style:text-properties fo:font-style="normal" officeooo:rsid="473dc102" style:font-style-asian="normal" style:font-style-complex="normal"/>
    </style:style>
    <style:style style:name="T30" style:family="text">
      <style:text-properties fo:font-style="normal" officeooo:rsid="473e664f" style:font-style-asian="normal" style:font-style-complex="normal"/>
    </style:style>
    <style:style style:name="T31" style:family="text">
      <style:text-properties fo:font-style="normal" officeooo:rsid="473f18f5" style:font-style-asian="normal" style:font-style-complex="normal"/>
    </style:style>
    <style:style style:name="T32" style:family="text">
      <style:text-properties fo:font-style="normal" officeooo:rsid="4740d382" style:font-style-asian="normal" style:font-style-complex="normal"/>
    </style:style>
    <style:style style:name="T33" style:family="text">
      <style:text-properties fo:font-style="normal" officeooo:rsid="4750f386" style:font-style-asian="normal" style:font-style-complex="normal"/>
    </style:style>
    <style:style style:name="T34" style:family="text">
      <style:text-properties fo:font-style="normal" officeooo:rsid="4755ea7c" style:font-style-asian="normal" style:font-style-complex="normal"/>
    </style:style>
    <style:style style:name="T35" style:family="text">
      <style:text-properties fo:font-style="normal" officeooo:rsid="4756162f" style:font-style-asian="normal" style:font-style-complex="normal"/>
    </style:style>
    <style:style style:name="T36" style:family="text">
      <style:text-properties fo:font-style="normal" officeooo:rsid="475e34d3" style:font-style-asian="normal" style:font-style-complex="normal"/>
    </style:style>
    <style:style style:name="T37" style:family="text">
      <style:text-properties fo:font-style="normal" officeooo:rsid="4762499e" style:font-style-asian="normal" style:font-style-complex="normal"/>
    </style:style>
    <style:style style:name="T38" style:family="text">
      <style:text-properties fo:font-style="normal" officeooo:rsid="4762fd5b" style:font-style-asian="normal" style:font-style-complex="normal"/>
    </style:style>
    <style:style style:name="T39" style:family="text">
      <style:text-properties fo:font-style="normal" officeooo:rsid="47636b06" style:font-style-asian="normal" style:font-style-complex="normal"/>
    </style:style>
    <style:style style:name="T40" style:family="text">
      <style:text-properties fo:font-style="normal" officeooo:rsid="4764c14d" style:font-style-asian="normal" style:font-style-complex="normal"/>
    </style:style>
    <style:style style:name="T41" style:family="text">
      <style:text-properties fo:font-style="normal" officeooo:rsid="47660ab7" style:font-style-asian="normal" style:font-style-complex="normal"/>
    </style:style>
    <style:style style:name="T42" style:family="text">
      <style:text-properties fo:font-style="normal" officeooo:rsid="476720cd" style:font-style-asian="normal" style:font-style-complex="normal"/>
    </style:style>
    <style:style style:name="T43" style:family="text">
      <style:text-properties fo:font-style="normal" officeooo:rsid="476a3230" style:font-style-asian="normal" style:font-style-complex="normal"/>
    </style:style>
    <style:style style:name="T44" style:family="text">
      <style:text-properties fo:font-style="normal" officeooo:rsid="476d5ef4" style:font-style-asian="normal" style:font-style-complex="normal"/>
    </style:style>
    <style:style style:name="T45" style:family="text">
      <style:text-properties fo:font-style="normal" officeooo:rsid="47709a62" style:font-style-asian="normal" style:font-style-complex="normal"/>
    </style:style>
    <style:style style:name="T46" style:family="text">
      <style:text-properties fo:font-style="normal" officeooo:rsid="4770b889" style:font-style-asian="normal" style:font-style-complex="normal"/>
    </style:style>
    <style:style style:name="T47" style:family="text">
      <style:text-properties fo:font-style="normal" officeooo:rsid="4771bd0e" style:font-style-asian="normal" style:font-style-complex="normal"/>
    </style:style>
    <style:style style:name="T48" style:family="text">
      <style:text-properties fo:font-style="normal" officeooo:rsid="4772aae8" style:font-style-asian="normal" style:font-style-complex="normal"/>
    </style:style>
    <style:style style:name="T49" style:family="text">
      <style:text-properties fo:font-style="normal" officeooo:rsid="4776cc92" style:font-style-asian="normal" style:font-style-complex="normal"/>
    </style:style>
    <style:style style:name="T50" style:family="text">
      <style:text-properties fo:font-style="normal" officeooo:rsid="47773528" style:font-style-asian="normal" style:font-style-complex="normal"/>
    </style:style>
    <style:style style:name="T51" style:family="text">
      <style:text-properties fo:font-style="normal" officeooo:rsid="47798fd6" style:font-style-asian="normal" style:font-style-complex="normal"/>
    </style:style>
    <style:style style:name="T52" style:family="text">
      <style:text-properties fo:font-style="normal" fo:font-weight="normal" officeooo:rsid="453557e3" style:font-style-asian="normal" style:font-weight-asian="normal" style:font-style-complex="normal" style:font-weight-complex="normal"/>
    </style:style>
    <style:style style:name="T53" style:family="text">
      <style:text-properties fo:font-style="normal" fo:font-weight="normal" officeooo:rsid="45d439f1" style:font-style-asian="normal" style:font-weight-asian="normal" style:font-style-complex="normal" style:font-weight-complex="normal"/>
    </style:style>
    <style:style style:name="T54" style:family="text">
      <style:text-properties fo:font-style="normal" fo:font-weight="normal" officeooo:rsid="45062eec" style:font-style-asian="normal" style:font-weight-asian="normal" style:font-style-complex="normal" style:font-weight-complex="normal"/>
    </style:style>
    <style:style style:name="T55" style:family="text">
      <style:text-properties fo:font-style="normal" fo:font-weight="normal" officeooo:rsid="45d80dc1" style:font-style-asian="normal" style:font-weight-asian="normal" style:font-style-complex="normal" style:font-weight-complex="normal"/>
    </style:style>
    <style:style style:name="T56" style:family="text">
      <style:text-properties officeooo:rsid="447d1e3f"/>
    </style:style>
    <style:style style:name="T57" style:family="text">
      <style:text-properties officeooo:rsid="44830bdf"/>
    </style:style>
    <style:style style:name="T58" style:family="text">
      <style:text-properties officeooo:rsid="4a185db2"/>
    </style:style>
    <style:style style:name="T59" style:family="text">
      <style:text-properties officeooo:rsid="15b70e3d"/>
    </style:style>
    <style:style style:name="T60" style:family="text">
      <style:text-properties officeooo:rsid="14debc6e"/>
    </style:style>
    <style:style style:name="T61" style:family="text">
      <style:text-properties officeooo:rsid="14052f0b"/>
    </style:style>
    <style:style style:name="T62" style:family="text">
      <style:text-properties fo:font-style="italic" style:font-style-asian="italic" style:font-style-complex="italic"/>
    </style:style>
    <style:style style:name="T63" style:family="text">
      <style:text-properties fo:font-style="italic" officeooo:rsid="13b3d86b" style:font-style-asian="italic" style:font-style-complex="italic"/>
    </style:style>
    <style:style style:name="T64" style:family="text">
      <style:text-properties fo:font-style="italic" officeooo:rsid="14ef52e4" style:font-style-asian="italic" style:font-style-complex="italic"/>
    </style:style>
    <style:style style:name="T65" style:family="text">
      <style:text-properties fo:font-style="italic" officeooo:rsid="44830bdf" style:font-style-asian="italic" style:font-style-complex="italic"/>
    </style:style>
    <style:style style:name="T66" style:family="text">
      <style:text-properties fo:font-style="italic" officeooo:rsid="13af2e8e" style:font-style-asian="italic" style:font-style-complex="italic"/>
    </style:style>
    <style:style style:name="T67" style:family="text">
      <style:text-properties fo:font-style="italic" officeooo:rsid="449a4333" style:font-style-asian="italic" style:font-style-complex="italic"/>
    </style:style>
    <style:style style:name="T68" style:family="text">
      <style:text-properties fo:font-style="italic" officeooo:rsid="449ba344" style:font-style-asian="italic" style:font-style-complex="italic"/>
    </style:style>
    <style:style style:name="T69" style:family="text">
      <style:text-properties fo:font-style="italic" officeooo:rsid="44964a67" style:font-style-asian="italic" style:font-style-complex="italic"/>
    </style:style>
    <style:style style:name="T70" style:family="text">
      <style:text-properties fo:font-style="italic" officeooo:rsid="449d8449" style:font-style-asian="italic" style:font-style-complex="italic"/>
    </style:style>
    <style:style style:name="T71" style:family="text">
      <style:text-properties fo:font-style="italic" officeooo:rsid="449dfd20" style:font-style-asian="italic" style:font-style-complex="italic"/>
    </style:style>
    <style:style style:name="T72" style:family="text">
      <style:text-properties fo:font-style="italic" officeooo:rsid="449c7025" style:font-style-asian="italic" style:font-style-complex="italic"/>
    </style:style>
    <style:style style:name="T73" style:family="text">
      <style:text-properties fo:font-style="italic" officeooo:rsid="44de6446" style:font-style-asian="italic" style:font-style-complex="italic"/>
    </style:style>
    <style:style style:name="T74" style:family="text">
      <style:text-properties fo:font-style="italic" officeooo:rsid="450c2fea" style:font-style-asian="italic" style:font-style-complex="italic"/>
    </style:style>
    <style:style style:name="T75" style:family="text">
      <style:text-properties fo:font-style="italic" officeooo:rsid="45540a44" style:font-style-asian="italic" style:font-style-complex="italic"/>
    </style:style>
    <style:style style:name="T76" style:family="text">
      <style:text-properties fo:font-style="italic" officeooo:rsid="4566f82a" style:font-style-asian="italic" style:font-style-complex="italic"/>
    </style:style>
    <style:style style:name="T77" style:family="text">
      <style:text-properties fo:font-style="italic" officeooo:rsid="4567a90a" style:font-style-asian="italic" style:font-style-complex="italic"/>
    </style:style>
    <style:style style:name="T78" style:family="text">
      <style:text-properties fo:font-style="italic" officeooo:rsid="45f2552e" style:font-style-asian="italic" style:font-style-complex="italic"/>
    </style:style>
    <style:style style:name="T79" style:family="text">
      <style:text-properties fo:font-style="italic" officeooo:rsid="44b458af" style:font-style-asian="italic" style:font-style-complex="italic"/>
    </style:style>
    <style:style style:name="T80" style:family="text">
      <style:text-properties fo:font-style="italic" officeooo:rsid="464a3ae7" style:font-style-asian="italic" style:font-style-complex="italic"/>
    </style:style>
    <style:style style:name="T81" style:family="text">
      <style:text-properties fo:font-style="italic" officeooo:rsid="465d3839" style:font-style-asian="italic" style:font-style-complex="italic"/>
    </style:style>
    <style:style style:name="T82" style:family="text">
      <style:text-properties fo:font-style="italic" officeooo:rsid="4486a873" style:font-style-asian="italic" style:font-style-complex="italic"/>
    </style:style>
    <style:style style:name="T83" style:family="text">
      <style:text-properties fo:font-style="italic" officeooo:rsid="448c3ab1" style:font-style-asian="italic" style:font-style-complex="italic"/>
    </style:style>
    <style:style style:name="T84" style:family="text">
      <style:text-properties fo:font-style="italic" officeooo:rsid="46aaa102" style:font-style-asian="italic" style:font-style-complex="italic"/>
    </style:style>
    <style:style style:name="T85" style:family="text">
      <style:text-properties fo:font-style="italic" officeooo:rsid="4531aea2" style:font-style-asian="italic" style:font-style-complex="italic"/>
    </style:style>
    <style:style style:name="T86" style:family="text">
      <style:text-properties fo:font-style="italic" officeooo:rsid="459258b1" style:font-style-asian="italic" style:font-style-complex="italic"/>
    </style:style>
    <style:style style:name="T87" style:family="text">
      <style:text-properties fo:font-style="italic" officeooo:rsid="46c264a9" style:font-style-asian="italic" style:font-style-complex="italic"/>
    </style:style>
    <style:style style:name="T88" style:family="text">
      <style:text-properties fo:font-style="italic" officeooo:rsid="4590d4d1" style:font-style-asian="italic" style:font-style-complex="italic"/>
    </style:style>
    <style:style style:name="T89" style:family="text">
      <style:text-properties fo:font-style="italic" officeooo:rsid="46d1ef9f" style:font-style-asian="italic" style:font-style-complex="italic"/>
    </style:style>
    <style:style style:name="T90" style:family="text">
      <style:text-properties fo:font-style="italic" officeooo:rsid="46da8525" style:font-style-asian="italic" style:font-style-complex="italic"/>
    </style:style>
    <style:style style:name="T91" style:family="text">
      <style:text-properties fo:font-style="italic" officeooo:rsid="46e4976c" style:font-style-asian="italic" style:font-style-complex="italic"/>
    </style:style>
    <style:style style:name="T92" style:family="text">
      <style:text-properties fo:font-style="italic" officeooo:rsid="4714250a" style:font-style-asian="italic" style:font-style-complex="italic"/>
    </style:style>
    <style:style style:name="T93" style:family="text">
      <style:text-properties fo:font-style="italic" officeooo:rsid="472d399d" style:font-style-asian="italic" style:font-style-complex="italic"/>
    </style:style>
    <style:style style:name="T94" style:family="text">
      <style:text-properties fo:font-style="italic" officeooo:rsid="472dfe09" style:font-style-asian="italic" style:font-style-complex="italic"/>
    </style:style>
    <style:style style:name="T95" style:family="text">
      <style:text-properties fo:font-style="italic" officeooo:rsid="45abc55a" style:font-style-asian="italic" style:font-style-complex="italic"/>
    </style:style>
    <style:style style:name="T96" style:family="text">
      <style:text-properties fo:font-style="italic" officeooo:rsid="467dab45" style:font-style-asian="italic" style:font-style-complex="italic"/>
    </style:style>
    <style:style style:name="T97" style:family="text">
      <style:text-properties fo:font-style="italic" officeooo:rsid="47590d2d"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45062eec" style:font-style-asian="italic" style:font-weight-asian="bold" style:font-style-complex="italic" style:font-weight-complex="bold"/>
    </style:style>
    <style:style style:name="T100" style:family="text">
      <style:text-properties fo:font-style="italic" fo:font-weight="bold" officeooo:rsid="451f63da" style:font-style-asian="italic" style:font-weight-asian="bold" style:font-style-complex="italic" style:font-weight-complex="bold"/>
    </style:style>
    <style:style style:name="T101" style:family="text">
      <style:text-properties fo:font-style="italic" fo:font-weight="bold" officeooo:rsid="453557e3" style:font-style-asian="italic" style:font-weight-asian="bold" style:font-style-complex="italic" style:font-weight-complex="bold"/>
    </style:style>
    <style:style style:name="T102" style:family="text">
      <style:text-properties fo:font-style="italic" fo:font-weight="bold" officeooo:rsid="45a71977" style:font-style-asian="italic" style:font-weight-asian="bold" style:font-style-complex="italic" style:font-weight-complex="bold"/>
    </style:style>
    <style:style style:name="T103" style:family="text">
      <style:text-properties fo:font-style="italic" fo:font-weight="bold" officeooo:rsid="45a877be" style:font-style-asian="italic" style:font-weight-asian="bold" style:font-style-complex="italic" style:font-weight-complex="bold"/>
    </style:style>
    <style:style style:name="T104" style:family="text">
      <style:text-properties fo:font-style="italic" fo:font-weight="bold" officeooo:rsid="1747a442" style:font-style-asian="italic" style:font-weight-asian="bold" style:font-style-complex="italic" style:font-weight-complex="bold"/>
    </style:style>
    <style:style style:name="T105" style:family="text">
      <style:text-properties fo:font-style="italic" fo:font-weight="bold" officeooo:rsid="465ce583" style:font-style-asian="italic" style:font-weight-asian="bold" style:font-style-complex="italic" style:font-weight-complex="bold"/>
    </style:style>
    <style:style style:name="T106" style:family="text">
      <style:text-properties fo:font-style="italic" fo:font-weight="bold" officeooo:rsid="4531aea2" style:font-style-asian="italic" style:font-weight-asian="bold" style:font-style-complex="italic" style:font-weight-complex="bold"/>
    </style:style>
    <style:style style:name="T107" style:family="text">
      <style:text-properties fo:font-style="italic" fo:font-weight="bold" officeooo:rsid="3adffe37" style:font-style-asian="italic" style:font-weight-asian="bold" style:font-style-complex="italic" style:font-weight-complex="bold"/>
    </style:style>
    <style:style style:name="T108" style:family="text">
      <style:text-properties fo:font-style="italic" fo:font-weight="bold" officeooo:rsid="46e4976c" style:font-style-asian="italic" style:font-weight-asian="bold" style:font-style-complex="italic" style:font-weight-complex="bold"/>
    </style:style>
    <style:style style:name="T109" style:family="text">
      <style:text-properties fo:font-style="italic" fo:font-weight="bold" officeooo:rsid="46e6c234" style:font-style-asian="italic" style:font-weight-asian="bold" style:font-style-complex="italic" style:font-weight-complex="bold"/>
    </style:style>
    <style:style style:name="T110" style:family="text">
      <style:text-properties fo:font-style="italic" fo:font-weight="bold" officeooo:rsid="46e6f8b4" style:font-style-asian="italic" style:font-weight-asian="bold" style:font-style-complex="italic" style:font-weight-complex="bold"/>
    </style:style>
    <style:style style:name="T111" style:family="text">
      <style:text-properties fo:font-style="italic" fo:font-weight="bold" officeooo:rsid="46e7f21c" style:font-style-asian="italic" style:font-weight-asian="bold" style:font-style-complex="italic" style:font-weight-complex="bold"/>
    </style:style>
    <style:style style:name="T112" style:family="text">
      <style:text-properties fo:font-style="italic" fo:font-weight="bold" officeooo:rsid="46e96b6d" style:font-style-asian="italic" style:font-weight-asian="bold" style:font-style-complex="italic" style:font-weight-complex="bold"/>
    </style:style>
    <style:style style:name="T113" style:family="text">
      <style:text-properties fo:font-style="italic" fo:font-weight="bold" officeooo:rsid="46ea7c39" style:font-style-asian="italic" style:font-weight-asian="bold" style:font-style-complex="italic" style:font-weight-complex="bold"/>
    </style:style>
    <style:style style:name="T114" style:family="text">
      <style:text-properties fo:font-style="italic" fo:font-weight="bold" officeooo:rsid="46eb6f96" style:font-style-asian="italic" style:font-weight-asian="bold" style:font-style-complex="italic" style:font-weight-complex="bold"/>
    </style:style>
    <style:style style:name="T115" style:family="text">
      <style:text-properties fo:font-style="italic" fo:font-weight="bold" officeooo:rsid="4728324f" style:font-style-asian="italic" style:font-weight-asian="bold" style:font-style-complex="italic" style:font-weight-complex="bold"/>
    </style:style>
    <style:style style:name="T116" style:family="text">
      <style:text-properties officeooo:rsid="155cc408"/>
    </style:style>
    <style:style style:name="T117" style:family="text">
      <style:text-properties officeooo:rsid="13b3d86b"/>
    </style:style>
    <style:style style:name="T118" style:family="text">
      <style:text-properties officeooo:rsid="14f507b1"/>
    </style:style>
    <style:style style:name="T119" style:family="text">
      <style:text-properties officeooo:rsid="14f54ff5"/>
    </style:style>
    <style:style style:name="T120" style:family="text">
      <style:text-properties officeooo:rsid="14ef52e4"/>
    </style:style>
    <style:style style:name="T121" style:family="text">
      <style:text-properties officeooo:rsid="14e10e7b"/>
    </style:style>
    <style:style style:name="T122" style:family="text">
      <style:text-properties officeooo:rsid="14a5d507"/>
    </style:style>
    <style:style style:name="T123" style:family="text">
      <style:text-properties officeooo:rsid="13af2e8e"/>
    </style:style>
    <style:style style:name="T124" style:family="text">
      <style:text-properties officeooo:rsid="13c7b16f"/>
    </style:style>
    <style:style style:name="T125" style:family="text">
      <style:text-properties officeooo:rsid="14e5ca45"/>
    </style:style>
    <style:style style:name="T126" style:family="text">
      <style:text-properties officeooo:rsid="14e779ca"/>
    </style:style>
    <style:style style:name="T127" style:family="text">
      <style:text-properties officeooo:rsid="44835033"/>
    </style:style>
    <style:style style:name="T128" style:family="text">
      <style:text-properties style:use-window-font-color="true"/>
    </style:style>
    <style:style style:name="T129" style:family="text">
      <style:text-properties style:use-window-font-color="true" style:font-name="Georgia"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69d7d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text-line-through-style="none" style:text-line-through-type="none" style:font-name="Georgia2"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132" style:family="text">
      <style:text-properties style:use-window-font-color="tru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1"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1"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1"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1"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1"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1"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1"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1"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1"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1"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1"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1"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1"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1"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1"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1"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1" fo:font-size="10pt" fo:letter-spacing="0.004cm" fo:language="cs" fo:country="CZ" fo:font-style="normal" officeooo:rsid="469029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1" fo:font-size="10pt" fo:letter-spacing="0.004cm" fo:language="cs" fo:country="CZ" fo:font-style="normal" officeooo:rsid="469132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1" fo:font-size="10pt" fo:letter-spacing="0.004cm" fo:language="cs" fo:country="CZ" fo:font-style="normal" officeooo:rsid="46932b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1" fo:font-size="10pt" fo:letter-spacing="0.004cm" fo:language="cs" fo:country="CZ" fo:font-style="normal" officeooo:rsid="46940c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1" fo:font-size="10pt" fo:letter-spacing="0.004cm" fo:language="cs" fo:country="CZ" fo:font-style="normal" officeooo:rsid="469f9a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1" fo:font-size="10pt" fo:letter-spacing="0.004cm" fo:language="cs" fo:country="CZ" fo:font-style="normal" officeooo:rsid="469f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1" fo:font-size="10pt" fo:letter-spacing="0.004cm" fo:language="cs" fo:country="CZ" fo:font-style="normal" officeooo:rsid="46a6c9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1" fo:font-size="10pt" fo:letter-spacing="0.004cm" fo:language="cs" fo:country="CZ" fo:font-style="normal" officeooo:rsid="46a772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1" fo:font-size="10pt" fo:letter-spacing="0.004cm" fo:language="cs" fo:country="CZ" fo:font-style="normal" officeooo:rsid="46a7d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1" fo:font-size="10pt" fo:letter-spacing="0.004cm" fo:language="cs" fo:country="CZ" fo:font-style="normal" officeooo:rsid="44b6e7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1" fo:font-size="10pt" fo:letter-spacing="0.004cm" fo:language="cs" fo:country="CZ" fo:font-style="normal" officeooo:rsid="44b458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1" fo:font-size="10pt" fo:letter-spacing="0.004cm" fo:language="cs" fo:country="CZ" fo:font-style="normal" officeooo:rsid="46b362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1" fo:font-size="10pt" fo:letter-spacing="0.004cm" fo:language="cs" fo:country="CZ" fo:font-style="normal" officeooo:rsid="4531a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1" fo:font-size="10pt" fo:letter-spacing="0.004cm" fo:language="cs" fo:country="CZ" fo:font-style="normal" officeooo:rsid="46b4e8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1" fo:font-size="10pt" fo:letter-spacing="0.004cm" fo:language="cs" fo:country="CZ" fo:font-style="normal" officeooo:rsid="46b6ca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1" fo:font-size="10pt" fo:letter-spacing="0.004cm" fo:language="cs" fo:country="CZ" fo:font-style="normal" officeooo:rsid="44e3cf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1" fo:font-size="10pt" fo:letter-spacing="0.004cm" fo:language="cs" fo:country="CZ" fo:font-style="normal" officeooo:rsid="46b80a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1" fo:font-size="10pt" fo:letter-spacing="0.004cm" fo:language="cs" fo:country="CZ" fo:font-style="normal" officeooo:rsid="45e5e7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1" fo:font-size="10pt" fo:letter-spacing="0.004cm" fo:language="cs" fo:country="CZ" fo:font-style="normal" officeooo:rsid="46d5a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1" fo:font-size="10pt" fo:letter-spacing="0.004cm" fo:language="cs" fo:country="CZ" fo:font-style="normal" officeooo:rsid="46e2fc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1" fo:font-size="10pt" fo:letter-spacing="0.004cm" fo:language="cs" fo:country="CZ" fo:font-style="normal" officeooo:rsid="470fe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1" fo:font-size="10pt" fo:letter-spacing="0.004cm" fo:language="cs" fo:country="CZ" fo:font-style="normal" officeooo:rsid="47149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1" fo:font-size="10pt" fo:letter-spacing="0.004cm" fo:language="cs" fo:country="CZ" fo:font-style="normal" officeooo:rsid="474ade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1" fo:font-size="10pt" fo:letter-spacing="0.004cm" fo:language="cs" fo:country="CZ" fo:font-style="normal" officeooo:rsid="474a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1" fo:font-size="10pt" fo:letter-spacing="0.004cm" fo:language="cs" fo:country="CZ" fo:font-style="normal" officeooo: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1" fo:font-size="10pt" fo:letter-spacing="0.004cm" fo:language="cs" fo:country="CZ" fo:font-style="normal" officeooo:rsid="47606e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1" fo:font-size="10pt" fo:letter-spacing="0.004cm" fo:language="cs" fo:country="CZ" fo:font-style="normal" officeooo:rsid="4654d1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1" fo:font-size="10pt" fo:letter-spacing="0.004cm" fo:language="cs" fo:country="CZ" fo:font-style="normal" officeooo:rsid="47636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1" fo:font-size="10pt" fo:letter-spacing="0.004cm" fo:language="cs" fo:country="CZ" fo:font-style="normal" officeooo:rsid="4740d3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1" fo:font-size="10pt" fo:letter-spacing="0.004cm" fo:language="cs" fo:country="CZ" fo:font-style="normal" officeooo:rsid="4755ea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1" fo:font-size="10pt" fo:letter-spacing="0.004cm" fo:language="cs" fo:country="CZ" fo:font-style="normal" officeooo:rsid="47709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1" fo:font-size="10pt" fo:letter-spacing="0.004cm" fo:language="cs" fo:country="CZ" fo:font-style="normal" officeooo:rsid="473f18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1" fo:font-size="10pt" fo:letter-spacing="0.004cm" fo:language="cs" fo:country="CZ" fo:font-style="normal" officeooo:rsid="450e2f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1" fo:font-size="10pt" fo:letter-spacing="0.004cm" fo:language="cs" fo:country="CZ" fo:font-style="normal" officeooo:rsid="4776cc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1" fo:font-size="10pt" fo:letter-spacing="0.004cm" fo:language="cs" fo:country="CZ" fo:font-style="normal" officeooo:rsid="45e96e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1" fo:font-size="10pt" fo:letter-spacing="0.004cm" fo:language="cs" fo:country="CZ" fo:font-style="normal" officeooo:rsid="46a8ac5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1" fo:font-size="10pt" fo:letter-spacing="0.004cm" fo:language="cs" fo:country="CZ" fo:font-style="normal" officeooo:rsid="45f7e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1" fo:font-size="10pt" fo:letter-spacing="0.004cm" fo:language="cs" fo:country="CZ" fo:font-style="normal" officeooo:rsid="46c4869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1" fo:font-size="10pt" fo:letter-spacing="0.004cm" fo:language="cs" fo:country="CZ" fo:font-style="normal" officeooo:rsid="46cb14f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1" fo:font-size="10pt" fo:letter-spacing="0.004cm" fo:language="cs" fo:country="CZ" fo:font-style="normal" officeooo:rsid="45f9504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1" fo:font-size="10pt" fo:letter-spacing="0.004cm" fo:language="cs" fo:country="CZ" fo:font-style="normal" officeooo:rsid="476ce0a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1" fo:font-size="10pt" fo:letter-spacing="0.004cm" fo:language="cs" fo:country="CZ" fo:font-style="normal" officeooo:rsid="461faa7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5" style:family="text">
      <style:text-properties style:use-window-font-color="true" style:font-name="Georgia1"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 style:family="text">
      <style:text-properties style:use-window-font-color="true" style:font-name="Georgia1" fo:font-size="10pt" fo:letter-spacing="0.004cm" fo:language="cs" fo:country="CZ" fo:font-style="italic" officeooo:rsid="449a43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7" style:family="text">
      <style:text-properties style:use-window-font-color="true" style:font-name="Georgia1" fo:font-size="10pt" fo:letter-spacing="0.004cm" fo:language="cs" fo:country="CZ" fo:font-style="italic" officeooo:rsid="469c54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8" style:family="text">
      <style:text-properties style:use-window-font-color="true" style:font-name="Georgia1" fo:font-size="10pt" fo:letter-spacing="0.004cm" fo:language="cs" fo:country="CZ" fo:font-style="italic" officeooo:rsid="465d38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9" style:family="text">
      <style:text-properties style:use-window-font-color="true" style:font-name="Georgia1" fo:font-size="10pt" fo:letter-spacing="0.004cm" fo:language="cs" fo:country="CZ" fo:font-style="italic" officeooo:rsid="46a383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0" style:family="text">
      <style:text-properties style:use-window-font-color="true" style:font-name="Georgia1" fo:font-size="10pt" fo:letter-spacing="0.004cm" fo:language="cs" fo:country="CZ" fo:font-style="italic" officeooo:rsid="46b4e8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1" style:family="text">
      <style:text-properties style:use-window-font-color="true" style:font-name="Georgia1" fo:font-size="10pt" fo:letter-spacing="0.004cm" fo:language="cs" fo:country="CZ" fo:font-style="italic" officeooo:rsid="46b362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2" style:family="text">
      <style:text-properties style:use-window-font-color="true" style:font-name="Georgia1" fo:font-size="10pt" fo:letter-spacing="0.004cm" fo:language="cs" fo:country="CZ" fo:font-style="italic" officeooo:rsid="46c6361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3" style:family="text">
      <style:text-properties style:use-window-font-color="true" style:font-name="Georgia1" fo:font-size="10pt" fo:letter-spacing="0.004cm" fo:language="cs" fo:country="CZ" fo:font-style="italic" officeooo:rsid="4590d4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4" style:family="text">
      <style:text-properties style:use-window-font-color="true" style:font-name="Georgia1" fo:font-size="10pt" fo:letter-spacing="0.004cm" fo:language="cs" fo:country="CZ" fo:font-style="italic" officeooo:rsid="46c7e36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5" style:family="text">
      <style:text-properties style:use-window-font-color="true" style:font-name="Georgia1" fo:font-size="10pt" fo:letter-spacing="0.004cm" fo:language="cs" fo:country="CZ" fo:font-style="italic" officeooo:rsid="46c981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6" style:family="text">
      <style:text-properties style:use-window-font-color="true" style:font-name="Georgia1" fo:font-size="10pt" fo:letter-spacing="0.004cm" fo:language="cs" fo:country="CZ" fo:font-style="italic" officeooo:rsid="449a433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07" style:family="text">
      <style:text-properties style:use-window-font-color="true" style:font-name="Georgia1" fo:font-size="10pt" fo:letter-spacing="0.004cm" fo:language="cs" fo:country="CZ" fo:font-style="italic" officeooo:rsid="46b6ca9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08" style:family="text">
      <style:text-properties style:use-window-font-color="true" style:font-name="Georgia2" fo:font-size="16pt" fo:letter-spacing="0.004cm" fo:language="cs" fo:country="CZ" fo:font-style="italic" fo:font-weight="bold" officeooo:rsid="46b0aef7"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209" style:family="text">
      <style:text-properties style:use-window-font-color="true" style:font-name="Georgia2" fo:font-size="12pt" fo:letter-spacing="0.004cm" fo:language="cs" fo:country="CZ" fo:font-style="italic" style:text-underline-style="none" fo:font-weight="bold" officeooo:rsid="45ae95d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10" style:family="text">
      <style:text-properties style:use-window-font-color="true" style:font-name="Georgia2" fo:font-size="12pt" fo:letter-spacing="0.004cm" fo:language="cs" fo:country="CZ" fo:font-style="italic" style:text-underline-style="none" fo:font-weight="bold" officeooo:rsid="46d852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11" style:family="text">
      <style:text-properties style:use-window-font-color="true" fo:language="cs" fo:country="CZ" style:language-asian="cs" style:country-asian="CZ"/>
    </style:style>
    <style:style style:name="T212" style:family="text">
      <style:text-properties style:use-window-font-color="true" fo:language="cs" fo:country="CZ" officeooo:rsid="45fc091a" style:language-asian="cs" style:country-asian="CZ"/>
    </style:style>
    <style:style style:name="T213" style:family="text">
      <style:text-properties style:use-window-font-color="true" fo:language="cs" fo:country="CZ" officeooo:rsid="46c48692" style:language-asian="cs" style:country-asian="CZ"/>
    </style:style>
    <style:style style:name="T214" style:family="text">
      <style:text-properties fo:color="#6469aa" style:font-name="Georgia"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fo:color="#c68400" style:font-name="Georgia"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fo:color="#966400"/>
    </style:style>
    <style:style style:name="T217" style:family="text">
      <style:text-properties officeooo:rsid="448bad02"/>
    </style:style>
    <style:style style:name="T218" style:family="text">
      <style:text-properties fo:color="#ff6400" officeooo:rsid="4324fee1"/>
    </style:style>
    <style:style style:name="T219" style:family="text">
      <style:text-properties fo:color="#ff6400" fo:language="cs" fo:country="CZ" officeooo:rsid="45062eec" style:language-asian="cs" style:country-asian="CZ"/>
    </style:style>
    <style:style style:name="T220" style:family="text">
      <style:text-properties fo:color="#ff6400" fo:language="cs" fo:country="CZ" officeooo:rsid="45fc091a" style:language-asian="cs" style:country-asian="CZ"/>
    </style:style>
    <style:style style:name="T221" style:family="text">
      <style:text-properties fo:color="#ff6400" fo:language="cs" fo:country="CZ" officeooo:rsid="46ce8a86" style:language-asian="cs" style:country-asian="CZ"/>
    </style:style>
    <style:style style:name="T222" style:family="text">
      <style:text-properties fo:color="#ff6400" officeooo:rsid="452a4f34"/>
    </style:style>
    <style:style style:name="T223" style:family="text">
      <style:text-properties fo:color="#00c8ff"/>
    </style:style>
    <style:style style:name="T224" style:family="text">
      <style:text-properties fo:color="#00c8ff"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5" style:family="text">
      <style:text-properties fo:color="#00c8ff"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6" style:family="text">
      <style:text-properties fo:color="#00c8ff"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27" style:family="text">
      <style:text-properties fo:color="#8ba60e" officeooo:rsid="448c3ab1"/>
    </style:style>
    <style:style style:name="T228" style:family="text">
      <style:text-properties fo:color="#8ba60e" fo:language="cs" fo:country="CZ" style:language-asian="cs" style:country-asian="CZ"/>
    </style:style>
    <style:style style:name="T229" style:family="text">
      <style:text-properties fo:color="#8ba60e" fo:language="cs" fo:country="CZ" officeooo:rsid="46ce8a86" style:language-asian="cs" style:country-asian="CZ"/>
    </style:style>
    <style:style style:name="T230" style:family="text">
      <style:text-properties officeooo:rsid="448dc026"/>
    </style:style>
    <style:style style:name="T231" style:family="text">
      <style:text-properties officeooo:rsid="4324fee1"/>
    </style:style>
    <style:style style:name="T232" style:family="text">
      <style:text-properties fo:color="#14beaa" officeooo:rsid="4324fee1"/>
    </style:style>
    <style:style style:name="T233" style:family="text">
      <style:text-properties officeooo:rsid="4491300c"/>
    </style:style>
    <style:style style:name="T234" style:family="text">
      <style:text-properties officeooo:rsid="44964a67"/>
    </style:style>
    <style:style style:name="T235" style:family="text">
      <style:text-properties fo:color="#c3b346" officeooo:rsid="4324fee1"/>
    </style:style>
    <style:style style:name="T236" style:family="text">
      <style:text-properties fo:color="#c3b346"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37" style:family="text">
      <style:text-properties fo:color="#c3b346"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38" style:family="text">
      <style:text-properties fo:color="#c3b346"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39" style:family="text">
      <style:text-properties fo:color="#6482ff" officeooo:rsid="4324fee1"/>
    </style:style>
    <style:style style:name="T240" style:family="text">
      <style:text-properties fo:color="#6482ff"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41" style:family="text">
      <style:text-properties fo:color="#6482ff"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42" style:family="text">
      <style:text-properties fo:color="#6482ff"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43" style:family="text">
      <style:text-properties officeooo:rsid="4497ecd3"/>
    </style:style>
    <style:style style:name="T244" style:family="text">
      <style:text-properties officeooo:rsid="4499600c"/>
    </style:style>
    <style:style style:name="T245" style:family="text">
      <style:text-properties officeooo:rsid="449ba344"/>
    </style:style>
    <style:style style:name="T246" style:family="text">
      <style:text-properties officeooo:rsid="449c7025"/>
    </style:style>
    <style:style style:name="T247" style:family="text">
      <style:text-properties officeooo:rsid="449d24f4"/>
    </style:style>
    <style:style style:name="T248" style:family="text">
      <style:text-properties officeooo:rsid="449d8449"/>
    </style:style>
    <style:style style:name="T249" style:family="text">
      <style:text-properties officeooo:rsid="449dfd20"/>
    </style:style>
    <style:style style:name="T250" style:family="text">
      <style:text-properties fo:language="cs" fo:country="CZ"/>
    </style:style>
    <style:style style:name="T251" style:family="text">
      <style:text-properties fo:language="cs" fo:country="CZ" style:language-asian="cs" style:country-asian="CZ"/>
    </style:style>
    <style:style style:name="T252" style:family="text">
      <style:text-properties fo:language="cs" fo:country="CZ" officeooo:rsid="45062eec" style:language-asian="cs" style:country-asian="CZ"/>
    </style:style>
    <style:style style:name="T253" style:family="text">
      <style:text-properties fo:language="cs" fo:country="CZ" officeooo:rsid="450c2fea" style:language-asian="cs" style:country-asian="CZ"/>
    </style:style>
    <style:style style:name="T254" style:family="text">
      <style:text-properties fo:language="cs" fo:country="CZ" officeooo:rsid="44b458af" style:language-asian="cs" style:country-asian="CZ"/>
    </style:style>
    <style:style style:name="T255" style:family="text">
      <style:text-properties fo:language="cs" fo:country="CZ" officeooo:rsid="450e3082" style:language-asian="cs" style:country-asian="CZ"/>
    </style:style>
    <style:style style:name="T256" style:family="text">
      <style:text-properties fo:language="cs" fo:country="CZ" officeooo:rsid="44927482" style:language-asian="cs" style:country-asian="CZ"/>
    </style:style>
    <style:style style:name="T257" style:family="text">
      <style:text-properties fo:language="cs" fo:country="CZ" officeooo:rsid="45f95048" style:language-asian="cs" style:country-asian="CZ"/>
    </style:style>
    <style:style style:name="T258" style:family="text">
      <style:text-properties fo:language="cs" fo:country="CZ" officeooo:rsid="45fc091a" style:language-asian="cs" style:country-asian="CZ"/>
    </style:style>
    <style:style style:name="T259" style:family="text">
      <style:text-properties fo:language="cs" fo:country="CZ" officeooo:rsid="4755ea7c" style:language-asian="cs" style:country-asian="CZ"/>
    </style:style>
    <style:style style:name="T260" style:family="text">
      <style:text-properties fo:language="cs" fo:country="CZ" fo:font-style="italic" style:language-asian="cs" style:country-asian="CZ" style:font-style-asian="italic" style:font-style-complex="italic"/>
    </style:style>
    <style:style style:name="T261" style:family="text">
      <style:text-properties fo:language="cs" fo:country="CZ" fo:font-style="italic" officeooo:rsid="449a4333" style:language-asian="cs" style:country-asian="CZ" style:font-style-asian="italic" style:font-style-complex="italic"/>
    </style:style>
    <style:style style:name="T262" style:family="text">
      <style:text-properties fo:language="cs" fo:country="CZ" fo:font-style="italic" officeooo:rsid="44927482" style:language-asian="cs" style:country-asian="CZ" style:font-style-asian="italic" style:font-style-complex="italic"/>
    </style:style>
    <style:style style:name="T263" style:family="text">
      <style:text-properties fo:language="cs" fo:country="CZ" fo:font-style="italic" officeooo:rsid="44b458af" style:language-asian="cs" style:country-asian="CZ" style:font-style-asian="italic" style:font-style-complex="italic"/>
    </style:style>
    <style:style style:name="T264" style:family="text">
      <style:text-properties fo:language="cs" fo:country="CZ" fo:font-style="italic" officeooo:rsid="46238a5f" style:language-asian="cs" style:country-asian="CZ" style:font-style-asian="italic" style:font-style-complex="italic"/>
    </style:style>
    <style:style style:name="T265" style:family="text">
      <style:text-properties fo:language="cs" fo:country="CZ" fo:font-style="italic" officeooo:rsid="462ca6a0" style:language-asian="cs" style:country-asian="CZ" style:font-style-asian="italic" style:font-style-complex="italic"/>
    </style:style>
    <style:style style:name="T266" style:family="text">
      <style:text-properties fo:language="cs" fo:country="CZ" fo:font-style="italic" officeooo:rsid="4755ea7c" style:language-asian="cs" style:country-asian="CZ" style:font-style-asian="italic" style:font-style-complex="italic"/>
    </style:style>
    <style:style style:name="T267" style:family="text">
      <style:text-properties fo:language="cs" fo:country="CZ" fo:font-style="italic" style:font-style-asian="italic" style:font-style-complex="italic"/>
    </style:style>
    <style:style style:name="T268" style:family="text">
      <style:text-properties fo:language="cs" fo:country="CZ" fo:font-style="normal" style:language-asian="cs" style:country-asian="CZ" style:font-style-asian="normal" style:font-style-complex="normal"/>
    </style:style>
    <style:style style:name="T269" style:family="text">
      <style:text-properties fo:language="cs" fo:country="CZ" fo:font-style="normal" officeooo:rsid="44927482" style:language-asian="cs" style:country-asian="CZ" style:font-style-asian="normal" style:font-style-complex="normal"/>
    </style:style>
    <style:style style:name="T270" style:family="text">
      <style:text-properties fo:language="cs" fo:country="CZ" fo:font-style="normal" officeooo:rsid="44b62ce5" style:language-asian="cs" style:country-asian="CZ" style:font-style-asian="normal" style:font-style-complex="normal"/>
    </style:style>
    <style:style style:name="T271" style:family="text">
      <style:text-properties fo:language="cs" fo:country="CZ" fo:font-style="normal" officeooo:rsid="4501b757" style:language-asian="cs" style:country-asian="CZ" style:font-style-asian="normal" style:font-style-complex="normal"/>
    </style:style>
    <style:style style:name="T272" style:family="text">
      <style:text-properties fo:language="cs" fo:country="CZ" fo:font-style="normal" officeooo:rsid="45023ddd" style:language-asian="cs" style:country-asian="CZ" style:font-style-asian="normal" style:font-style-complex="normal"/>
    </style:style>
    <style:style style:name="T273" style:family="text">
      <style:text-properties fo:language="cs" fo:country="CZ" fo:font-style="normal" officeooo:rsid="450b0bc8" style:language-asian="cs" style:country-asian="CZ" style:font-style-asian="normal" style:font-style-complex="normal"/>
    </style:style>
    <style:style style:name="T274" style:family="text">
      <style:text-properties fo:language="cs" fo:country="CZ" fo:font-style="normal" officeooo:rsid="45da3ab8" style:language-asian="cs" style:country-asian="CZ" style:font-style-asian="normal" style:font-style-complex="normal"/>
    </style:style>
    <style:style style:name="T275" style:family="text">
      <style:text-properties fo:language="cs" fo:country="CZ" fo:font-style="normal" officeooo:rsid="45e835c0" style:language-asian="cs" style:country-asian="CZ" style:font-style-asian="normal" style:font-style-complex="normal"/>
    </style:style>
    <style:style style:name="T276" style:family="text">
      <style:text-properties fo:language="cs" fo:country="CZ" fo:font-style="normal" officeooo:rsid="45e96e65" style:language-asian="cs" style:country-asian="CZ" style:font-style-asian="normal" style:font-style-complex="normal"/>
    </style:style>
    <style:style style:name="T277" style:family="text">
      <style:text-properties fo:language="cs" fo:country="CZ" fo:font-style="normal" officeooo:rsid="45ee9d49" style:language-asian="cs" style:country-asian="CZ" style:font-style-asian="normal" style:font-style-complex="normal"/>
    </style:style>
    <style:style style:name="T278" style:family="text">
      <style:text-properties fo:language="cs" fo:country="CZ" fo:font-style="normal" officeooo:rsid="45f208d5" style:language-asian="cs" style:country-asian="CZ" style:font-style-asian="normal" style:font-style-complex="normal"/>
    </style:style>
    <style:style style:name="T279" style:family="text">
      <style:text-properties fo:language="cs" fo:country="CZ" fo:font-style="normal" officeooo:rsid="45f3b2de" style:language-asian="cs" style:country-asian="CZ" style:font-style-asian="normal" style:font-style-complex="normal"/>
    </style:style>
    <style:style style:name="T280" style:family="text">
      <style:text-properties fo:language="cs" fo:country="CZ" fo:font-style="normal" officeooo:rsid="45f50471" style:language-asian="cs" style:country-asian="CZ" style:font-style-asian="normal" style:font-style-complex="normal"/>
    </style:style>
    <style:style style:name="T281" style:family="text">
      <style:text-properties fo:language="cs" fo:country="CZ" fo:font-style="normal" officeooo:rsid="45f6f9ad" style:language-asian="cs" style:country-asian="CZ" style:font-style-asian="normal" style:font-style-complex="normal"/>
    </style:style>
    <style:style style:name="T282" style:family="text">
      <style:text-properties fo:language="cs" fo:country="CZ" fo:font-style="normal" officeooo:rsid="45f79d37" style:language-asian="cs" style:country-asian="CZ" style:font-style-asian="normal" style:font-style-complex="normal"/>
    </style:style>
    <style:style style:name="T283" style:family="text">
      <style:text-properties fo:language="cs" fo:country="CZ" fo:font-style="normal" officeooo:rsid="45f7ed25" style:language-asian="cs" style:country-asian="CZ" style:font-style-asian="normal" style:font-style-complex="normal"/>
    </style:style>
    <style:style style:name="T284" style:family="text">
      <style:text-properties fo:language="cs" fo:country="CZ" fo:font-style="normal" officeooo:rsid="45f95048" style:language-asian="cs" style:country-asian="CZ" style:font-style-asian="normal" style:font-style-complex="normal"/>
    </style:style>
    <style:style style:name="T285" style:family="text">
      <style:text-properties fo:language="cs" fo:country="CZ" fo:font-style="normal" officeooo:rsid="45fa675e" style:language-asian="cs" style:country-asian="CZ" style:font-style-asian="normal" style:font-style-complex="normal"/>
    </style:style>
    <style:style style:name="T286" style:family="text">
      <style:text-properties fo:language="cs" fo:country="CZ" fo:font-style="normal" officeooo:rsid="461faa76" style:language-asian="cs" style:country-asian="CZ" style:font-style-asian="normal" style:font-style-complex="normal"/>
    </style:style>
    <style:style style:name="T287" style:family="text">
      <style:text-properties fo:language="cs" fo:country="CZ" fo:font-style="normal" officeooo:rsid="46a8ac57" style:language-asian="cs" style:country-asian="CZ" style:font-style-asian="normal" style:font-style-complex="normal"/>
    </style:style>
    <style:style style:name="T288" style:family="text">
      <style:text-properties fo:language="cs" fo:country="CZ" fo:font-style="normal" officeooo:rsid="44b458af" style:language-asian="cs" style:country-asian="CZ" style:font-style-asian="normal" style:font-style-complex="normal"/>
    </style:style>
    <style:style style:name="T289" style:family="text">
      <style:text-properties fo:language="cs" fo:country="CZ" fo:font-style="normal" officeooo:rsid="46c08d6e" style:language-asian="cs" style:country-asian="CZ" style:font-style-asian="normal" style:font-style-complex="normal"/>
    </style:style>
    <style:style style:name="T290" style:family="text">
      <style:text-properties fo:language="cs" fo:country="CZ" fo:font-style="normal" officeooo:rsid="4703468b" style:language-asian="cs" style:country-asian="CZ" style:font-style-asian="normal" style:font-style-complex="normal"/>
    </style:style>
    <style:style style:name="T291" style:family="text">
      <style:text-properties fo:language="cs" fo:country="CZ" fo:font-style="normal" officeooo:rsid="475389b0" style:language-asian="cs" style:country-asian="CZ" style:font-style-asian="normal" style:font-style-complex="normal"/>
    </style:style>
    <style:style style:name="T292" style:family="text">
      <style:text-properties fo:language="cs" fo:country="CZ" fo:font-style="normal" officeooo:rsid="475898c6" style:language-asian="cs" style:country-asian="CZ" style:font-style-asian="normal" style:font-style-complex="normal"/>
    </style:style>
    <style:style style:name="T293" style:family="text">
      <style:text-properties fo:language="cs" fo:country="CZ" fo:font-style="normal" officeooo:rsid="47620ed1" style:language-asian="cs" style:country-asian="CZ" style:font-style-asian="normal" style:font-style-complex="normal"/>
    </style:style>
    <style:style style:name="T294" style:family="text">
      <style:text-properties fo:language="cs" fo:country="CZ" fo:font-style="normal" officeooo:rsid="47699d5e" style:language-asian="cs" style:country-asian="CZ" style:font-style-asian="normal" style:font-style-complex="normal"/>
    </style:style>
    <style:style style:name="T295" style:family="text">
      <style:text-properties fo:language="cs" fo:country="CZ" fo:font-style="normal" officeooo:rsid="476ce0ae" style:language-asian="cs" style:country-asian="CZ" style:font-style-asian="normal" style:font-style-complex="normal"/>
    </style:style>
    <style:style style:name="T296" style:family="text">
      <style:text-properties fo:language="cs" fo:country="CZ" fo:font-style="normal" officeooo:rsid="47750586" style:language-asian="cs" style:country-asian="CZ" style:font-style-asian="normal" style:font-style-complex="normal"/>
    </style:style>
    <style:style style:name="T297" style:family="text">
      <style:text-properties fo:language="cs" fo:country="CZ" fo:font-style="normal" officeooo:rsid="4775a55c" style:language-asian="cs" style:country-asian="CZ" style:font-style-asian="normal" style:font-style-complex="normal"/>
    </style:style>
    <style:style style:name="T298" style:family="text">
      <style:text-properties fo:language="cs" fo:country="CZ" fo:font-style="normal" officeooo:rsid="4778bc9c" style:language-asian="cs" style:country-asian="CZ" style:font-style-asian="normal" style:font-style-complex="normal"/>
    </style:style>
    <style:style style:name="T299" style:family="text">
      <style:text-properties officeooo:rsid="44be31d6"/>
    </style:style>
    <style:style style:name="T300" style:family="text">
      <style:text-properties officeooo:rsid="44cb2bf6"/>
    </style:style>
    <style:style style:name="T301" style:family="text">
      <style:text-properties officeooo:rsid="44cc7957"/>
    </style:style>
    <style:style style:name="T302" style:family="text">
      <style:text-properties officeooo:rsid="44df7052"/>
    </style:style>
    <style:style style:name="T303" style:family="text">
      <style:text-properties officeooo:rsid="44e3cf0d"/>
    </style:style>
    <style:style style:name="T304" style:family="text">
      <style:text-properties officeooo:rsid="44e5ab33"/>
    </style:style>
    <style:style style:name="T305" style:family="text">
      <style:text-properties officeooo:rsid="44f03263"/>
    </style:style>
    <style:style style:name="T306" style:family="text">
      <style:text-properties officeooo:rsid="44faab83"/>
    </style:style>
    <style:style style:name="T307" style:family="text">
      <style:text-properties officeooo:rsid="44fd78cc"/>
    </style:style>
    <style:style style:name="T308" style:family="text">
      <style:text-properties officeooo:rsid="45023ddd"/>
    </style:style>
    <style:style style:name="T309" style:family="text">
      <style:text-properties officeooo:rsid="45032115"/>
    </style:style>
    <style:style style:name="T310" style:family="text">
      <style:text-properties officeooo:rsid="45040c77"/>
    </style:style>
    <style:style style:name="T311" style:family="text">
      <style:text-properties officeooo:rsid="45062eec"/>
    </style:style>
    <style:style style:name="T312" style:family="text">
      <style:text-properties officeooo:rsid="450c2fea"/>
    </style:style>
    <style:style style:name="T313" style:family="text">
      <style:text-properties officeooo:rsid="450e2f42"/>
    </style:style>
    <style:style style:name="T314" style:family="text">
      <style:text-properties officeooo:rsid="450efd1f"/>
    </style:style>
    <style:style style:name="T315" style:family="text">
      <style:text-properties officeooo:rsid="45114ac1"/>
    </style:style>
    <style:style style:name="T316" style:family="text">
      <style:text-properties officeooo:rsid="4519fb6c"/>
    </style:style>
    <style:style style:name="T317" style:family="text">
      <style:text-properties officeooo:rsid="451e15d2"/>
    </style:style>
    <style:style style:name="T318" style:family="text">
      <style:text-properties officeooo:rsid="451fd865"/>
    </style:style>
    <style:style style:name="T319" style:family="text">
      <style:text-properties officeooo:rsid="4521803d"/>
    </style:style>
    <style:style style:name="T320" style:family="text">
      <style:text-properties officeooo:rsid="452a4f34"/>
    </style:style>
    <style:style style:name="T321" style:family="text">
      <style:text-properties officeooo:rsid="452e01c1"/>
    </style:style>
    <style:style style:name="T322" style:family="text">
      <style:text-properties officeooo:rsid="452fa953"/>
    </style:style>
    <style:style style:name="T323" style:family="text">
      <style:text-properties officeooo:rsid="45315cbb"/>
    </style:style>
    <style:style style:name="T324" style:family="text">
      <style:text-properties officeooo:rsid="44a4dd69"/>
    </style:style>
    <style:style style:name="T325" style:family="text">
      <style:text-properties officeooo:rsid="453af5d6"/>
    </style:style>
    <style:style style:name="T326" style:family="text">
      <style:text-properties officeooo:rsid="453d6e7a"/>
    </style:style>
    <style:style style:name="T327" style:family="text">
      <style:text-properties officeooo:rsid="4545a20c"/>
    </style:style>
    <style:style style:name="T328" style:family="text">
      <style:text-properties officeooo:rsid="45479893"/>
    </style:style>
    <style:style style:name="T329" style:family="text">
      <style:text-properties officeooo:rsid="454edad6"/>
    </style:style>
    <style:style style:name="T330" style:family="text">
      <style:text-properties officeooo:rsid="45540a44"/>
    </style:style>
    <style:style style:name="T331" style:family="text">
      <style:text-properties officeooo:rsid="455695c0"/>
    </style:style>
    <style:style style:name="T332" style:family="text">
      <style:text-properties officeooo:rsid="4566f82a"/>
    </style:style>
    <style:style style:name="T333" style:family="text">
      <style:text-properties officeooo:rsid="4567a90a"/>
    </style:style>
    <style:style style:name="T334" style:family="text">
      <style:text-properties officeooo:rsid="456915fe"/>
    </style:style>
    <style:style style:name="T335" style:family="text">
      <style:text-properties officeooo:rsid="4569f88d"/>
    </style:style>
    <style:style style:name="T336" style:family="text">
      <style:text-properties officeooo:rsid="45704316"/>
    </style:style>
    <style:style style:name="T337" style:family="text">
      <style:text-properties officeooo:rsid="45738772"/>
    </style:style>
    <style:style style:name="T338" style:family="text">
      <style:text-properties officeooo:rsid="457899f4"/>
    </style:style>
    <style:style style:name="T339" style:family="text">
      <style:text-properties officeooo:rsid="458e5cd8"/>
    </style:style>
    <style:style style:name="T340" style:family="text">
      <style:text-properties officeooo:rsid="458fc1e8"/>
    </style:style>
    <style:style style:name="T341" style:family="text">
      <style:text-properties officeooo:rsid="4590d4d1"/>
    </style:style>
    <style:style style:name="T342" style:family="text">
      <style:text-properties officeooo:rsid="45960823"/>
    </style:style>
    <style:style style:name="T343" style:family="text">
      <style:text-properties officeooo:rsid="45966177"/>
    </style:style>
    <style:style style:name="T344" style:family="text">
      <style:text-properties officeooo:rsid="459ab4b2"/>
    </style:style>
    <style:style style:name="T345" style:family="text">
      <style:text-properties officeooo:rsid="45a12dd8"/>
    </style:style>
    <style:style style:name="T346" style:family="text">
      <style:text-properties officeooo:rsid="45a1f911"/>
    </style:style>
    <style:style style:name="T347" style:family="text">
      <style:text-properties officeooo:rsid="45a32c86"/>
    </style:style>
    <style:style style:name="T348" style:family="text">
      <style:text-properties officeooo:rsid="45a3c9fb"/>
    </style:style>
    <style:style style:name="T349" style:family="text">
      <style:text-properties officeooo:rsid="45a518b5"/>
    </style:style>
    <style:style style:name="T350" style:family="text">
      <style:text-properties officeooo:rsid="45aa1255"/>
    </style:style>
    <style:style style:name="T351" style:family="text">
      <style:text-properties officeooo:rsid="45abb83c"/>
    </style:style>
    <style:style style:name="T352" style:family="text">
      <style:text-properties officeooo:rsid="45abc55a"/>
    </style:style>
    <style:style style:name="T353" style:family="text">
      <style:text-properties officeooo:rsid="45b53b84"/>
    </style:style>
    <style:style style:name="T354" style:family="text">
      <style:text-properties officeooo:rsid="45b5b9d7"/>
    </style:style>
    <style:style style:name="T355" style:family="text">
      <style:text-properties officeooo:rsid="45ba3683"/>
    </style:style>
    <style:style style:name="T356" style:family="text">
      <style:text-properties officeooo:rsid="45bbcd1a"/>
    </style:style>
    <style:style style:name="T357" style:family="text">
      <style:text-properties officeooo:rsid="45bbfd25"/>
    </style:style>
    <style:style style:name="T358" style:family="text">
      <style:text-properties officeooo:rsid="45bcc34b"/>
    </style:style>
    <style:style style:name="T359" style:family="text">
      <style:text-properties officeooo:rsid="45bf5b05"/>
    </style:style>
    <style:style style:name="T360" style:family="text">
      <style:text-properties officeooo:rsid="45cbf711"/>
    </style:style>
    <style:style style:name="T361" style:family="text">
      <style:text-properties officeooo:rsid="45df5332"/>
    </style:style>
    <style:style style:name="T362" style:family="text">
      <style:text-properties officeooo:rsid="45e5487c"/>
    </style:style>
    <style:style style:name="T363" style:family="text">
      <style:text-properties officeooo:rsid="45ed89e8"/>
    </style:style>
    <style:style style:name="T364" style:family="text">
      <style:text-properties officeooo:rsid="45f04f3e"/>
    </style:style>
    <style:style style:name="T365" style:family="text">
      <style:text-properties officeooo:rsid="45f1adec"/>
    </style:style>
    <style:style style:name="T366" style:family="text">
      <style:text-properties officeooo:rsid="45f2552e"/>
    </style:style>
    <style:style style:name="T367" style:family="text">
      <style:text-properties officeooo:rsid="45f6638d"/>
    </style:style>
    <style:style style:name="T368" style:family="text">
      <style:text-properties officeooo:rsid="45f6f9ad"/>
    </style:style>
    <style:style style:name="T369" style:family="text">
      <style:text-properties officeooo:rsid="45f7ed25"/>
    </style:style>
    <style:style style:name="T370" style:family="text">
      <style:text-properties officeooo:rsid="45f95048"/>
    </style:style>
    <style:style style:name="T371" style:family="text">
      <style:text-properties officeooo:rsid="460a5ccc"/>
    </style:style>
    <style:style style:name="T372" style:family="text">
      <style:text-properties officeooo:rsid="460c50b9"/>
    </style:style>
    <style:style style:name="T373" style:family="text">
      <style:text-properties officeooo:rsid="4613d983"/>
    </style:style>
    <style:style style:name="T374" style:family="text">
      <style:text-properties officeooo:rsid="4614a708"/>
    </style:style>
    <style:style style:name="T375" style:family="text">
      <style:text-properties officeooo:rsid="461c92ca"/>
    </style:style>
    <style:style style:name="T376" style:family="text">
      <style:text-properties officeooo:rsid="461d8edb"/>
    </style:style>
    <style:style style:name="T377" style:family="text">
      <style:text-properties officeooo:rsid="461f620b"/>
    </style:style>
    <style:style style:name="T378" style:family="text">
      <style:text-properties officeooo:rsid="46203d86"/>
    </style:style>
    <style:style style:name="T379" style:family="text">
      <style:text-properties officeooo:rsid="46218b09"/>
    </style:style>
    <style:style style:name="T380" style:family="text">
      <style:text-properties officeooo:rsid="46287c4a"/>
    </style:style>
    <style:style style:name="T381" style:family="text">
      <style:text-properties officeooo:rsid="4629821f"/>
    </style:style>
    <style:style style:name="T382" style:family="text">
      <style:text-properties officeooo:rsid="462e735c"/>
    </style:style>
    <style:style style:name="T383" style:family="text">
      <style:text-properties officeooo:rsid="4633e706"/>
    </style:style>
    <style:style style:name="T384" style:family="text">
      <style:text-properties officeooo:rsid="463734f2"/>
    </style:style>
    <style:style style:name="T385" style:family="text">
      <style:text-properties officeooo:rsid="44d0c66a"/>
    </style:style>
    <style:style style:name="T386" style:family="text">
      <style:text-properties officeooo:rsid="46427219"/>
    </style:style>
    <style:style style:name="T387" style:family="text">
      <style:text-properties officeooo:rsid="44b458af"/>
    </style:style>
    <style:style style:name="T388" style:family="text">
      <style:text-properties officeooo:rsid="46458d5f"/>
    </style:style>
    <style:style style:name="T389" style:family="text">
      <style:text-properties officeooo:rsid="46463e39"/>
    </style:style>
    <style:style style:name="T390" style:family="text">
      <style:text-properties officeooo:rsid="464a3ae7"/>
    </style:style>
    <style:style style:name="T391" style:family="text">
      <style:text-properties officeooo:rsid="464c80c6"/>
    </style:style>
    <style:style style:name="T392" style:family="text">
      <style:text-properties officeooo:rsid="464ce6a4"/>
    </style:style>
    <style:style style:name="T393" style:family="text">
      <style:text-properties officeooo:rsid="464f1bc2"/>
    </style:style>
    <style:style style:name="T394" style:family="text">
      <style:text-properties officeooo:rsid="465454ab"/>
    </style:style>
    <style:style style:name="T395" style:family="text">
      <style:text-properties officeooo:rsid="4656d806"/>
    </style:style>
    <style:style style:name="T396" style:family="text">
      <style:text-properties officeooo:rsid="4658243a"/>
    </style:style>
    <style:style style:name="T397" style:family="text">
      <style:text-properties officeooo:rsid="465ee6ee"/>
    </style:style>
    <style:style style:name="T398" style:family="text">
      <style:text-properties fo:font-size="10pt" style:font-size-asian="10pt" style:font-size-complex="10pt"/>
    </style:style>
    <style:style style:name="T399" style:family="text">
      <style:text-properties fo:font-size="10pt" fo:language="cs" fo:country="CZ" style:font-size-asian="10pt" style:language-asian="cs" style:country-asian="CZ" style:font-size-complex="10pt"/>
    </style:style>
    <style:style style:name="T400" style:family="text">
      <style:text-properties officeooo:rsid="46629cb4"/>
    </style:style>
    <style:style style:name="T401" style:family="text">
      <style:text-properties officeooo:rsid="46650fbd"/>
    </style:style>
    <style:style style:name="T402" style:family="text">
      <style:text-properties officeooo:rsid="466860c8"/>
    </style:style>
    <style:style style:name="T403" style:family="text">
      <style:text-properties officeooo:rsid="466a523d"/>
    </style:style>
    <style:style style:name="T404" style:family="text">
      <style:text-properties officeooo:rsid="467350f6"/>
    </style:style>
    <style:style style:name="T405" style:family="text">
      <style:text-properties officeooo:rsid="468af788"/>
    </style:style>
    <style:style style:name="T406" style:family="text">
      <style:text-properties officeooo:rsid="468bd24f"/>
    </style:style>
    <style:style style:name="T407" style:family="text">
      <style:text-properties officeooo:rsid="4486a873"/>
    </style:style>
    <style:style style:name="T408" style:family="text">
      <style:text-properties officeooo:rsid="448c3ab1"/>
    </style:style>
    <style:style style:name="T409" style:family="text">
      <style:text-properties officeooo:rsid="463c8793"/>
    </style:style>
    <style:style style:name="T410" style:family="text">
      <style:text-properties officeooo:rsid="46a1e6f0"/>
    </style:style>
    <style:style style:name="T411" style:family="text">
      <style:text-properties officeooo:rsid="465ce583"/>
    </style:style>
    <style:style style:name="T412" style:family="text">
      <style:text-properties officeooo:rsid="453d59cc"/>
    </style:style>
    <style:style style:name="T413" style:family="text">
      <style:text-properties officeooo:rsid="4659d2a0"/>
    </style:style>
    <style:style style:name="T414" style:family="text">
      <style:text-properties officeooo:rsid="46a90cbe"/>
    </style:style>
    <style:style style:name="T415" style:family="text">
      <style:text-properties officeooo:rsid="46aaa102"/>
    </style:style>
    <style:style style:name="T416" style:family="text">
      <style:text-properties officeooo:rsid="46b0aef7"/>
    </style:style>
    <style:style style:name="T417" style:family="text">
      <style:text-properties officeooo:rsid="46b4e834"/>
    </style:style>
    <style:style style:name="T418" style:family="text">
      <style:text-properties officeooo:rsid="4531aea2"/>
    </style:style>
    <style:style style:name="T419" style:family="text">
      <style:text-properties fo:font-weight="bold" style:font-weight-asian="bold" style:font-weight-complex="bold"/>
    </style:style>
    <style:style style:name="T420" style:family="text">
      <style:text-properties fo:font-weight="bold" officeooo:rsid="46d03285" style:font-weight-asian="bold" style:font-weight-complex="bold"/>
    </style:style>
    <style:style style:name="T421" style:family="text">
      <style:text-properties officeooo:rsid="46b6ca99"/>
    </style:style>
    <style:style style:name="T422" style:family="text">
      <style:text-properties officeooo:rsid="46b80a21"/>
    </style:style>
    <style:style style:name="T423" style:family="text">
      <style:text-properties officeooo:rsid="46b80e92"/>
    </style:style>
    <style:style style:name="T424" style:family="text">
      <style:text-properties officeooo:rsid="46d03285"/>
    </style:style>
    <style:style style:name="T425" style:family="text">
      <style:text-properties officeooo:rsid="46d1ef9f"/>
    </style:style>
    <style:style style:name="T426" style:family="text">
      <style:text-properties officeooo:rsid="45e5e72a"/>
    </style:style>
    <style:style style:name="T427" style:family="text">
      <style:text-properties officeooo:rsid="46d5e339"/>
    </style:style>
    <style:style style:name="T428" style:family="text">
      <style:text-properties officeooo:rsid="46d744bd"/>
    </style:style>
    <style:style style:name="T429" style:family="text">
      <style:text-properties officeooo:rsid="46da8525"/>
    </style:style>
    <style:style style:name="T430" style:family="text">
      <style:text-properties officeooo:rsid="46de1a1c"/>
    </style:style>
    <style:style style:name="T431" style:family="text">
      <style:text-properties officeooo:rsid="44927482"/>
    </style:style>
    <style:style style:name="T432" style:family="text">
      <style:text-properties officeooo:rsid="46ec726b"/>
    </style:style>
    <style:style style:name="T433" style:family="text">
      <style:text-properties officeooo:rsid="46f5ab30"/>
    </style:style>
    <style:style style:name="T434" style:family="text">
      <style:text-properties officeooo:rsid="44ea2d83"/>
    </style:style>
    <style:style style:name="T435" style:family="text">
      <style:text-properties officeooo:rsid="4707335d"/>
    </style:style>
    <style:style style:name="T436" style:family="text">
      <style:text-properties officeooo:rsid="470e7092"/>
    </style:style>
    <style:style style:name="T437" style:family="text">
      <style:text-properties officeooo:rsid="4711d90f"/>
    </style:style>
    <style:style style:name="T438" style:family="text">
      <style:text-properties officeooo:rsid="4713d5c9"/>
    </style:style>
    <style:style style:name="T439" style:family="text">
      <style:text-properties officeooo:rsid="4715c7af"/>
    </style:style>
    <style:style style:name="T440" style:family="text">
      <style:text-properties officeooo:rsid="4718df0f"/>
    </style:style>
    <style:style style:name="T441" style:family="text">
      <style:text-properties officeooo:rsid="471d2142"/>
    </style:style>
    <style:style style:name="T442" style:family="text">
      <style:text-properties officeooo:rsid="471f9712"/>
    </style:style>
    <style:style style:name="T443" style:family="text">
      <style:text-properties officeooo:rsid="4722101d"/>
    </style:style>
    <style:style style:name="T444" style:family="text">
      <style:text-properties officeooo:rsid="472369ba"/>
    </style:style>
    <style:style style:name="T445" style:family="text">
      <style:text-properties officeooo:rsid="47241592"/>
    </style:style>
    <style:style style:name="T446" style:family="text">
      <style:text-properties officeooo:rsid="4727c0bc"/>
    </style:style>
    <style:style style:name="T447" style:family="text">
      <style:text-properties officeooo:rsid="4728324f"/>
    </style:style>
    <style:style style:name="T448" style:family="text">
      <style:text-properties officeooo:rsid="472d399d"/>
    </style:style>
    <style:style style:name="T449" style:family="text">
      <style:text-properties officeooo:rsid="472dfe09"/>
    </style:style>
    <style:style style:name="T450" style:family="text">
      <style:text-properties officeooo:rsid="47320bc5"/>
    </style:style>
    <style:style style:name="T451" style:family="text">
      <style:text-properties officeooo:rsid="47364975"/>
    </style:style>
    <style:style style:name="T452" style:family="text">
      <style:text-properties officeooo:rsid="473778a7"/>
    </style:style>
    <style:style style:name="T453" style:family="text">
      <style:text-properties officeooo:rsid="4737e9a6"/>
    </style:style>
    <style:style style:name="T454" style:family="text">
      <style:text-properties officeooo:rsid="47380f23"/>
    </style:style>
    <style:style style:name="T455" style:family="text">
      <style:text-properties officeooo:rsid="47398643"/>
    </style:style>
    <style:style style:name="T456" style:family="text">
      <style:text-properties officeooo:rsid="473aca1d"/>
    </style:style>
    <style:style style:name="T457" style:family="text">
      <style:text-properties officeooo:rsid="4741fe40"/>
    </style:style>
    <style:style style:name="T458" style:family="text">
      <style:text-properties officeooo:rsid="467dab45"/>
    </style:style>
    <style:style style:name="T459" style:family="text">
      <style:text-properties officeooo:rsid="4755ea7c"/>
    </style:style>
    <style:style style:name="T460" style:family="text">
      <style:text-properties officeooo:rsid="4756c4bb"/>
    </style:style>
    <style:style style:name="T461" style:family="text">
      <style:text-properties officeooo:rsid="4762499e"/>
    </style:style>
    <style:style style:name="T462" style:family="text">
      <style:text-properties officeooo:rsid="4762fd5b"/>
    </style:style>
    <style:style style:name="T463" style:family="text">
      <style:text-properties officeooo:rsid="47636b06"/>
    </style:style>
    <style:style style:name="T464" style:family="text">
      <style:text-properties officeooo:rsid="47660ab7"/>
    </style:style>
    <style:style style:name="T465" style:family="text">
      <style:text-properties officeooo:rsid="47699d5e"/>
    </style:style>
    <style:style style:name="T466" style:family="text">
      <style:text-properties officeooo:rsid="476ce0ae"/>
    </style:style>
    <style:style style:name="T467" style:family="text">
      <style:text-properties officeooo:rsid="476d5ef4"/>
    </style:style>
    <style:style style:name="T468" style:family="text">
      <style:text-properties officeooo:rsid="47709a62"/>
    </style:style>
    <style:style style:name="T469" style:family="text">
      <style:text-properties officeooo:rsid="4770b889"/>
    </style:style>
    <style:style style:name="T470" style:family="text">
      <style:text-properties officeooo:rsid="4771bd0e"/>
    </style:style>
    <style:style style:name="T471" style:family="text">
      <style:text-properties officeooo:rsid="4772aae8"/>
    </style:style>
    <style:style style:name="T472" style:family="text">
      <style:text-properties officeooo:rsid="47750586"/>
    </style:style>
    <style:style style:name="T473" style:family="text">
      <style:text-properties officeooo:rsid="47773528"/>
    </style:style>
    <style:style style:name="T474" style:family="text">
      <style:text-properties officeooo:rsid="4778bc9c"/>
    </style:style>
    <style:style style:name="T475" style:family="text">
      <style:text-properties officeooo:rsid="47798fd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lu</text:p>
      <text:p text:style-name="P7"/>
      <text:p text:style-name="P6"/>
      <text:p text:style-name="P6"/>
      <text:p text:style-name="P163">Dračák</text:p>
      <text:p text:style-name="P159"/>
      <text:p text:style-name="P159"/>
      <text:p text:style-name="P164">podle staré školy</text:p>
      <text:p text:style-name="P160"/>
      <text:p text:style-name="P165">KOUZELNÉ PŘEDMĚTY</text:p>
      <text:p text:style-name="P160"/>
      <text:p text:style-name="P161"/>
      <text:p text:style-name="P160"/>
      <text:p text:style-name="P160"/>
      <text:p text:style-name="P160"/>
      <text:p text:style-name="P160"/>
      <text:p text:style-name="P160"><text:soft-page-break/></text:p>
      <text:p text:style-name="P162"/>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1"><text:a xlink:type="simple" xlink:href="#__RefHeading___Toc301_2547754490" text:style-name="Internet_20_link" text:visited-style-name="Internet_20_link">Léčivé masti a kameny</text:a><text:tab/>3</text:p>
          <text:p text:style-name="P172"><text:a xlink:type="simple" xlink:href="#__RefHeading___Toc303_2547754490" text:style-name="Internet_20_link" text:visited-style-name="Internet_20_link">Neobvyklé předměty</text:a><text:tab/>4</text:p>
          <text:p text:style-name="P172"><text:a xlink:type="simple" xlink:href="#__RefHeading___Toc305_2547754490" text:style-name="Internet_20_link" text:visited-style-name="Internet_20_link">Schopnosti předmětů</text:a><text:tab/>5</text:p>
        </text:index-body>
      </text:table-of-content>
      <text:p text:style-name="P169"/>
      <text:p text:style-name="P4"/>
      <text:p text:style-name="P4"/>
      <text:p text:style-name="P4"/>
      <text:p text:style-name="P4"/>
      <text:p text:style-name="P4"/>
      <text:p text:style-name="P4"/>
      <text:p text:style-name="P4"/>
      <text:p text:style-name="P4"/>
      <text:p text:style-name="P4"/>
      <text:p text:style-name="P3">Verze 0.<text:span text:style-name="T56">0</text:span></text:p>
      <text:h text:style-name="P182" text:outline-level="2"><text:soft-page-break/>TODO:</text:h>
      <text:p text:style-name="P130">TODO: Zbraně z různejch kovů (i když to asi nejsou kouzelný předměty, <text:span text:style-name="T424">takže to možná dát do kapitoly </text:span><text:span text:style-name="T420">Vzácné materiály</text:span>)</text:p>
      <text:p text:style-name="Text_20_body">TODO: Zbroje z kůže různých potvor</text:p>
      <text:p text:style-name="Text_20_body">- bazilišek, obří varan, mantikora...<text:line-break/>- ideálně by to měly bejt potvory z bestiáře</text:p>
      <text:p text:style-name="P129">TODO: Měly by kouzelné zbraně automaticky zraňovat nehmotné tvory?<text:line-break/>- asi ne. U některých to moc nedává smysl (ohnivý meč) a celkově je to divný pravidlo, který navíc donutí důsledně rozlišovat magičnost a nemagičnost zbraně (je zbroj z dračích šupin kouzelná? A zbroj z kůže obřího varana?)</text:p>
      <text:p text:style-name="P102"><text:span text:style-name="T397">TODO: </text:span>Do nabídky obchodníků v<text:span text:style-name="T401">e stávající</text:span> kampani dát určitě sledovací mapu – zavede postavy do nějakého dungeonu (možná bubákova věž?)</text:p>
      <text:p text:style-name="P107">TODO: Do bestiáře dát potvory, které nemají rády sluneční světlo (skřeti, možná nemrtví) a potvory, které se na slunečním světle rozpadnou v prach (upír?). /* Aby byl k něčemu <text:s/><text:span text:style-name="T62">sluneční prsten</text:span> */</text:p>
      <text:p text:style-name="P108"><text:span text:style-name="T406">TODO: </text:span><text:span text:style-name="T148">Z </text:span><text:span text:style-name="T149">Opuštěné pevnosti vyhodit mast </text:span><text:span text:style-name="T195">na popáleniny</text:span><text:span text:style-name="T149"> (možná místo ní dát </text:span><text:span text:style-name="T195">léčivý rubín</text:span><text:span text:style-name="T149">).</text:span></text:p>
      <text:h text:style-name="P183" text:outline-level="2">Účinky materiálů</text:h>
      <text:p text:style-name="P90">Meteoritické železo - <text:span text:style-name="T386">upírské schopnosti: vidění potmě, sání krve</text:span></text:p>
      <text:p text:style-name="P90">Ocel</text:p>
      <text:p text:style-name="P90">Bronz</text:p>
      <text:p text:style-name="P90"><text:soft-page-break/>Měď – <text:span text:style-name="T414">ochrana (dělají se z ní ochranné amulety)</text:span></text:p>
      <text:p text:style-name="P90">Stříbro</text:p>
      <text:p text:style-name="P90">Zlato</text:p>
      <text:p text:style-name="P90">Sluneční ocel</text:p>
      <text:p text:style-name="P90">Měsíční ocel</text:p>
      <text:p text:style-name="P90">Mitril</text:p>
      <text:p text:style-name="P124">Platina <text:span text:style-name="T425">(</text:span><text:span text:style-name="T89">prsten neviditelnosti</text:span><text:span text:style-name="T425"> je platinový, tak možná obecně prsteny a předměty na sesílání kouzel?)</text:span></text:p>
      <text:p text:style-name="P156"><text:span text:style-name="T421">Ebenové dřevo – </text:span><text:span text:style-name="T164">nasávání</text:span><text:span text:style-name="T421"> kouzel</text:span></text:p>
      <text:p text:style-name="P157">K<text:span text:style-name="T250">ůže z obřího rejnoka – elektrošoky</text:span></text:p>
      <text:p text:style-name="P157"><text:span text:style-name="T250">Kůže z mantikory – ztráta hmotnosti (asi by z ní mohla bejt </text:span><text:span text:style-name="T267">zbroj pomalého pádu</text:span><text:span text:style-name="T250">)</text:span></text:p>
      <text:h text:style-name="P184" text:outline-level="2">Symbolika kamenů</text:h>
      <text:p text:style-name="P91">Hematit <text:span text:style-name="T391">–</text:span> krev, krvácející zranění</text:p>
      <text:p text:style-name="P91">Rubín <text:span text:style-name="T391">–</text:span> oheň, teplo</text:p>
      <text:p text:style-name="P91"><text:span text:style-name="T427">S</text:span>afír <text:span text:style-name="T427">(modrý)</text:span> <text:span text:style-name="T391">–</text:span> mráz, chlad</text:p>
      <text:p text:style-name="P91">Křišťál <text:span text:style-name="T427">(čirý)</text:span> <text:span text:style-name="T391">–</text:span> led</text:p>
      <text:p text:style-name="P91">Smaragd <text:span text:style-name="T427">(zelený)</text:span> <text:span text:style-name="T391">–</text:span> jed</text:p>
      <text:p text:style-name="P91"><text:span text:style-name="T384">Modrý t</text:span>opaz <text:span text:style-name="T391">–</text:span> blesk</text:p>
      <text:p text:style-name="P91">Kalcit <text:span text:style-name="T391">–</text:span> vnitřní zranění, zhmožděniny, zlomeniny</text:p>
      <text:p text:style-name="P91"><text:soft-page-break/>Pyrit <text:span text:style-name="T391">–</text:span> žíravin<text:span text:style-name="T380">a</text:span></text:p>
      <text:p text:style-name="P131"><text:span text:style-name="T167">L</text:span><text:span text:style-name="T428">azurit (modrý) – pravda</text:span></text:p>
      <text:p text:style-name="P91">Oranžový karneol <text:span text:style-name="T391">–</text:span> telekineze</text:p>
      <text:p text:style-name="P91">Jantar <text:span text:style-name="T391">–</text:span> působení na hmyz</text:p>
      <text:p text:style-name="P131"><text:span text:style-name="T426">Tyskys – voda, </text:span><text:span text:style-name="T167">d</text:span><text:span text:style-name="T168">ýchání pod vodou</text:span></text:p>
      <text:p text:style-name="P91"><text:span text:style-name="T389">Černý onyx</text:span> <text:span text:style-name="T391">–</text:span> uhranutí</text:p>
      <text:p text:style-name="P91"><text:span text:style-name="T382">Apatit –</text:span> <text:span text:style-name="T381">duševní zranění</text:span></text:p>
      <text:p text:style-name="P100"><text:span text:style-name="T393">Čirý d</text:span>iamant – neviditelnost</text:p>
      <text:p text:style-name="P118">Sluneční kámen (sunstone) – sluneční světlo</text:p>
      <text:p text:style-name="P119">Fialový ametyst <text:span text:style-name="T413">–</text:span> jasnovidnost</text:p>
      <text:h text:style-name="Heading_20_4" text:outline-level="4">Nepoužito:</text:h>
      <text:p text:style-name="P92">Garnet – štěstí v boji</text:p>
      <text:h text:style-name="P185" text:outline-level="2">Sesílání kouzel ze svitků a předmětů</text:h>
      <text:p text:style-name="Example">/*</text:p>
      <text:p text:style-name="Example">TLDR:</text:p>
      <text:p text:style-name="Example">•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405">Na obojí musí mít úroveň.</text:span></text:p>
      <text:p text:style-name="Example">• Kouzelník může mít připravena všechna kouzla, která umí, a navíc jedno z libovolného svitku nebo grimoáru a jedno z libovolné hůlky.</text:p>
      <text:p text:style-name="Example"><text:soft-page-break/>• Nekouzelník si může připravit pouze kouzlo z hůlky (a při seslání ji musí držet v ruce), případně sesílat kouzla s omezeným počtem seslání (spotřebováním svitku nebo krystalu vsazeného do předmětu).</text:p>
      <text:p text:style-name="Example">*/</text:p>
      <text:p text:style-name="P149">TODO: Tenhle text dát někam do části pro hráče.</text:p>
      <text:p text:style-name="P104"><text:span text:style-name="T338">Nehledě na to, jestli kouzlo sesíláš sám, ze svitku nebo pomocí nějakého předmětu, </text:span><text:span text:style-name="T135">p</text:span><text:span text:style-name="T136">latí stejná pravidla</text:span><text:span text:style-name="T338">: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05"><text:span text:style-name="T137">Kouzl</text:span><text:span text:style-name="T139">o</text:span><text:span text:style-name="T137"> zapsan</text:span><text:span text:style-name="T139">é</text:span><text:span text:style-name="T137"> na svit</text:span><text:span text:style-name="T139">ku</text:span><text:span text:style-name="T137"> nebo v grimoár</text:span><text:span text:style-name="T139">u</text:span><text:span text:style-name="T137"> j</text:span><text:span text:style-name="T140">e možno použít </text:span><text:span text:style-name="T169">jedním ze třech způsobů</text:span><text:span text:style-name="T140">.</text:span></text:p>
      <text:list xml:id="list1496817362" text:style-name="L1">
        <text:list-item>
          <text:p text:style-name="P210"><text:span text:style-name="T137">P</text:span><text:span text:style-name="T132">okud se svitku nebo grimoáru dotýkáš, můžeš obsažené kouzlo seslat </text:span><text:span text:style-name="T137">tím, že nahlas vysloví</text:span><text:span text:style-name="T132">š</text:span><text:span text:style-name="T137"> zaklínací formuli a provede</text:span><text:span text:style-name="T132">š</text:span><text:span text:style-name="T137"> příslušná gesta. </text:span><text:span text:style-name="T146">Takto můžeš seslat libovolné kouzlo nehledě na tvoji úroveň, už na první úrovni tedy můžeš seslat pokročilé nebo mistrovské kouzlo. </text:span><text:span text:style-name="T137">Text </text:span><text:span text:style-name="T147">kouzla ovšem </text:span><text:span text:style-name="T150">poté</text:span><text:span text:style-name="T137"> ze svitku nebo knihy zmizí </text:span><text:span text:style-name="T147">a</text:span><text:span text:style-name="T137"> kouzlo se </text:span><text:span text:style-name="T147">tedy</text:span><text:span text:style-name="T137"> spotřebuje.</text:span></text:p>
        </text:list-item>
      </text:list>
      <text:p text:style-name="P106"><text:span text:style-name="T140">Pokud jsi kouzelník </text:span><text:span text:style-name="T142">a máš úroveň na to, aby ses toto kouzlo mohl naučit</text:span><text:span text:style-name="T140">, máš ještě dvě možnosti:</text:span></text:p>
      <text:list xml:id="list3881492772" text:style-name="L2">
        <text:list-item>
          <text:p text:style-name="P211"><text:soft-page-break/><text:span text:style-name="T138">M</text:span><text:span text:style-name="T140">ůžeš </text:span><text:span text:style-name="T151">si ho</text:span><text:span text:style-name="T404"> připravit navíc k těm, která umíš. Při přípravě se musíš svitku nebo grimoáru dotýkat a číst z něj text kouzla, při následném sesílání už </text:span><text:span text:style-name="T140">h</text:span><text:span text:style-name="T144">o</text:span><text:span text:style-name="T404"> u sebe mít nemusíš. </text:span><text:span text:style-name="T140">Z</text:span><text:span text:style-name="T143">e svitků a grimoárů</text:span><text:span text:style-name="T404"> si můžeš současně připravit jen jedno kouzlo</text:span><text:span text:style-name="T138">. </text:span><text:span text:style-name="T152">Když</text:span><text:span text:style-name="T337"> takto připravené kouzlo sešleš, na svitku nebo v knize zůstane.</text:span></text:p>
        </text:list-item>
        <text:list-item>
          <text:p text:style-name="P211"><text:span text:style-name="T140">Při přestupu na další úroveň se můžeš </text:span><text:span text:style-name="T404">kouzlo naučit místo </text:span><text:span text:style-name="T140">n</text:span><text:span text:style-name="T141">ějakého z pravidel. </text:span><text:span text:style-name="T153">Z knihy nebo svitku nezmizí</text:span><text:span text:style-name="T404">.</text:span></text:p>
        </text:list-item>
      </text:list>
      <text:h text:style-name="P189" text:outline-level="3">Předměty se vsazenými krystaly</text:h>
      <text:p text:style-name="P103"><text:span text:style-name="T338">Některé předměty, nejčastěji kouzelnické hole nebo prsteny, mají do sebe vsazené tlumeně žhnoucí krystaly. Každý z nich umožňuje jednou seslat určené kouzlo, poté pohasne. Kouzlo sesílané </text:span><text:span text:style-name="T145">z</text:span><text:span text:style-name="T338"> krystalu si nemusíš předem připravit, při sesílání ale musíš příslušný předmět držet, provést příslušné gesto a vyslovit sesílací formuli.<text:line-break/><text:tab/>Vsazené krystaly je možné znovu nabít, vyžaduje to ale svitek nebo knihu s rituálem na nabíjení příslušného druhu krystalu a je k tomu vždy potřeba nějaká vzácná magická surovina.</text:span></text:p>
      <text:h text:style-name="P181" text:outline-level="1">Kouzelné předměty</text:h>
      <text:p text:style-name="P153">U každého kouzelného předmětu kromě popisu a účinků najdeš následující kolonky:</text:p>
      <text:list xml:id="list3390806812" text:style-name="L3">
        <text:list-item>
          <text:p text:style-name="P212"><text:span text:style-name="T22">Kolonka </text:span><text:span text:style-name="T79">Úrovně</text:span><text:span text:style-name="T387"> říká, na kterých úrovních mohou postavy na tento předmět narazit. Létající koberec by například měly získat až na mistrovských úrovních (tedy od 9. výš). Nemusíš to dodržet za každou cenu, ale hlavně ze začátku předměty určenými pro mistrovské úrovně šetři, protože mohou příliš zjednodušit překonávání některých překážek.</text:span></text:p>
        </text:list-item>
        <text:list-item>
          <text:p text:style-name="P212">V kolonce <text:span text:style-name="T62">Nákup</text:span> je nákupní cena předmětu, tedy za kolik ho postavy mohou koupit od obchodníka. Prodejní cena je poloviční.</text:p>
        </text:list-item>
      </text:list>
      <text:h text:style-name="Heading_20_3" text:outline-level="3"><text:span text:style-name="T328">Příběhy</text:span> kouzelných předmětů</text:h>
      <text:p text:style-name="P134"><text:span text:style-name="T133">A</text:span><text:span text:style-name="T134">ž</text:span> budeš vybírat kouzeln<text:span text:style-name="T402">é</text:span> předmět<text:span text:style-name="T402">y</text:span>, <text:span text:style-name="T403">které budou moci hráči získat,</text:span> zamysli se, jak<text:span text:style-name="T402">ý</text:span> příběh se k<text:span text:style-name="T402">e každému z nich</text:span> váže. Kdo ho vyrobil a proč? Kdo ho naposledy vlastnil? Jak a proč se dostal tam, kde teď je? <text:span text:style-name="T327">Odpovědi na tyto otázky se pak pokus dostat do hry. Mohou je znát cizí postavy, může to být někde napsané, může o tom vyprávět kouzelná socha a podobně.</text:span></text:p>
      <text:h text:style-name="P186" text:outline-level="2"><text:soft-page-break/>Léčivé kameny</text:h>
      <text:p text:style-name="P109"><text:span text:style-name="T407">Léčivé kameny jsou očarované drahokamy nebo polodrahokamy. Jsou do nich vyryté prostým okem neviditelné miniaturní runy se zaklínadlem – elf nebo někdo se zvětšovacím sklem je dokáže přečíst. Při použití je potřeba toto zaklínadlo vyslovit a následně kamenem pomalu přejíždět nad zraněnou částí těla.<text:line-break/><text:tab/>Účinkují stejně jako ošetření zranění, vyléčí tedy 1 život z každého zranění příslušného typu (</text:span><text:span text:style-name="T82">hematit</text:span><text:span text:style-name="T407"> například léčí otevřená, krvácející zranění). Ošetření každého zranění léčivým kamenem zabere zhruba minutu.</text:span></text:p>
      <text:h text:style-name="P190" text:outline-level="4"><text:span text:style-name="T383">Léčivý h</text:span>ematit</text:h>
      <text:p text:style-name="P136"><text:span text:style-name="T74">F</text:span><text:span text:style-name="T62">ormule: *</text:span><text:span text:style-name="T107">Hivrij </text:span><text:span text:style-name="T98">patucha</text:span><text:span text:style-name="T107"> </text:span><text:span text:style-name="T98">petza*<text:line-break/></text:span><text:span text:style-name="T74">Nákup:</text:span><text:span text:style-name="T431"> 100 zl<text:line-break/></text:span><text:span text:style-name="T263">Úrovně:</text:span><text:span text:style-name="T254"> </text:span><text:span text:style-name="T253">mistrovské</text:span></text:p>
      <text:p text:style-name="P114"><text:span text:style-name="T196">L</text:span><text:span text:style-name="T197">éčivý</text:span><text:span text:style-name="T67"> h</text:span><text:span text:style-name="T83">ematit</text:span><text:span text:style-name="T408"> je kovově lesklý polodrahokam barvy krve. Léčí otevřená, krvácející zranění, což jsou nejčastěji</text:span><text:span text:style-name="T129"> </text:span><text:span text:style-name="T214">sečné</text:span><text:span text:style-name="T129"> a </text:span><text:span text:style-name="T215">bodné</text:span><text:span text:style-name="T129"> rány, například po zásahu mečem </text:span><text:span text:style-name="T130">nebo </text:span><text:span text:style-name="T129">šípem.</text:span></text:p>
      <text:h text:style-name="P190" text:outline-level="4"><text:span text:style-name="T383">Léčivý r</text:span>ubín</text:h>
      <text:p text:style-name="P135"><text:span text:style-name="T74">F</text:span><text:span text:style-name="T91">ormule: *</text:span><text:span text:style-name="T107">Hivrij </text:span><text:span text:style-name="T109">eš</text:span><text:span text:style-name="T107"> </text:span><text:span text:style-name="T108">petza*<text:line-break/></text:span><text:span text:style-name="T74">Nákup:</text:span> <text:span text:style-name="T313">50</text:span> zl<text:line-break/><text:span text:style-name="T263">Úrovně:</text:span><text:span text:style-name="T254"> </text:span><text:span text:style-name="T255">pokročilé</text:span></text:p>
      <text:p text:style-name="P110"><text:span text:style-name="T196">L</text:span><text:span text:style-name="T197">éčivý</text:span><text:span text:style-name="T71"> r</text:span><text:span text:style-name="T62">ubín</text:span> je rudý, <text:span text:style-name="T249">vybroušený</text:span> drahokam. Léčí <text:span text:style-name="T244">zranění</text:span> <text:span text:style-name="T243">způsobené</text:span> <text:span text:style-name="T218">ohněm</text:span>.</text:p>
      <text:h text:style-name="P190" text:outline-level="4"><text:soft-page-break/><text:span text:style-name="T383">Léčivý s</text:span>afír</text:h>
      <text:p text:style-name="P135"><text:span text:style-name="T74">F</text:span><text:span text:style-name="T91">ormule: *</text:span><text:span text:style-name="T107">Hivrij </text:span><text:span text:style-name="T109">karah</text:span><text:span text:style-name="T107"> </text:span><text:span text:style-name="T108">petza*<text:line-break/></text:span><text:span text:style-name="T74">Nákup:</text:span> <text:span text:style-name="T313">4</text:span>0 zl<text:line-break/><text:span text:style-name="T263">Úrovně:</text:span><text:span text:style-name="T254"> </text:span><text:span text:style-name="T255">pokročilé</text:span></text:p>
      <text:p text:style-name="P110"><text:span text:style-name="T196">L</text:span><text:span text:style-name="T197">éčivý</text:span><text:span text:style-name="T71"> s</text:span><text:span text:style-name="T62">afír</text:span> je <text:span text:style-name="T302">tmavě</text:span> modrý, <text:span text:style-name="T249">vybroušený</text:span> dr<text:span text:style-name="T233">a</text:span>hokam. Léčí<text:span text:style-name="T128"> zranění </text:span><text:span text:style-name="T223">mrazem</text:span><text:span text:style-name="T128">.</text:span></text:p>
      <text:h text:style-name="P190" text:outline-level="4"><text:span text:style-name="T383">Léčivý s</text:span>maragd</text:h>
      <text:p text:style-name="P135"><text:span text:style-name="T74">F</text:span><text:span text:style-name="T91">ormule: *</text:span><text:span text:style-name="T107">Hivrij </text:span><text:span text:style-name="T110">eres</text:span><text:span text:style-name="T107"> </text:span><text:span text:style-name="T108">petza*<text:line-break/></text:span><text:span text:style-name="T74">Nákup:</text:span> <text:span text:style-name="T313">75</text:span> zl<text:line-break/><text:span text:style-name="T263">Úrovně:</text:span><text:span text:style-name="T254"> </text:span><text:span text:style-name="T255">pokročilé</text:span></text:p>
      <text:p text:style-name="P111"><text:span text:style-name="T196">L</text:span><text:span text:style-name="T197">éčivý</text:span><text:span text:style-name="T70"> smaragd</text:span><text:span text:style-name="T248"> je </text:span>z<text:span text:style-name="T217">elený, vybroušený drahokam. Léčí zranění způsobené </text:span><text:span text:style-name="T227">jedem</text:span><text:span text:style-name="T217">.</text:span></text:p>
      <text:h text:style-name="P191" text:outline-level="4"><text:span text:style-name="T383">Léčivý</text:span> topaz</text:h>
      <text:p text:style-name="P135"><text:span text:style-name="T74">F</text:span><text:span text:style-name="T91">ormule: *</text:span><text:span text:style-name="T107">Hivrij </text:span><text:span text:style-name="T111">bárak</text:span><text:span text:style-name="T107"> </text:span><text:span text:style-name="T108">petza*<text:line-break/></text:span><text:span text:style-name="T74">Nákup:</text:span> <text:span text:style-name="T312">25</text:span> zl<text:line-break/><text:span text:style-name="T263">Úrovně:</text:span><text:span text:style-name="T254"> </text:span><text:span text:style-name="T255">základní</text:span></text:p>
      <text:p text:style-name="P112"><text:span text:style-name="T196">L</text:span><text:span text:style-name="T197">éčivý</text:span><text:span text:style-name="T69"> </text:span><text:span text:style-name="T73">topaz</text:span> <text:span text:style-name="T247">je žlutý, vybroušený drahokam.</text:span> <text:span text:style-name="T247">Léčí zranění způsobená </text:span><text:span text:style-name="T239">bleskem</text:span><text:span text:style-name="T234">.</text:span></text:p>
      <text:h text:style-name="P190" text:outline-level="4"><text:span text:style-name="T383">Léčivý k</text:span>alcit</text:h>
      <text:p text:style-name="P217"><text:span text:style-name="T74">F</text:span><text:span text:style-name="T91">ormule: *</text:span><text:span text:style-name="T107">Hivrij </text:span><text:span text:style-name="T112">mochetz</text:span><text:span text:style-name="T107"> </text:span><text:span text:style-name="T108">petza*<text:line-break/></text:span><text:span text:style-name="T74">Nákup:</text:span><text:span text:style-name="T431"> </text:span><text:span text:style-name="T182">8</text:span><text:span text:style-name="T431">0 zl<text:line-break/></text:span><text:span text:style-name="T263">Úrovně:</text:span><text:span text:style-name="T254"> </text:span><text:span text:style-name="T253">mistrovské</text:span></text:p>
      <text:p text:style-name="P113"><text:soft-page-break/><text:span text:style-name="T196">L</text:span><text:span text:style-name="T197">éčivý</text:span><text:span text:style-name="T72"> k</text:span><text:span text:style-name="T62">alcit</text:span> je <text:span text:style-name="T246">do žluta zbarvený,</text:span> perleťově lesklý krystal. Léčí vnitřní zranění, zhmožděniny a zlomeniny. Ta obvykle vznikají při pádu, v boji beze zbraně, zásahem <text:span text:style-name="T216">drtivou</text:span> zbraní nebo ranou, která neprošla zbrojí.</text:p>
      <text:h text:style-name="P190" text:outline-level="4"><text:span text:style-name="T383">Léčivý p</text:span>yrit</text:h>
      <text:p text:style-name="P98"><text:span text:style-name="T74">F</text:span><text:span text:style-name="T91">ormule: *</text:span><text:span text:style-name="T107">Hivrij </text:span><text:span text:style-name="T113">chomel</text:span><text:span text:style-name="T107"> </text:span><text:span text:style-name="T108">petza*<text:line-break/></text:span><text:span text:style-name="T74">Nákup:</text:span> <text:span text:style-name="T313">1</text:span>5 zl<text:line-break/><text:span text:style-name="T263">Úrovně:</text:span><text:span text:style-name="T254"> </text:span><text:span text:style-name="T255">základní</text:span></text:p>
      <text:p text:style-name="P97"><text:span text:style-name="T196">L</text:span><text:span text:style-name="T197">éčivý</text:span><text:span text:style-name="T68"> p</text:span><text:span text:style-name="T62">yrit</text:span> je mosazně žlutý kámen s kovovým leskem. <text:span text:style-name="T234">Léčí zranění způsobená </text:span><text:span text:style-name="T235">žíravinou</text:span><text:span text:style-name="T234">.</text:span></text:p>
      <text:h text:style-name="P192" text:outline-level="4">Léčivý apatit</text:h>
      <text:p text:style-name="P98"><text:span text:style-name="T74">F</text:span><text:span text:style-name="T91">ormule: *</text:span><text:span text:style-name="T107">Hivrij </text:span><text:span text:style-name="T114">nefeš</text:span><text:span text:style-name="T107"> </text:span><text:span text:style-name="T108">petza*<text:line-break/></text:span><text:span text:style-name="T74">Nákup:</text:span> <text:span text:style-name="T313">2</text:span>5 zl<text:line-break/><text:span text:style-name="T263">Úrovně:</text:span><text:span text:style-name="T254"> </text:span><text:span text:style-name="T255">základní</text:span></text:p>
      <text:p text:style-name="P96"><text:span text:style-name="T80">Léčivý apatit</text:span> <text:span text:style-name="T245">je</text:span> <text:span text:style-name="T390">modrozelený polodrahokam</text:span>. L<text:span text:style-name="T230">éčí </text:span><text:span text:style-name="T232">duševní</text:span><text:span text:style-name="T231"> zranění, tedy zranění způsobené </text:span><text:span text:style-name="T232">nehmotnými</text:span><text:span text:style-name="T231"> tvory nebo </text:span><text:span text:style-name="T232">duševními</text:span><text:span text:style-name="T231"> kouzly či schopnostmi.</text:span></text:p>
      <text:h text:style-name="Heading_20_2" text:outline-level="2"><text:span text:style-name="T301">Kouzelné</text:span> hračky</text:h>
      <text:h text:style-name="Heading_20_4" text:outline-level="4"><text:span text:style-name="T301">M</text:span>luvící panenka</text:h>
      <text:p text:style-name="P94">Mluvit s ní je jako <text:span text:style-name="T432">rozmlouvat</text:span> s malým dítětem.</text:p>
      <text:h text:style-name="Heading_20_4" text:outline-level="4"><text:span text:style-name="T301">K</text:span>vákající žába</text:h>
      <text:p text:style-name="P93">Když ji pohladíš, zakváká.</text:p>
      <text:h text:style-name="Heading_20_4" text:outline-level="4"><text:soft-page-break/>Kouzelná kulička</text:h>
      <text:p text:style-name="P115"><text:span text:style-name="T409">Když ji položíš na zem, začne se kutálet pryč a když se ji pokusíš zvednout, </text:span><text:span text:style-name="T154">b</text:span><text:span text:style-name="T155">ude uhýbat</text:span><text:span text:style-name="T409">. Nikdy ale neuteče moc daleko a po chvíli se nechá chytit.</text:span></text:p>
      <text:h text:style-name="Heading_20_4" text:outline-level="4">Kouzelný vojáček</text:h>
      <text:p text:style-name="P95">Umí na rozkaz pochodovat, stát v pozoru a podobně. Když spíš, c<text:span text:style-name="T385">hrání tě před škorpióny, drobnými hlodavci a podobnou havětí.</text:span></text:p>
      <text:h text:style-name="Heading_20_4" text:outline-level="4">Kouzelná píšťalka</text:h>
      <text:p text:style-name="P58">Když se do ní foukne, sama zahraje melodii podle toho, jakou máš zrovna náladu.</text:p>
      <text:h text:style-name="Heading_20_2" text:outline-level="2">Prsteny</text:h>
      <text:h text:style-name="Heading_20_4" text:outline-level="4">Prsten černé vodoměrky</text:h>
      <text:p text:style-name="P29">Stříbrný <text:span text:style-name="T410">prsten</text:span> s černým symbolem vodoměrky</text:p>
      <text:p text:style-name="P52"><text:span text:style-name="T74">Nákup:</text:span><text:span text:style-name="T12"> </text:span><text:span text:style-name="T15">6</text:span><text:span text:style-name="T14">0</text:span><text:span text:style-name="T13"> zl</text:span><text:span text:style-name="T62"><text:line-break/>Úrovně:</text:span> <text:span text:style-name="T314">pokročilé</text:span></text:p>
      <text:p text:style-name="P65">Když máš nasazený <text:span text:style-name="T62">prsten černé vodoměrky</text:span>, můžeš chodit po hladině jakékoliv kapaliny.</text:p>
      <text:h text:style-name="P193" text:outline-level="4"><text:span text:style-name="T400">Upírský p</text:span>rsten</text:h>
      <text:p text:style-name="P26">Masivní prsten z černého meteorického železa</text:p>
      <text:p text:style-name="P99"><text:span text:style-name="T74">Nákup:</text:span><text:span text:style-name="T12"> </text:span><text:span text:style-name="T16">120</text:span><text:span text:style-name="T13"> zl</text:span><text:span text:style-name="T79"><text:line-break/>Úrovně:</text:span><text:span text:style-name="T387"> pokročilé</text:span></text:p>
      <text:p text:style-name="P85"><text:soft-page-break/>Když tento prsten ponoříš do krve čerstvě zraněného protivníka, vyléčí ti 1 život. <text:span text:style-name="T315">Znovu léčí až poté, co se vyléčíš do plných životů.</text:span></text:p>
      <text:h text:style-name="Heading_20_4" text:outline-level="4">Prsten uhranutí</text:h>
      <text:p text:style-name="P68">Zlatý prsten s <text:span text:style-name="T388">černým onyxem</text:span></text:p>
      <text:p text:style-name="P53"><text:span text:style-name="T74">Nákup:</text:span><text:span text:style-name="T12"> </text:span><text:span text:style-name="T18">20</text:span><text:span text:style-name="T13"> zl</text:span><text:span text:style-name="T62"><text:line-break/>Úrovně:</text:span> <text:span text:style-name="T371">základní</text:span></text:p>
      <text:p text:style-name="P86">Když máš nasazený tento prsten <text:span text:style-name="T372">a zadíváš se někomu upřeně do očí, přijde na něj silné nechutenství, začne hlasitě škytat a zívat a po několik dalších hodin bude pociťovat úzkost a obavy, že na něj za každým rohem číhá neštěstí.</text:span></text:p>
      <text:h text:style-name="Heading_20_4" text:outline-level="4">Sluneční prsten</text:h>
      <text:p text:style-name="P45">Masivní <text:span text:style-name="T396">zlatý</text:span> prsten <text:span text:style-name="T396">se vsazeným slunečním kamenem</text:span></text:p>
      <text:p text:style-name="P17"><text:span text:style-name="T312">Nákup:</text:span><text:span text:style-name="T12"> </text:span><text:span text:style-name="T33">9</text:span><text:span text:style-name="T20">0</text:span><text:span text:style-name="T13"> zl</text:span><text:line-break/>Úrovně:<text:span text:style-name="T1"> </text:span><text:span text:style-name="T33">pokročilé</text:span></text:p>
      <text:p text:style-name="P116"><text:span text:style-name="T411">Když máš nasazený tento prsten a vyslovíš formuli </text:span><text:span text:style-name="T105">*Ór šemeš*</text:span><text:span text:style-name="T411">, bude několik minut jasně zářit a všechno v </text:span><text:span text:style-name="T198">d</text:span><text:span text:style-name="T199">louhé</text:span><text:span text:style-name="T81"> vzdálenosti</text:span><text:span text:style-name="T411"> osvětlí jako za jasného, slunečného dne. Před dalším použitím musíš prsten </text:span><text:span text:style-name="T156">po</text:span><text:span text:style-name="T411">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27"><text:span text:style-name="T326">M</text:span>asivní platinový prsten s <text:span text:style-name="T392">tlumeně žhnoucím</text:span> čirým diamantem</text:p>
      <text:p text:style-name="P16"><text:soft-page-break/><text:span text:style-name="T312">Nákup:</text:span><text:span text:style-name="T12"> </text:span><text:span text:style-name="T23">1</text:span><text:span text:style-name="T20">00</text:span><text:span text:style-name="T13"> zl</text:span><text:line-break/>Úrovně:<text:span text:style-name="T1"> </text:span><text:span text:style-name="T19">mistrovské</text:span><text:span text:style-name="T394"><text:line-break/>Počet použití:</text:span><text:span text:style-name="T18"> 1</text:span></text:p>
      <text:p text:style-name="P101">Tento prsten umožňuje vyslovením formule <text:span text:style-name="T399">*</text:span><text:span text:style-name="T131">Ij ryjut</text:span><text:span text:style-name="T399">*</text:span><text:span text:style-name="T398"> </text:span>na sebe seslat kouzlo <text:span text:style-name="T62">neviditelnost</text:span>. <text:span text:style-name="T433">Vsazený diamant při tom pohasne a znovu již kouzlo seslat nepůjde.</text:span></text:p>
      <text:h text:style-name="Heading_20_4" text:outline-level="4">Prsten pravdy</text:h>
      <text:p text:style-name="P28"><text:span text:style-name="T395">Stříbrný p</text:span>rsten s modrým lazuritem</text:p>
      <text:p text:style-name="P215"><text:span text:style-name="T74">Nákup:</text:span><text:span text:style-name="T12"> </text:span><text:span text:style-name="T176">3</text:span><text:span text:style-name="T20">0</text:span><text:span text:style-name="T13"> zl</text:span><text:span text:style-name="T79"><text:line-break/>Úrovně:</text:span><text:span text:style-name="T22"> </text:span><text:span text:style-name="T21">základní</text:span></text:p>
      <text:p text:style-name="P117"><text:span text:style-name="T412">Dokud máš nasazený tento prsten, nemůžeš lhát. </text:span><text:span text:style-name="T157">N</text:span><text:span text:style-name="T158">emusíš ale na všechno odpovídat</text:span><text:span text:style-name="T412">.</text:span></text:p>
      <text:h text:style-name="Heading_20_2" text:outline-level="2">Čelenky</text:h>
      <text:h text:style-name="Heading_20_4" text:outline-level="4">Čelenka telekineze</text:h>
      <text:p text:style-name="P14">Tenká zlatá čelenka s oranžovým karneolem</text:p>
      <text:p text:style-name="P15"><text:span text:style-name="T259">Nákup</text:span><text:span text:style-name="T256">:</text:span><text:span text:style-name="T269"> </text:span><text:span text:style-name="T293">1</text:span><text:span text:style-name="T275">40</text:span><text:span text:style-name="T270"> zl</text:span><text:span text:style-name="T251"><text:line-break/>Úrovně: </text:span><text:span text:style-name="T253">mistrovské</text:span></text:p>
      <text:p text:style-name="P73"><text:span text:style-name="T325">Když si nasadíš tuto čelenku, můžeš</text:span> použít hraničářskou schopnost <text:span text:style-name="T62">telekineze</text:span>. <text:span text:style-name="T362">Budeš potom ale vyčerpaný</text:span>, asi jako kdybys celou noc nespal. Dokud se pořádně nevyspíš, nebudeš se moci <text:span text:style-name="T62">soustředit</text:span><text:span text:style-name="T1">,</text:span> a tedy ani znovu použít tuto čelenku.</text:p>
      <text:h text:style-name="Heading_20_2" text:outline-level="2"><text:soft-page-break/>Amulety</text:h>
      <text:h text:style-name="Heading_20_4" text:outline-level="4">Amulet <text:span text:style-name="T316">nedetekovatelnosti</text:span></text:h>
      <text:p text:style-name="P120"><text:span text:style-name="T62">Fialový ametyst na </text:span><text:span text:style-name="T84">měděném řetízku</text:span></text:p>
      <text:p text:style-name="P154"><text:span text:style-name="T266">Nákup</text:span><text:span text:style-name="T262">:</text:span><text:span text:style-name="T269"> </text:span><text:span text:style-name="T185">9</text:span><text:span text:style-name="T287">0</text:span><text:span text:style-name="T270"> zl<text:line-break/></text:span><text:span text:style-name="T263">Úrovně:</text:span><text:span text:style-name="T288"> </text:span><text:span text:style-name="T184">m</text:span><text:span text:style-name="T185">istrovské</text:span></text:p>
      <text:p text:style-name="P66"><text:span text:style-name="T415">Když máš nasazený tento amulet, n</text:span>ení tě možné detekovat pomocí kouzel, schopností ani kouzelných předmětů. <text:span text:style-name="T415">N</text:span>eukážeš se na <text:span text:style-name="T62">sledovací mapě</text:span>, nejsi vidět kouzlem <text:span text:style-name="T62">oko</text:span> <text:span text:style-name="T344">ani</text:span> <text:span text:style-name="T62">křišťálovou koulí</text:span> a podobně.</text:p>
      <text:h text:style-name="Heading_20_4" text:outline-level="4">Hřejivý amulet</text:h>
      <text:p text:style-name="P21">Zlatý amulet se vsazeným rubínem</text:p>
      <text:p text:style-name="P18"><text:span text:style-name="T259">Nákup</text:span><text:span text:style-name="T256">:</text:span><text:span text:style-name="T269"> </text:span><text:span text:style-name="T272">1</text:span><text:span text:style-name="T291">5</text:span><text:span text:style-name="T270"> zl</text:span><text:span text:style-name="T251"><text:line-break/>Úrovně:</text:span><text:span text:style-name="T268"> </text:span><text:span text:style-name="T276">základní</text:span></text:p>
      <text:p text:style-name="P69">Dokud máš na sobě tento amulet, nepůsobí na tebe zima. Můžeš si tedy bez obav zaplavat v ledovém jezírku, vyspat se nahý na sněhu a podobně. <text:span text:style-name="T223">Mráz</text:span> tě zraňuje normálně.</text:p>
      <text:h text:style-name="Heading_20_4" text:outline-level="4">Chladivý amulet</text:h>
      <text:p text:style-name="P21">Stříbrný amulet se vsazeným safírem</text:p>
      <text:p text:style-name="P18"><text:span text:style-name="T259">Nákup</text:span><text:span text:style-name="T256">:</text:span><text:span text:style-name="T269"> </text:span><text:span text:style-name="T272">1</text:span><text:span text:style-name="T274">0</text:span><text:span text:style-name="T270"> zl</text:span><text:span text:style-name="T251"><text:line-break/>Úrovně:</text:span><text:span text:style-name="T268"> </text:span><text:span text:style-name="T276">základní</text:span></text:p>
      <text:p text:style-name="P70">Dokud máš na sobě tento amulet, nepůsobí na tebe <text:span text:style-name="T320">horko</text:span>. Můžeš tedy <text:span text:style-name="T320">například pohodlně běhat po rozpálené poušti, pracovat u rozpálené výhně</text:span> a podobně. <text:span text:style-name="T222">Oheň</text:span> tě zraňuje normálně.</text:p>
      <text:h text:style-name="P194" text:outline-level="4"><text:soft-page-break/>Amulet vodního dechu</text:h>
      <text:p text:style-name="P125"><text:span text:style-name="T261">Amulet z </text:span><text:span text:style-name="T206">v</text:span><text:span text:style-name="T207">rbového</text:span><text:span text:style-name="T261"> dřeva se vsazeným tyrkys</text:span><text:span text:style-name="T265">em</text:span></text:p>
      <text:p text:style-name="P18"><text:span text:style-name="T259">Nákup</text:span><text:span text:style-name="T256">:</text:span><text:span text:style-name="T269"> </text:span><text:span text:style-name="T277">25</text:span><text:span text:style-name="T270"> zl</text:span><text:span text:style-name="T251"><text:line-break/>Úrovně:</text:span><text:span text:style-name="T268"> </text:span><text:span text:style-name="T276">základní</text:span></text:p>
      <text:p text:style-name="P89"><text:span text:style-name="T363">Tento amulet u</text:span>možňuje dýchat pod vodou.</text:p>
      <text:h text:style-name="Heading_20_2" text:outline-level="2">Talismany</text:h>
      <text:h text:style-name="Heading_20_4" text:outline-level="4">Talisman matení pach<text:span text:style-name="T304">u</text:span></text:h>
      <text:p text:style-name="P32">Kožený váček na šňůrce, uvnitř je zvířecí srst</text:p>
      <text:p text:style-name="P18"><text:span text:style-name="T259">Nákup</text:span><text:span text:style-name="T256">:</text:span><text:span text:style-name="T269"> </text:span><text:span text:style-name="T272">1</text:span><text:span text:style-name="T274">0</text:span><text:span text:style-name="T270"> zl</text:span><text:span text:style-name="T251"><text:line-break/>Úrovně:</text:span><text:span text:style-name="T268"> </text:span><text:span text:style-name="T276">základní</text:span></text:p>
      <text:p text:style-name="Text_20_body"><text:span text:style-name="T321">Dokud máš u sebe tento talisman,</text:span> <text:span text:style-name="T303">jsi cítit jako zvíře, </text:span><text:span text:style-name="T165">j</text:span><text:span text:style-name="T166">ehož srst je v amuletu</text:span><text:span text:style-name="T303">. Když vloženou srst vyměníš, změníš tím pach, který budeš vydávat.</text:span></text:p>
      <text:h text:style-name="Heading_20_4" text:outline-level="4">Talisman ochrany před hmyzem</text:h>
      <text:p text:style-name="P22"><text:span text:style-name="T423">Jantarový t</text:span>alisman <text:span text:style-name="T422">ve tvaru brouka</text:span></text:p>
      <text:p text:style-name="P18"><text:span text:style-name="T259">Nákup</text:span><text:span text:style-name="T256">:</text:span><text:span text:style-name="T269"> </text:span><text:span text:style-name="T278">1</text:span><text:span text:style-name="T277">5</text:span><text:span text:style-name="T270"> zl</text:span><text:span text:style-name="T251"><text:line-break/>Úrovně:</text:span><text:span text:style-name="T268"> </text:span><text:span text:style-name="T276">základní</text:span></text:p>
      <text:p text:style-name="P83">Dokud máš na krku tento talisman, hmyz si od tebe bude držet uctivou vzdálenost a nebudou na tebe útočit ani různí obří brouci <text:span text:style-name="T365">a jiné přerostlé varianty hmyzu</text:span>. Na pavouky <text:span text:style-name="T364">ovšem</text:span> nepůsobí.</text:p>
      <text:h text:style-name="P195" text:outline-level="4">Nazar, <text:span text:style-name="T378">talisman proti uhranutí</text:span></text:h>
      <text:p text:style-name="P35"><text:span text:style-name="T379">Kulatý t</text:span>alisman se symbolem oka na tmavě modrém pozadí</text:p>
      <text:p text:style-name="P18"><text:soft-page-break/><text:span text:style-name="T259">Nákup</text:span><text:span text:style-name="T256">:</text:span><text:span text:style-name="T269"> </text:span><text:span text:style-name="T277">5</text:span><text:span text:style-name="T270"> zl</text:span><text:span text:style-name="T251"><text:line-break/>Úrovně:</text:span><text:span text:style-name="T268"> </text:span><text:span text:style-name="T276">základní</text:span></text:p>
      <text:p text:style-name="P11">Dokud máš u sebe tento talisman, nepůsobí na tebe uhranutí.</text:p>
      <text:h text:style-name="Heading_20_2" text:outline-level="2">Piercing <text:span text:style-name="T301">a n</text:span>áušnice</text:h>
      <text:p text:style-name="P137">TODO</text:p>
      <text:h text:style-name="Heading_20_2" text:outline-level="2">Zbraně</text:h>
      <text:p text:style-name="P175">TODO: Zbraně z různých materiálů: Sluneční ocel, měsíční ocel, mitril</text:p>
      <text:p text:style-name="P173"><text:span text:style-name="T300">Všechny kouzelné zbraně umožňují</text:span> <text:span text:style-name="T322">zraňovat</text:span> nehmotné tvory.</text:p>
      <text:p text:style-name="P173">/<text:span text:style-name="T366">* Hmm, toť otázka. Je to sice tradice, ale třeba u </text:span><text:span text:style-name="T78">ohnivého meče</text:span><text:span text:style-name="T366"> to moc nedává smysl... */</text:span></text:p>
      <text:h text:style-name="P196" text:outline-level="4">Ohnivý meč</text:h>
      <text:p text:style-name="P82"><text:span text:style-name="T261">M</text:span><text:span text:style-name="T260">eč s čepelí </text:span><text:span text:style-name="T264">černou jako saze</text:span></text:p>
      <text:p text:style-name="P54"><text:span text:style-name="T266">Nákup</text:span><text:span text:style-name="T262">:</text:span><text:span text:style-name="T269"> </text:span><text:span text:style-name="T280">25</text:span><text:span text:style-name="T271">0</text:span><text:span text:style-name="T270"> zl</text:span><text:span text:style-name="T260"><text:line-break/>Úrovně:</text:span><text:span text:style-name="T251"> </text:span><text:span text:style-name="T253">mistrovské</text:span></text:p>
      <text:p text:style-name="P126"><text:span text:style-name="T360">Když je tento meč studený, jeho čepel je černá. Pokud ji na několik minut vložíš do ohně, začne rudě žhnout, na dotek bude ale pouze teplá. V tomto stavu zůstane, dokud nevyslovíš formuli </text:span><text:span text:style-name="T101">*</text:span><text:span text:style-name="T99">Kvidžah</text:span><text:span text:style-name="T101">*</text:span><text:span text:style-name="T52">. </text:span><text:span text:style-name="T55">V</text:span><text:span text:style-name="T52"> </text:span><text:span text:style-name="T53">ten moment</text:span><text:span text:style-name="T54"> </text:span><text:span text:style-name="T53">vzplane a několik</text:span><text:span text:style-name="T311"> minut minut nepůjde nijak uhasit, poté opět zchladne a zčerná. Před dalším vzplanutím je ji třeba zase vložit do ohně.<text:line-break/><text:tab/>Planoucí čepel při zásahu přidává zranění</text:span><text:span text:style-name="T252"> 3kz </text:span><text:span text:style-name="T219">ohněm</text:span><text:span text:style-name="T252"> (odečítá se zbroj).</text:span></text:p>
      <text:h text:style-name="P196" text:outline-level="4"><text:soft-page-break/>Meč noci</text:h>
      <text:p text:style-name="P23"><text:span text:style-name="T331">Meč </text:span>z meteoritického železa</text:p>
      <text:p text:style-name="P18"><text:span text:style-name="T259">Nákup</text:span><text:span text:style-name="T256">:</text:span><text:span text:style-name="T269"> </text:span><text:span text:style-name="T280">1</text:span><text:span text:style-name="T277">5</text:span><text:span text:style-name="T279">0</text:span><text:span text:style-name="T270"> zl</text:span><text:span text:style-name="T251"><text:line-break/>Úrovně:</text:span><text:span text:style-name="T268"> </text:span><text:span text:style-name="T279">pokročilé</text:span></text:p>
      <text:p text:style-name="P75"><text:span text:style-name="T330">Když ve tmě držíš tento meč, všechno v </text:span><text:span text:style-name="T75">kontaktní vzdálenosti</text:span><text:span text:style-name="T330"> vidíš jako za bílého dne. Nerozeznáš ovšem barvy a to, co je od tebe dál než pár kroků, se nadále topí ve tmě.</text:span></text:p>
      <text:p text:style-name="P74">/<text:span text:style-name="T309">* Originálně dával větší damage nemrtvákům a hučel, když <text:s/>byl nějakej poblíž. Moc to ale nesedí. */</text:span></text:p>
      <text:p text:style-name="P74">/<text:span text:style-name="T310">* Mohl by ale fungovat na upíry, nebo dělat něco upírského. Nebo bejt něčím zajímavej v noci */</text:span></text:p>
      <text:h text:style-name="Heading_20_4" text:outline-level="4"><text:span text:style-name="T336">D</text:span>ýka <text:span text:style-name="T317">mnoha kovů</text:span></text:h>
      <text:p text:style-name="P24">Dlouhá, bohatě zdobená dýka s rovnou čepelí</text:p>
      <text:p text:style-name="P18"><text:span text:style-name="T259">Nákup</text:span><text:span text:style-name="T256">:</text:span><text:span text:style-name="T269"> </text:span><text:span text:style-name="T277">5</text:span><text:span text:style-name="T281">0</text:span><text:span text:style-name="T270"> zl</text:span><text:span text:style-name="T251"><text:line-break/>Úrovně:</text:span><text:span text:style-name="T268"> </text:span><text:span text:style-name="T281">pokročilé</text:span></text:p>
      <text:p text:style-name="P72">Když se <text:span text:style-name="T367">čepele</text:span> této dýky dotkneš nějakým kovovým předmětem a vyslovíš formuli <text:span text:style-name="T101">*</text:span><text:span text:style-name="T100">Šinah</text:span><text:span text:style-name="T101">*</text:span>, promění <text:span text:style-name="T367">se</text:span> v<text:span text:style-name="T317">e stejný</text:span> <text:span text:style-name="T368">kov</text:span>.</text:p>
      <text:h text:style-name="Heading_20_4" text:outline-level="4">Bezhlučný <text:span text:style-name="T308">dlouhý</text:span> luk</text:h>
      <text:p text:style-name="P25">Dlouhý luk z tisového dřeva s elfskými runami</text:p>
      <text:p text:style-name="P54"><text:span text:style-name="T266">Nákup</text:span><text:span text:style-name="T262">:</text:span><text:span text:style-name="T269"> </text:span><text:span text:style-name="T282">2</text:span><text:span text:style-name="T273">5</text:span><text:span text:style-name="T270"> zl</text:span><text:span text:style-name="T260"><text:line-break/>Úrovně:</text:span><text:span text:style-name="T251"> základní</text:span></text:p>
      <text:p text:style-name="P67">Tento dlouhý luk při výstřelu nevydává žádný zvuk.</text:p>
      <text:h text:style-name="Heading_20_4" text:outline-level="4"><text:soft-page-break/>Očarovaná hvězdice</text:h>
      <text:p text:style-name="P84"><text:span text:style-name="T261">T</text:span><text:span text:style-name="T260">rojcípá hvězdice z kalené oceli</text:span></text:p>
      <text:p text:style-name="P54"><text:span text:style-name="T266">Nákup</text:span><text:span text:style-name="T262">:</text:span><text:span text:style-name="T269"> </text:span><text:span text:style-name="T282">5</text:span><text:span text:style-name="T270"> zl</text:span><text:span text:style-name="T260"><text:line-break/>Úrovně:</text:span><text:span text:style-name="T251"> základní</text:span></text:p>
      <text:p text:style-name="P64">Pokud tato hvězdice nezasáhne cíl, bezpečně se <text:span text:style-name="T323">ti</text:span> vrátí do ruky.</text:p>
      <text:h text:style-name="Heading_20_4" text:outline-level="4">Teleskopická hůl</text:h>
      <text:p text:style-name="P33">Hůl z černého dřeva pokrytá jemnými stříbrnými runami</text:p>
      <text:p text:style-name="P154"><text:span text:style-name="T266">Nákup</text:span><text:span text:style-name="T262">:</text:span><text:span text:style-name="T269"> </text:span><text:span text:style-name="T186">4</text:span><text:span text:style-name="T283">0</text:span><text:span text:style-name="T270"> zl</text:span><text:span text:style-name="T263"><text:line-break/>Úrovně:</text:span><text:span text:style-name="T288"> </text:span><text:span text:style-name="T276">základní</text:span></text:p>
      <text:p text:style-name="P138"><text:span text:style-name="T276">T</text:span><text:span text:style-name="T268">ato hůl je pevná, jako kdyby byla z oceli. Když ji držíš v ruce a soustředíš se, můžeš ji </text:span><text:span text:style-name="T289">za jedno kolo</text:span><text:span text:style-name="T268"> zkrátit nebo prodloužit na libovolnou délku od půl metru do pěti metrů. </text:span><text:span text:style-name="T290">H</text:span><text:span text:style-name="T289">ůl při zvětšování nevyvíjí znatelnou sílu, </text:span><text:span text:style-name="T290">nemůže tedy sama nic odtlačit, rozbít a podobně.</text:span></text:p>
      <text:h text:style-name="Heading_20_4" text:outline-level="4">Zmijí dýka</text:h>
      <text:p text:style-name="P25">Krátká dýka s <text:span text:style-name="T369">vlnitou čepelí a</text:span> hlavicí ve tvaru hlavy zmije <text:span text:style-name="T373">s očima ze smaragdů</text:span></text:p>
      <text:p text:style-name="P18"><text:span text:style-name="T259">Nákup</text:span><text:span text:style-name="T256">:</text:span><text:span text:style-name="T269"> </text:span><text:span text:style-name="T283">50</text:span><text:span text:style-name="T270"> zl</text:span><text:span text:style-name="T251"><text:line-break/>Úrovně:</text:span><text:span text:style-name="T268"> </text:span><text:span text:style-name="T276">základní</text:span></text:p>
      <text:p text:style-name="P76">Kdy<text:span text:style-name="T369">koliv</text:span> tuto dýku tasíš, zasyčí jako had. Při zásahu je cíl otrávený zmijím jedem.</text:p>
      <text:h text:style-name="Heading_20_2" text:outline-level="2"><text:soft-page-break/>Zbroj<text:span text:style-name="T416">e</text:span></text:h>
      <text:h text:style-name="P197" text:outline-level="4">Dračí zbroj</text:h>
      <text:p text:style-name="P127"><text:span text:style-name="T202">Těžká z</text:span><text:span text:style-name="T86">broj z </text:span><text:span text:style-name="T87">dračích šupin</text:span></text:p>
      <text:p text:style-name="P54"><text:span text:style-name="T266">Nákup</text:span><text:span text:style-name="T262">:</text:span><text:span text:style-name="T269"> </text:span><text:span text:style-name="T284">500</text:span><text:span text:style-name="T270"> zl</text:span><text:span text:style-name="T260"><text:line-break/>Úrovně:</text:span><text:span text:style-name="T251"> </text:span><text:span text:style-name="T257">mistrovské</text:span></text:p>
      <text:p text:style-name="P179">Účinek této zbroje záleží na tom, z jakých šupin je vyrobena:</text:p>
      <text:list xml:id="list3349132986" text:style-name="L4">
        <text:list-item>
          <text:p text:style-name="P219"><text:span text:style-name="T187">V</text:span><text:span text:style-name="T190">e zbroji ze šupin rudého draka jsi imunní proti</text:span><text:span text:style-name="T258"> </text:span><text:span text:style-name="T220">ohn</text:span><text:span text:style-name="T221">i</text:span><text:span text:style-name="T213">.</text:span></text:p>
        </text:list-item>
        <text:list-item>
          <text:p text:style-name="P220"><text:span text:style-name="T187">V</text:span><text:span text:style-name="T190">e zbroji ze šupin bílého draka jsi imunní proti</text:span><text:span text:style-name="T212"> </text:span><text:span text:style-name="T224">m</text:span><text:span text:style-name="T225">raz</text:span><text:span text:style-name="T226">u</text:span><text:span text:style-name="T188">.</text:span></text:p>
        </text:list-item>
        <text:list-item>
          <text:p text:style-name="P220"><text:span text:style-name="T187">V</text:span><text:span text:style-name="T190">e zbroji ze šupin modrého draka jsi imunní proti</text:span><text:span text:style-name="T212"> </text:span><text:span text:style-name="T240">b</text:span><text:span text:style-name="T241">le</text:span><text:span text:style-name="T242">sku</text:span><text:span text:style-name="T188">.</text:span></text:p>
        </text:list-item>
        <text:list-item>
          <text:p text:style-name="P220"><text:span text:style-name="T187">V</text:span><text:span text:style-name="T190">e zbroji ze šupin černého draka jsi imunní proti</text:span><text:span text:style-name="T212"> </text:span><text:span text:style-name="T236">ž</text:span><text:span text:style-name="T237">íravin</text:span><text:span text:style-name="T238">ě</text:span><text:span text:style-name="T188">.</text:span></text:p>
        </text:list-item>
        <text:list-item>
          <text:p text:style-name="P220"><text:span text:style-name="T187">V</text:span><text:span text:style-name="T190">e zbroji ze šupin rudého draka jsi imunní proti</text:span><text:span text:style-name="T211"> </text:span><text:span text:style-name="T228">jed</text:span><text:span text:style-name="T229">ů</text:span><text:span text:style-name="T228">m</text:span><text:span text:style-name="T211">.</text:span></text:p>
        </text:list-item>
      </text:list>
      <text:h text:style-name="Heading_20_4" text:outline-level="4">Zbroj z obřího rejnoka</text:h>
      <text:p text:style-name="P178"><text:span text:style-name="T370">Lehká z</text:span>broj z hrubé, šedivé kůže</text:p>
      <text:p text:style-name="P221"><text:span text:style-name="T266">Nákup:</text:span><text:span text:style-name="T269"> </text:span><text:span text:style-name="T191">1</text:span><text:span text:style-name="T192">6</text:span><text:span text:style-name="T284">0</text:span><text:span text:style-name="T270"> zl</text:span><text:span text:style-name="T263"><text:line-break/>Úrovně:</text:span><text:span text:style-name="T288"> </text:span><text:span text:style-name="T284">pokročilé</text:span></text:p>
      <text:p text:style-name="P177"><text:span text:style-name="T342">Kdykoliv tě v této zbroji</text:span> někdo zasáhne kovovou zbraní, přeskočí na něj elektrický výboj za 5kz <text:span text:style-name="T239">bleskem</text:span> (odečítá se zbroj).</text:p>
      <text:p text:style-name="P176">/<text:span text:style-name="T343">* Nemá to cooldown, protože protivníka nic nenutí útočit opakovaně. */</text:span></text:p>
      <text:h text:style-name="Heading_20_2" text:outline-level="2"><text:soft-page-break/>Štíty</text:h>
      <text:h text:style-name="Heading_20_4" text:outline-level="4"><text:span text:style-name="T341">Proti</text:span>magický štít</text:h>
      <text:p text:style-name="P128"><text:span text:style-name="T203">M</text:span><text:span text:style-name="T202">ěděný</text:span><text:span text:style-name="T88"> štít </text:span><text:span text:style-name="T203">s</text:span><text:span text:style-name="T205">e</text:span><text:span text:style-name="T88"> </text:span><text:span text:style-name="T203">s</text:span><text:span text:style-name="T204">tříbrnými</text:span><text:span text:style-name="T88"> runami</text:span></text:p>
      <text:p text:style-name="P154"><text:span text:style-name="T266">Nákup</text:span><text:span text:style-name="T262">:</text:span><text:span text:style-name="T269"> </text:span><text:span text:style-name="T297">3</text:span><text:span text:style-name="T285">50</text:span><text:span text:style-name="T270"> zl</text:span><text:span text:style-name="T263"><text:line-break/>Úrovně:</text:span><text:span text:style-name="T288"> </text:span><text:span text:style-name="T184">m</text:span><text:span text:style-name="T189">istrovské</text:span></text:p>
      <text:p text:style-name="P139">Když <text:span text:style-name="T435">držíš</text:span> tento štít, automaticky pohltí první kouzlo, které je na tebe sesláno, <text:span text:style-name="T307">nehledě na to, jestli ti má uškodit nebo pomoci, a následně bude několik minut slabě zářit. Další kouzlo pohltí, až když opět pohasne.</text:span></text:p>
      <text:h text:style-name="Heading_20_2" text:outline-level="2">Oblečení</text:h>
      <text:h text:style-name="Heading_20_4" text:outline-level="4">Maska <text:span text:style-name="T345">mnoha podob</text:span></text:h>
      <text:p text:style-name="P47"><text:span text:style-name="T347">Jednoduchá k</text:span>arnevalová maska <text:span text:style-name="T374">na</text:span> horní polovinu tváře</text:p>
      <text:p text:style-name="P19"><text:span text:style-name="T259">Nákup</text:span><text:span text:style-name="T256">:</text:span><text:span text:style-name="T12"> </text:span><text:span text:style-name="T43">8</text:span><text:span text:style-name="T14">0</text:span><text:span text:style-name="T13"> zl</text:span><text:line-break/>Úrovně:<text:span text:style-name="T1"> </text:span><text:span text:style-name="T34">pokročilé</text:span></text:p>
      <text:p text:style-name="P79">Když máš nasazenou tuto masku, vypadáš jako ten, na koho ses díval, když sis ji nasazoval. <text:span text:style-name="T346">Změní se i tvé oblečení a výbava, jde však o iluzi, takže ve skutečnosti máš stále svůj původní oděv a výstroj. V nové podobě máš stále viditelně nasazenou tuto masku. Když ji sundáš, iluze skončí.</text:span></text:p>
      <text:h text:style-name="P198" text:outline-level="4">Sedmimílové boty</text:h>
      <text:p text:style-name="P46">Vysoké kožené boty se střapci z koňských žíní</text:p>
      <text:p text:style-name="P154"><text:span text:style-name="T266">Nákup</text:span><text:span text:style-name="T262">:</text:span><text:span text:style-name="T12"> </text:span><text:span text:style-name="T179">9</text:span><text:span text:style-name="T14">0</text:span><text:span text:style-name="T13"> zl</text:span><text:span text:style-name="T79"><text:line-break/>Úrovně:</text:span><text:span text:style-name="T22"> </text:span><text:span text:style-name="T34">pokročilé</text:span></text:p>
      <text:p text:style-name="P87"><text:soft-page-break/><text:span text:style-name="T305">V těchto botách můžeš běžet</text:span> rychle jako kůň. <text:span text:style-name="T305">Jakmile ale uběhneš sedm mil, nebo když se zastavíš, padneš vyčerpáním a musíš několik minut odpočívat, než budeš schopen vstát. Při chůzi nebo obyčejném běhu naopak únavu vůbec nepociťuješ.</text:span></text:p>
      <text:h text:style-name="Heading_20_4" text:outline-level="4">Elfí boty</text:h>
      <text:p text:style-name="P46">Zdobené nízké boty z měkké kůže</text:p>
      <text:p text:style-name="P18"><text:span text:style-name="T259">Nákup</text:span><text:span text:style-name="T256">:</text:span><text:span text:style-name="T12"> </text:span><text:span text:style-name="T42">2</text:span><text:span text:style-name="T14">5</text:span><text:span text:style-name="T13"> zl</text:span><text:line-break/>Úrovně:<text:span text:style-name="T1"> </text:span><text:span text:style-name="T34">základní</text:span></text:p>
      <text:p text:style-name="P78">Když máš obuté tyto bo<text:span text:style-name="T339">t</text:span>y, tvoje kroky <text:span text:style-name="T340">jsou zcela neslyšné</text:span>.</text:p>
      <text:h text:style-name="Heading_20_4" text:outline-level="4">Maskovací plášť</text:h>
      <text:p text:style-name="P50">Dlouhý šedivý plášť </text:p>
      <text:p text:style-name="P154"><text:span text:style-name="T266">Nákup</text:span><text:span text:style-name="T262">:</text:span><text:span text:style-name="T12"> </text:span><text:span text:style-name="T159">1</text:span><text:span text:style-name="T180">4</text:span><text:span text:style-name="T14">0</text:span><text:span text:style-name="T13"> zl</text:span><text:span text:style-name="T79"><text:line-break/>Úrovně: </text:span><text:span text:style-name="T90">pokročilé</text:span></text:p>
      <text:p text:style-name="P121">Když se přikrčíš a přehodíš přes sebe tento plášť, dokonale splyneš s okolím a všimnout si tě může jen ten, kdo na tebe přímo šlápne, nebo kdo tě ucítí. Pláštěm ale musíš být zakrytý celý, takže při tom nevidíš ven.</text:p>
      <text:h text:style-name="P199" text:outline-level="4">Plášť neviditelnosti</text:h>
      <text:p text:style-name="P30">Dlouhý černý plášť se stříbrným lemováním a s kápí</text:p>
      <text:p text:style-name="P154"><text:span text:style-name="T266">Nákup</text:span><text:span text:style-name="T262">:</text:span><text:span text:style-name="T12"> </text:span><text:span text:style-name="T183">2</text:span><text:span text:style-name="T14">00</text:span><text:span text:style-name="T13"> zl</text:span><text:span text:style-name="T79"><text:line-break/>Úrovně:</text:span><text:span text:style-name="T387"> mistrovské</text:span></text:p>
      <text:p text:style-name="P132">Když se kompletně zahalíš do tohoto pláště, jsi neviditelný. Jelikož ti při tom <text:span text:style-name="T361">ale</text:span> nesmějí trčet ruce ven, nemůžeš při tom bojovat, střílet ani kouzlit.</text:p>
      <text:h text:style-name="P200" text:outline-level="4"><text:soft-page-break/>Plášť ne<text:span text:style-name="T429">nápadnosti</text:span></text:h>
      <text:p text:style-name="P34">Ošuntělý šedý plášť</text:p>
      <text:p text:style-name="P154"><text:span text:style-name="T266">Nákup</text:span><text:span text:style-name="T262">:</text:span><text:span text:style-name="T12"> </text:span><text:span text:style-name="T159">6</text:span><text:span text:style-name="T14">0</text:span><text:span text:style-name="T13"> zl</text:span><text:span text:style-name="T79"><text:line-break/>Úrovně:</text:span><text:span text:style-name="T387"> základní</text:span></text:p>
      <text:p text:style-name="P133">Když máš na sobě tento plášť, všem se bude zdát, že tam, kde jsi, přirozeně patříš.</text:p>
      <text:h text:style-name="Heading_20_2" text:outline-level="2"><text:span text:style-name="T208">H</text:span>ole</text:h>
      <text:p text:style-name="P71">Kouzelné hole umožňují komukoliv seslat určené kouzlo. Mají ovšem do sebe vsazené<text:span text:style-name="T324"> krystaly </text:span>a<text:span text:style-name="T324"> každý představuje jedno použití. Je v principu možné je opět dobít, je k tomu ale potřeba svitek s příslušným rituálem a vyžaduje to vždy nějakou vzácnou magickou surovinu.</text:span></text:p>
      <text:h text:style-name="Heading_20_4" text:outline-level="4">Ohnivá hůl</text:h>
      <text:p text:style-name="P122"><text:span text:style-name="T201">J</text:span><text:span text:style-name="T200">asanová hůl se třemi žhnoucími rubíny</text:span></text:p>
      <text:p text:style-name="P154"><text:span text:style-name="T266">Nákup</text:span><text:span text:style-name="T262">:</text:span><text:span text:style-name="T12"> </text:span><text:span text:style-name="T159">8</text:span><text:span text:style-name="T14">0</text:span><text:span text:style-name="T13"> zl</text:span><text:span text:style-name="T79"><text:line-break/>Úrovně:</text:span><text:span text:style-name="T387"> </text:span><text:span text:style-name="T160">p</text:span><text:span text:style-name="T175">okročilé</text:span></text:p>
      <text:p text:style-name="P123"><text:span text:style-name="T162">K</text:span><text:span text:style-name="T163">dyž držíš tuto hůl</text:span><text:span text:style-name="T417">, můžeš vyslovením formule </text:span><text:span text:style-name="T106">*Eš nešef*</text:span><text:span text:style-name="T418"> a provedením příslušného gesta seslat kouzlo </text:span><text:span text:style-name="T85">ohnivá koule</text:span><text:span text:style-name="T418">. Po každém použití ovšem jeden z rubínů pohasne.</text:span></text:p>
      <text:h text:style-name="Heading_20_2" text:outline-level="2"><text:span text:style-name="T446">Magické h</text:span>ůlky</text:h>
      <text:h text:style-name="Heading_20_4" text:outline-level="4">Mrazící hůlka</text:h>
      <text:p text:style-name="P31">Stříbrná hůlka s modrým safírem</text:p>
      <text:p text:style-name="P154"><text:soft-page-break/><text:span text:style-name="T266">Nákup</text:span><text:span text:style-name="T262">:</text:span><text:span text:style-name="T12"> </text:span><text:span text:style-name="T177">3</text:span><text:span text:style-name="T14">0</text:span><text:span text:style-name="T13"> zl</text:span><text:span text:style-name="T79"><text:line-break/>Úrovně:</text:span><text:span text:style-name="T387"> </text:span><text:span text:style-name="T160">z</text:span><text:span text:style-name="T161">ákladní</text:span></text:p>
      <text:p text:style-name="P88"><text:span text:style-name="T375">Dotyk této hůlky zmrazí</text:span> zhruba tolik vody, kolik se vejde do jednoho sudu. <text:span text:style-name="T376">Hůlka se tím zahřeje a následně trvá zhruba hodinu, než vychladne a bude ji možné znovu použít.</text:span></text:p>
      <text:h text:style-name="Heading_20_4" text:outline-level="4">Ebenová hůlka</text:h>
      <text:p text:style-name="P36">Hladká hůlka z ebenového dřeva</text:p>
      <text:p text:style-name="P37"><text:span text:style-name="T259">Nákup</text:span><text:span text:style-name="T256">:</text:span><text:span text:style-name="T12"> </text:span><text:span text:style-name="T24">20</text:span><text:span text:style-name="T14">0</text:span><text:span text:style-name="T13"> zl</text:span><text:span text:style-name="T387"><text:line-break/>Úrovně: </text:span><text:span text:style-name="T170">mistrovské</text:span></text:p>
      <text:p text:style-name="P140">Když držíš tuto hůlku, <text:span text:style-name="T434">pohltí první kouzlo, které je na tebe sesláno, nehledě na to, jestli ti má uškodit nebo pomoci. </text:span>Toto kouzlo můžeš kdykoliv později pomocí <text:span text:style-name="T438">ní</text:span> seslat, jako kdybys ho měl připravené. <text:span text:style-name="T92">Ebenová h</text:span><text:span text:style-name="T62">ůlka</text:span> může mít v jednu chvíli pohlceno jen jedno kouzlo <text:span text:style-name="T437">a d</text:span>okud <text:span text:style-name="T437">ho</text:span> nesešleš, nemůže pohltit další.</text:p>
      <text:h text:style-name="Heading_20_4" text:outline-level="4">Hůlka temnoty</text:h>
      <text:p text:style-name="P38">Kroucená hůlka z černého meteoritického železa</text:p>
      <text:p text:style-name="P154"><text:span text:style-name="T266">Nákup</text:span><text:span text:style-name="T262">:</text:span><text:span text:style-name="T12"> </text:span><text:span text:style-name="T170">4</text:span><text:span text:style-name="T24">0</text:span><text:span text:style-name="T13"> zl</text:span><text:span text:style-name="T79"><text:line-break/>Úrovně: </text:span><text:span text:style-name="T171">pokročilé</text:span></text:p>
      <text:p text:style-name="P141"><text:span text:style-name="T460">Z</text:span>droj světla <text:span text:style-name="T439">do intenzity táborového ohně, na který ukážeš</text:span> touto hůlkou, <text:span text:style-name="T460">po vyslovení</text:span> formul<text:span text:style-name="T460">e</text:span> <text:span text:style-name="T98">*</text:span><text:span text:style-name="T104">Chošek</text:span><text:span text:style-name="T98">*</text:span> <text:span text:style-name="T441">přestane svítit</text:span>. <text:span text:style-name="T440">Pokud je to oheň, bude dál hořet a pálit, ale bude černý jako uhel.</text:span> <text:span text:style-name="T329">V jednu chvíli může být takto zhasnutý pouze jeden zdroj světla. Když hůlku použiješ znovu, ten předchozí se zase rozsvítí.</text:span></text:p>
      <text:h text:style-name="P187" text:outline-level="2"><text:soft-page-break/><text:span text:style-name="T446">Kouzelnické h</text:span>ůlky</text:h>
      <text:p text:style-name="P150"><text:span text:style-name="T458">S kouzelnickou hůlkou v ruce si můžeš připravit kouzlo, které umožňuje seslat, i když neumíš kouzlit. Trvá to zhruba minutu, musíš se při tom </text:span><text:span text:style-name="T96">soustředit</text:span><text:span text:style-name="T458">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 a navíc ke kouzlu ze svitku nebo grimoáru.<text:line-break/><text:tab/>Kouzlo z hůlky si můžeš připravit a následně ho seslat nehledě na tvou úroveň – už na první úrovni tedy můžeš použít hůlku s pokročilým nebo mistrovským kouzlem.</text:span></text:p>
      <text:h text:style-name="P201" text:outline-level="4">Hůlka modrého blesku</text:h>
      <text:p text:style-name="P143">Dřevěná hůlka se staroelfskými runami <text:span text:style-name="T419">*Artak bárak*</text:span></text:p>
      <text:p text:style-name="P154"><text:span text:style-name="T266">Nákup</text:span><text:span text:style-name="T262">:</text:span><text:span text:style-name="T12"> </text:span><text:span text:style-name="T159">6</text:span><text:span text:style-name="T14">0</text:span><text:span text:style-name="T13"> zl</text:span><text:span text:style-name="T79"><text:line-break/>Úrovně:</text:span><text:span text:style-name="T387"> </text:span><text:span text:style-name="T160">z</text:span><text:span text:style-name="T161">ákladní</text:span></text:p>
      <text:p text:style-name="P142"><text:span text:style-name="T161">P</text:span><text:span text:style-name="T132">omocí této hůlky si můžeš připravit a následně seslat kouzlo </text:span><text:span text:style-name="T194">modrý blesk</text:span><text:span text:style-name="T132">.</text:span></text:p>
      <text:h text:style-name="Heading_20_2" text:outline-level="2">Žezla</text:h>
      <text:h text:style-name="Heading_20_4" text:outline-level="4">Žezlo královského majestátu</text:h>
      <text:p text:style-name="P48">Žezlo ze slonoviny s<text:span text:style-name="T377">e zlatou</text:span> hlavicí <text:span text:style-name="T377">s</text:span> perlami a drahokam<text:span text:style-name="T377">y</text:span></text:p>
      <text:p text:style-name="P218"><text:soft-page-break/><text:span text:style-name="T266">Nákup</text:span><text:span text:style-name="T262">:</text:span><text:span text:style-name="T269"> </text:span><text:span text:style-name="T193">5</text:span><text:span text:style-name="T286">00</text:span><text:span text:style-name="T270"> zl</text:span><text:span text:style-name="T263"><text:line-break/>Úrovně:</text:span><text:span text:style-name="T288"> </text:span><text:span text:style-name="T286">mistrovské</text:span></text:p>
      <text:p text:style-name="P155"><text:span text:style-name="T443">Když</text:span> držíš toto žezlo, vyzařuje z tebe královský majestát. I když zrovna vylezeš ze stoky <text:span text:style-name="T442">ve špinavých</text:span> žebráck<text:span text:style-name="T442">ých</text:span> hadr<text:span text:style-name="T442">ech</text:span> a budeš se chovat jako buran, na všechny budeš působit, jako bys byl nejvybranější šlechtic oděný do nejvzácnějšího hávu.</text:p>
      <text:h text:style-name="Heading_20_4" text:outline-level="4">Žezlo <text:span text:style-name="T334">ohně a</text:span> <text:span text:style-name="T333">mrazu</text:span></text:h>
      <text:p text:style-name="P49">Mosazné žezlo s rubínem na jednom konci a safírem na druhém</text:p>
      <text:p text:style-name="P20"><text:span text:style-name="T259">Nákup</text:span><text:span text:style-name="T256">:</text:span><text:span text:style-name="T269"> </text:span><text:span text:style-name="T292">10</text:span><text:span text:style-name="T286">0</text:span><text:span text:style-name="T270"> zl</text:span><text:span text:style-name="T251"><text:line-break/>Úrovně:</text:span><text:span text:style-name="T268"> </text:span><text:span text:style-name="T292">pokročilé</text:span></text:p>
      <text:p text:style-name="P77"><text:span text:style-name="T445">Když držíš toto žezlo, tak k</text:span>dykoliv chceš <text:span text:style-name="T444">kouzlem</text:span> <text:span text:style-name="T444">stvořit</text:span> oheň, bude místo něj mráz a naopak. Místo <text:span text:style-name="T62">ohnivé koule</text:span> tedy například sešleš mrazivou kouli, <text:span text:style-name="T332">po vypití </text:span><text:span text:style-name="T76">lektvaru mrazivého dechu</text:span><text:span text:style-name="T332"> budeš dýchat oheň,</text:span> když aktivuješ <text:span text:style-name="T62">ohnivý meč</text:span>, z jeho čepele místo plamenů bude sálat mráz a podobně. <text:span text:style-name="T335">Ledová kouzla a efekty ovlivněny nejsou, kouzlo </text:span><text:span text:style-name="T77">ledová dýka</text:span><text:span text:style-name="T333"> tedy například stále stvoří ostrý kus ledu.</text:span></text:p>
      <text:h text:style-name="Heading_20_2" text:outline-level="2">Svitky <text:span text:style-name="T436">a grimoáry s kouzly</text:span></text:h>
      <text:p text:style-name="P151">Když je na svitku nebo grimoáru speciálním postupem zapsané kouzlo, je možné ho použít následujícími způsoby:</text:p>
      <text:list xml:id="list4165304538" text:style-name="L5">
        <text:list-item>
          <text:p text:style-name="P213"><text:span text:style-name="T172">Kdokoliv může zapsané kouzlo bez přípravy seslat </text:span><text:span text:style-name="T137">tím, že </text:span><text:span text:style-name="T172">ho vezme do ruky, </text:span><text:span text:style-name="T137">nahlas vysloví zaklínací formuli a provede příslušná gesta. </text:span><text:span text:style-name="T146">Takto </text:span><text:span text:style-name="T172">jde kouzlo</text:span><text:span text:style-name="T146"> seslat nehledě na úroveň, už na první úrovni </text:span><text:span text:style-name="T172">je</text:span><text:span text:style-name="T146"> tedy </text:span><text:span text:style-name="T172">možné ze svitku</text:span><text:span text:style-name="T146"> seslat pokročilé nebo mistrovské kouzlo. </text:span><text:span text:style-name="T137">Text </text:span><text:span text:style-name="T147">kouzla ovšem </text:span><text:span text:style-name="T150">poté</text:span><text:span text:style-name="T137"> ze </text:span><text:span text:style-name="T172">stránky</text:span><text:span text:style-name="T137"> zmizí </text:span><text:span text:style-name="T147">a</text:span><text:span text:style-name="T137"> kouzlo se </text:span><text:span text:style-name="T147">tedy</text:span><text:span text:style-name="T137"> spotřebuje.</text:span></text:p>
        </text:list-item>
        <text:list-item>
          <text:p text:style-name="P214"><text:soft-page-break/><text:span text:style-name="T173">K</text:span><text:span text:style-name="T132">ouzelník si může </text:span><text:span text:style-name="T173">zapsané kouzlo</text:span><text:span text:style-name="T140"> připravit navíc k těm, která umí. Při přípravě se musí svitku nebo grimoáru dotýkat a číst z něj text kouzla, při následném sesílání už h</text:span><text:span text:style-name="T144">o</text:span><text:span text:style-name="T140"> u sebe mít nemusí. </text:span><text:span text:style-name="T174">Takto</text:span><text:span text:style-name="T140"> si může současně připravit jen jedno kouzlo, </text:span><text:span text:style-name="T132">i když má </text:span><text:span text:style-name="T174">kouzel na svitcích či v knihách</text:span><text:span text:style-name="T132"> více</text:span><text:span text:style-name="T138">.</text:span></text:p>
        </text:list-item>
        <text:list-item>
          <text:p text:style-name="P214"><text:span text:style-name="T174">Při přestupu na další úroveň se k</text:span><text:span text:style-name="T132">ouzelník také může kouzlo ze svitku nebo grimoáru naučit </text:span><text:span text:style-name="T174">místo jednoho kouzla z pravidel</text:span><text:span text:style-name="T132">.</text:span></text:p>
        </text:list-item>
      </text:list>
      <text:p text:style-name="P144">Přípravou nebo naučením se kouzla ze svitku či grimoáru jej kouzelník nespotřebuje. Může to ale udělat, pouze pokud na to má dostatečnou úroveň – na základních úrovních si například může připravit nebo se naučit jen základní kouzla.</text:p>
      <text:h text:style-name="P188" text:outline-level="2">Ostatní</text:h>
      <text:h text:style-name="Heading_20_4" text:outline-level="4">Létající koberec</text:h>
      <text:p text:style-name="P145"><text:span text:style-name="T67">N</text:span><text:span text:style-name="T62">ádherný zdobený koberec velký zhruba jako </text:span><text:span text:style-name="T97">deska stolu</text:span></text:p>
      <text:p text:style-name="P154"><text:span text:style-name="T266">Nákup</text:span><text:span text:style-name="T262">:</text:span><text:span text:style-name="T12"> </text:span><text:span text:style-name="T159">4</text:span><text:span text:style-name="T14">00</text:span><text:span text:style-name="T13"> zl</text:span><text:span text:style-name="T79"><text:line-break/>Úrovně:</text:span><text:span text:style-name="T387"> mistrovské<text:line-break/></text:span><text:span text:style-name="T94">Nosnost:</text:span><text:span text:style-name="T449"> jedna osoba<text:line-break/></text:span><text:span text:style-name="T93">Rychlost letu:</text:span><text:span text:style-name="T448"> jako kůň v trysku</text:span></text:p>
      <text:p text:style-name="P146"><text:span text:style-name="T447">Když se dotkneš tohoto koberce a vyslovíš formuli </text:span><text:span text:style-name="T115">*Tisah*</text:span><text:span text:style-name="T447">, vzlétne. Směr letu se ovládá změnou těžiště podobně jako na serfovacím prknu. Nedokáže stoupat kolmo vzhůru ani klesat přímo dolů, může pouze letět šikmo nahoru nebo dolů. Při letu se vzdouvá a vlní, takže když na něj něco jen tak položíš, spadne to. Můžeš mít ale na sobě tornu nebo něco držet v ruce.</text:span></text:p>
      <text:h text:style-name="Heading_20_4" text:outline-level="4"><text:soft-page-break/>Vzkazov<text:span text:style-name="T306">é</text:span> knih<text:span text:style-name="T306">y</text:span></text:h>
      <text:p text:style-name="P39">Dvojice knih bez <text:span text:style-name="T450">názvu a autora</text:span></text:p>
      <text:p text:style-name="P18"><text:span text:style-name="T259">Nákup</text:span><text:span text:style-name="T256">:</text:span><text:span text:style-name="T12"> </text:span><text:span text:style-name="T25">4</text:span><text:span text:style-name="T14">00</text:span><text:span text:style-name="T13"> zl</text:span><text:line-break/>Úrovně:<text:span text:style-name="T1"> </text:span><text:span text:style-name="T25">pokročilé</text:span></text:p>
      <text:p text:style-name="P158">Když do jedné z těchto knih něco napíšeš krví, objeví se to i té druhé nehledě na to, jak jsou od sebe daleko. Zapsaný text nemizí, můžeš si tedy přečíst, co do nich kdo napsal před tebou a prázdné strany časem dojdou.</text:p>
      <text:h text:style-name="Heading_20_4" text:outline-level="4">Překladová kniha</text:h>
      <text:p text:style-name="P41">Malá kniha v kožené vazbě</text:p>
      <text:p text:style-name="P18"><text:span text:style-name="T259">Nákup</text:span><text:span text:style-name="T256">:</text:span><text:span text:style-name="T12"> </text:span><text:span text:style-name="T27">4</text:span><text:span text:style-name="T14">0</text:span><text:span text:style-name="T13"> zl</text:span><text:line-break/>Úrovně:<text:span text:style-name="T1"> </text:span><text:span text:style-name="T27">základní</text:span></text:p>
      <text:p text:style-name="P147">Tato zvláštní kniha bez názvu a autora má většinu stran prázdný<text:span text:style-name="T357">ch</text:span>. Když se něco napíše na levou stranu, na pravé se objeví přeložený text. <text:span text:style-name="T450">Zapsaný text nemizí, můžeš si tedy přečíst, co do ní někdo napsal před tebou a prázdné strany časem dojdou.</text:span></text:p>
      <text:p text:style-name="Example_20_Header">Poznámka:</text:p>
      <text:p text:style-name="Example"><text:span text:style-name="T359">Kniha překládá z libovolného jazyka, ale vždy do jednoho konkrétního. </text:span>Měl by to být <text:span text:style-name="T359">nějaký z těch</text:span>, který mohl znát ten, kdo ji vyrobil – tedy například staroelfština, starogoblinština a podobně. <text:span text:style-name="T358">Pokud knihu před postavami někdo použil, rozmysli si také, co si nechával překládat.<text:line-break/><text:tab/>Kniha je inteligentní a k tomu, co překládá, může občas přidat vlastní komentář. Překládá ale vždy přesně, představ si to tedy jako doplňující poznámku překladatele.</text:span></text:p>
      <text:h text:style-name="Heading_20_4" text:outline-level="4"><text:span text:style-name="T356">Sledovací</text:span> mapa</text:h>
      <text:p text:style-name="P42">Ručně kreslená mapa na kvalitním pergamenu</text:p>
      <text:p text:style-name="P18"><text:soft-page-break/><text:span text:style-name="T259">Nákup</text:span><text:span text:style-name="T256">:</text:span><text:span text:style-name="T12"> </text:span><text:span text:style-name="T40">2</text:span><text:span text:style-name="T14">0</text:span><text:span text:style-name="T13"> zl</text:span><text:line-break/>Úrovně:<text:span text:style-name="T1"> </text:span><text:span text:style-name="T27">základní</text:span></text:p>
      <text:p text:style-name="P81">Tato mapa zobrazuje pozici <text:span text:style-name="T451">p</text:span>ředmětu, <text:span text:style-name="T451">který je s ní magicky spojený</text:span>. Pokud <text:span text:style-name="T451">tento</text:span> <text:span text:style-name="T355">předmět opustí oblast zobrazenou na mapě</text:span>, přestane <text:span text:style-name="T451">být vidět</text:span>.</text:p>
      <text:p text:style-name="P170">Poznámka:</text:p>
      <text:p text:style-name="P180"><text:span text:style-name="T452">Urči, jaký předmět mapa sleduje. Může to být třeba nějaký prsten, talisman a podobně.<text:line-break/><text:tab/></text:span>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text:span text:style-name="T452">K</text:span>řištálové koule</text:h>
      <text:p text:style-name="P40">Dvě průzračné křišťálové koule o velikosti jablka</text:p>
      <text:p text:style-name="P18"><text:span text:style-name="T259">Nákup</text:span><text:span text:style-name="T256">:</text:span><text:span text:style-name="T12"> </text:span><text:span text:style-name="T26">20</text:span><text:span text:style-name="T14">0</text:span><text:span text:style-name="T13"> zl</text:span><text:line-break/>Úrovně:<text:span text:style-name="T1"> </text:span><text:span text:style-name="T25">pokročilé</text:span></text:p>
      <text:p text:style-name="P80">V každé z těchto koulí je vidět to, co „<text:span text:style-name="T453">vidí“ ta druhá</text:span>. Obraz je sférický, <text:span text:style-name="T354">z</text:span>áleží <text:span text:style-name="T353">tedy</text:span> na tom, ze které strany se do koule díváš. <text:span text:style-name="T354">Můžeš s ní ale točit a podívat se tak do všech stran.</text:span></text:p>
      <text:p text:style-name="Example_20_Header">Poznámka:</text:p>
      <text:p text:style-name="Example"><text:span text:style-name="T454">Postavy obvykle</text:span> najdou jen jednu z těchto koulí a uvidí skrz ní místo, kde se nachází ta druhá.</text:p>
      <text:h text:style-name="Heading_20_4" text:outline-level="4"><text:span text:style-name="T209">D</text:span><text:span text:style-name="T210">etekční</text:span> zvonek</text:h>
      <text:p text:style-name="P51">Malý zvonek se staroelfskými runami zavěšený na podstavci</text:p>
      <text:p text:style-name="P18"><text:span text:style-name="T259">Nákup</text:span><text:span text:style-name="T256">:</text:span><text:span text:style-name="T12"> </text:span><text:span text:style-name="T29">5</text:span><text:span text:style-name="T14">0</text:span><text:span text:style-name="T13"> zl</text:span><text:span text:style-name="T95"><text:line-break/>Úrovně:</text:span><text:span text:style-name="T28"> </text:span><text:span text:style-name="T25">pokročilé</text:span></text:p>
      <text:p text:style-name="P59"><text:soft-page-break/><text:span text:style-name="T352">Tento zvonek začne sám cinkat</text:span>, když je poblíž nějaký nehmotný tvor, například p<text:span text:style-name="T318">ř</text:span>ízrak.</text:p>
      <text:h text:style-name="Heading_20_4" text:outline-level="4">Kouzelná zápalka</text:h>
      <text:p text:style-name="P43"><text:span text:style-name="T455">Z</text:span>ápalka dlouhá asi jako dlaň</text:p>
      <text:p text:style-name="P18"><text:span text:style-name="T259">Nákup</text:span><text:span text:style-name="T256">:</text:span><text:span text:style-name="T12"> </text:span><text:span text:style-name="T36">1</text:span><text:span text:style-name="T14">0</text:span><text:span text:style-name="T13"> zl</text:span><text:line-break/>Úrovně:<text:span text:style-name="T1"> </text:span><text:span text:style-name="T30">základní</text:span></text:p>
      <text:p text:style-name="P60"><text:span text:style-name="T351">Tato zápalka vzplane </text:span>pokaždé, když s ní o něco škrtneš.</text:p>
      <text:h text:style-name="P202" text:outline-level="4"><text:span text:style-name="T351">Torna</text:span> beztíže</text:h>
      <text:p text:style-name="P43">Kvalitní torna z kůže <text:span text:style-name="T456">mantikory</text:span></text:p>
      <text:p text:style-name="P154"><text:span text:style-name="T266">Nákup</text:span><text:span text:style-name="T262">:</text:span><text:span text:style-name="T12"> </text:span><text:span text:style-name="T181">6</text:span><text:span text:style-name="T14">0</text:span><text:span text:style-name="T13"> zl</text:span><text:span text:style-name="T79"><text:line-break/>Úrovně:</text:span><text:span text:style-name="T22"> </text:span><text:span text:style-name="T25">pokročilé</text:span></text:p>
      <text:p text:style-name="P61"><text:span text:style-name="T348">Předměty v</text:span>ložené <text:span text:style-name="T348">do této torny</text:span> nic neváží.</text:p>
      <text:h text:style-name="P203" text:outline-level="4">Kouzelný kalich</text:h>
      <text:p text:style-name="P44">Zdobený stříbrný kalich <text:span text:style-name="T350">se staroelfskými slovy „Mala“ a „Roken“</text:span></text:p>
      <text:p text:style-name="P154"><text:span text:style-name="T266">Nákup</text:span><text:span text:style-name="T262">:</text:span><text:span text:style-name="T12"> </text:span><text:span text:style-name="T178">3</text:span><text:span text:style-name="T14">0</text:span><text:span text:style-name="T13"> zl</text:span><text:span text:style-name="T79"><text:line-break/>Úrovně:</text:span><text:span text:style-name="T22"> </text:span><text:span text:style-name="T32">základní</text:span></text:p>
      <text:p text:style-name="P62">Když vezmeš tento kalich do ruky a vyslovíš formuli <text:span text:style-name="T102">*Mala*</text:span>, začne pohlcovat vše, co do něj najeleš. Když vyslovíš <text:span text:style-name="T103">*Roken*</text:span>, naplní se tím, co do něj bylo nalito. <text:span text:style-name="T349">Když pohltí více druhů tekutiny, uvnitř se smíchají.</text:span> <text:span text:style-name="T349">V</text:span>ejde <text:span text:style-name="T349">se</text:span> do <text:span text:style-name="T349">něj jako do</text:span> malého soudku.</text:p>
      <text:h text:style-name="Heading_20_1" text:outline-level="1">Kouzelné objekty</text:h>
      <text:p text:style-name="P148">/<text:span text:style-name="T457">* Tohle asi hodit do kapitoly o tvorbě dungeonů a dobrodružství, pokud nějaká bude. */</text:span></text:p>
      <text:h text:style-name="P204" text:outline-level="4">Mluvící klepadlo</text:h>
      <text:p text:style-name="P152">TODO</text:p>
      <text:h text:style-name="Heading_20_4" text:outline-level="4"><text:span text:style-name="T319">Magická</text:span> bariéra</text:h>
      <text:p text:style-name="P56">Neviditelná, nezničitelná stěna. <text:span text:style-name="T299">Na stěnách chodby jsou vždy vytesané či vytepané runy.</text:span></text:p>
      <text:p text:style-name="P56">Vypíná se obvykle vyslovením kouzelné formule, nebo někde jinde v podzemí (třeba stisknutím několika vzdálených pák najednou nebo v určitém pořadí).</text:p>
      <text:h text:style-name="Heading_20_4" text:outline-level="4">Levitační výtah</text:h>
      <text:p text:style-name="P55">Tento výtah nemá pohyblivou plošinu. Kdykoliv do něj vstoupí, začne pomalu klesat nebo stoupat.</text:p>
      <text:h text:style-name="Heading_20_4" text:outline-level="4">Portál</text:h>
      <text:p text:style-name="P57">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63">Po vyslovením kouzelné formule bude všude v podzemí světlo (obvykle dokud v něm někdo zůstane).</text:p>
      <text:h text:style-name="Heading_20_3" text:outline-level="3"><text:soft-page-break/>Artefakty</text:h>
      <text:p text:style-name="P174">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68">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68">/*</text:p>
      <text:p text:style-name="P168">Hodně dobrá myšlenka: Klášter udržuje okolní půdu úrodnou skrze rituály mnichů.</text:p>
      <text:p text:style-name="P168">-- po krajině by asi měly být rozmístěné nějaké symboly (kamenné sloupy, nebo tak něco), které toto působení přenáší.</text:p>
      <text:p text:style-name="P168">*/</text:p>
      <text:p text:style-name="P166"/>
      <text:p text:style-name="P168">Varianta pohánění krvavou magií – magické zbraně.</text:p>
      <text:p text:style-name="P168">Např: Oltář, který po provedení krvavého rituálu sešle nějaké mocné rituální kouzlo (ať už něco typu zemětřesení, nebo třeba spellup na celou armádu – např. Bloodlust).</text:p>
      <text:list xml:id="list1644700556" text:style-name="WW8Num4">
        <text:list-item>
          <text:p text:style-name="P208">blood magic by mohla být varianta, jak pohánět artefakty zbylé po démonech.</text:p>
        </text:list-item>
      </text:list>
      <text:p text:style-name="P167"><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205" text:outline-level="4">Aura <text:span text:style-name="T59">odvahy</text:span></text:h>
      <text:p text:style-name="P12"><text:span text:style-name="T60">Dosah:</text:span><text:span text:style-name="T2"> </text:span><text:span text:style-name="T3">krátký</text:span><text:span text:style-name="T4"> (</text:span><text:span text:style-name="T5">1</text:span><text:span text:style-name="T4">b)</text:span><text:span text:style-name="T61"><text:line-break/>Rozsah:</text:span><text:span text:style-name="T2"> </text:span><text:span text:style-name="T6">všechno v dosahu </text:span><text:span text:style-name="T7">(</text:span><text:span text:style-name="T8">6</text:span><text:span text:style-name="T7">b)</text:span></text:p>
      <text:p text:style-name="P8">Po dobu <text:span text:style-name="T62">soustředění</text:span> <text:span text:style-name="T116">kolem tebe bude neviditelná aura dodávající odvahu. Všichni uvnitř, s výjimkou těch, které určíš, jsou</text:span> <text:span text:style-name="T117">imunní proti jakékoliv formě </text:span><text:span text:style-name="T63">strachu</text:span><text:span text:style-name="T117"> i </text:span><text:span text:style-name="T63">děsu</text:span><text:span text:style-name="T117"> a dokáží dělat věci, k nimž by se jinak neodhodlali.</text:span></text:p>
      <text:p text:style-name="P8">/<text:span text:style-name="T58">* Tohle když bude mít nějaká postava, tak to bude přebíjet válečnickou neohroženost. Takže spíš asi nebrat. Možná nějakej artefakt by to mohl mít */</text:span></text:p>
      <text:h text:style-name="P206" text:outline-level="4">Aura strachu</text:h>
      <text:p text:style-name="P12"><text:span text:style-name="T121">Hod</text:span>: +<text:span text:style-name="T60">1 proti Duši (3b)<text:line-break/>Dosah:</text:span><text:span text:style-name="T2"> </text:span><text:span text:style-name="T3">krátký</text:span><text:span text:style-name="T4"> (</text:span><text:span text:style-name="T5">1</text:span><text:span text:style-name="T4">b)</text:span><text:span text:style-name="T61"><text:line-break/>Rozsah:</text:span><text:span text:style-name="T2"> </text:span><text:span text:style-name="T6">všechno v dosahu </text:span><text:span text:style-name="T7">(</text:span><text:span text:style-name="T8">6</text:span><text:span text:style-name="T7">b)<text:line-break/></text:span><text:span text:style-name="T122">Efekt: Vytvoření nevýhody (6b)</text:span></text:p>
      <text:p text:style-name="P9">Po dobu <text:span text:style-name="T62">soustředění</text:span> kolem tebe bude zlověstná aura <text:span text:style-name="T62">strachu</text:span>. Každý, kdo <text:span text:style-name="T118">se v ní nachází, nebo do ní později</text:span> vstoupí, <text:span text:style-name="T119">s výjimkou cílů, které z účinku vyloučíš,</text:span> se musí bránit Duší proti <text:span text:style-name="T62">vytvoření nevýhody</text:span> tvým hodem na seslání. <text:span text:style-name="T120">Kdo se jednou ubrání, znovu si už házet nemusí. Strach trvá i po opuštění dosahu kouzla. Ukončením tvého </text:span><text:span text:style-name="T64">soustředění</text:span><text:span text:style-name="T120"> strach pomine a spolu s ním i z něj plynoucí nevýhody.</text:span></text:p>
      <text:p text:style-name="P9">/<text:span text:style-name="T57">* Tohle v zásadě umí </text:span><text:span text:style-name="T65">koruna strachu</text:span><text:span text:style-name="T57"> */</text:span></text:p>
      <text:h text:style-name="P207" text:outline-level="4"><text:soft-page-break/>Aura <text:span text:style-name="T124">moci</text:span></text:h>
      <text:p text:style-name="P13"><text:span text:style-name="T125">H</text:span>od: +<text:span text:style-name="T126">5 na obranu (jen 9b, protože +2 je z plné obrany)<text:line-break/>Dosah:</text:span><text:span text:style-name="T2"> </text:span><text:span text:style-name="T9">krátký </text:span><text:span text:style-name="T10">(1b)</text:span><text:span text:style-name="T61"><text:line-break/>Rozsah:</text:span><text:span text:style-name="T2"> </text:span><text:span text:style-name="T6">všechno v dosahu </text:span><text:span text:style-name="T7">(</text:span><text:span text:style-name="T11">6</text:span><text:span text:style-name="T7">b)</text:span></text:p>
      <text:p text:style-name="P10"><text:span text:style-name="T123">Po dobu </text:span><text:span text:style-name="T66">soustředění</text:span><text:span text:style-name="T123">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127">* Možná nějaká královská regáli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19T14:01:19.111000000</dc:date>
    <meta:print-date>2113-01-01T00:00:00</meta:print-date>
    <meta:editing-cycles>22471</meta:editing-cycles>
    <meta:editing-duration>P66DT23H56M4S</meta:editing-duration>
    <meta:generator>LibreOffice/6.3.2.2$Windows_X86_64 LibreOffice_project/98b30e735bda24bc04ab42594c85f7fd8be07b9c</meta:generator>
    <dc:creator>York </dc:creator>
    <meta:document-statistic meta:table-count="0" meta:image-count="0" meta:object-count="0" meta:page-count="34" meta:paragraph-count="377" meta:word-count="4523" meta:character-count="27994" meta:non-whitespace-character-count="23819"/>
  </office:meta>
</office:document-meta>
</file>